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adornments="Bold Italic"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solid" draw:stroke-dash="Dashed_20__28_var_29__20_2" svg:stroke-width="0.04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4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4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4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solid" draw:stroke-dash="Dashed_20__28_var_29__20_2" svg:stroke-width="0.04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solid" draw:stroke-dash="Dashed_20__28_var_29__20_2" svg:stroke-width="0.04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svg:stroke-opacity="100%" draw:stroke-linejoin="round" draw:fill="gradient" draw:fill-color="#f7941d" draw:secondary-fill-color="#cfe7e5" draw:fill-gradient-name="Light_20_Grey_20_Linear_20_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46"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47"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48"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49"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50"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51"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52"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53"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54"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55"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56"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57"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58"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59"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60"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61"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62"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63"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64"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65"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66"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67"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68"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69"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70"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71"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72"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73"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74"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75"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76"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77"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78"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79"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80"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81"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82"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83"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84"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85"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86"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87"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88"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89"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90"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91"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92"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93"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94"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95"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96"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97" style:family="graphic" style:parent-style-name="standard" style:list-style-name="L2">
      <style:graphic-properties draw:stroke="solid" svg:stroke-width="0.04cm" svg:stroke-color="#ffffff" draw:marker-start="" draw:marker-start-width="0.2cm" draw:marker-start-center="false" draw:marker-end="" draw:marker-end-width="0.2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98" style:family="graphic" style:parent-style-name="standard" style:list-style-name="L2">
      <style:graphic-properties draw:stroke="solid" svg:stroke-width="0.04cm" svg:stroke-color="#000000" draw:marker-start="" draw:marker-start-width="0.23cm" draw:marker-start-center="false" draw:marker-end="" draw:marker-end-width="0.23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2">
      <style:graphic-properties draw:stroke="solid" svg:stroke-width="0.04cm" svg:stroke-color="#ffffff" draw:marker-start="" draw:marker-start-width="0.23cm" draw:marker-start-center="false" draw:marker-end="" draw:marker-end-width="0.23cm" draw:marker-end-center="false" draw:fill="none" draw:fill-color="#729fcf" draw:textarea-horizontal-align="justify" draw:textarea-vertical-align="middle" fo:padding-top="0.12cm" fo:padding-bottom="0.12cm" fo:padding-left="0.245cm" fo:padding-right="0.245cm" draw:shadow="hidden" draw:shadow-offset-x="0.2cm" draw:shadow-offset-y="0.2cm" draw:shadow-color="#808080"/>
    </style:style>
    <style:style style:name="gr100" style:family="graphic" style:parent-style-name="standard" style:list-style-name="L2">
      <style:graphic-properties draw:stroke="solid" svg:stroke-width="0.04cm" svg:stroke-color="#ff0000" draw:marker-start="" draw:marker-start-width="0.2cm" draw:marker-start-center="false" draw:marker-end="" draw:marker-end-width="0.2cm" draw:marker-end-center="false" draw:fill="solid" draw:fill-color="#ff0000" draw:textarea-horizontal-align="justify" draw:textarea-vertical-align="middle" fo:padding-top="0.12cm" fo:padding-bottom="0.12cm" fo:padding-left="0.245cm" fo:padding-right="0.245cm" draw:shadow="hidden" draw:shadow-offset-x="0.2cm" draw:shadow-offset-y="0.2cm" draw:shadow-color="#808080"/>
    </style:style>
    <style:style style:name="gr101" style:family="graphic" style:parent-style-name="standard" style:list-style-name="L2">
      <style:graphic-properties draw:stroke="solid" svg:stroke-width="0.04cm" svg:stroke-color="#ff0000" draw:marker-start="" draw:marker-start-width="0.2cm" draw:marker-start-center="false" draw:marker-end="" draw:marker-end-width="0.2cm" draw:marker-end-center="false" draw:fill="solid" draw:fill-color="#ff0000"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2" style:family="graphic" style:parent-style-name="standard" style:list-style-name="L2">
      <style:graphic-properties draw:stroke="solid" svg:stroke-width="0.04cm" svg:stroke-color="#0000ff" draw:marker-start="" draw:marker-start-width="0.2cm" draw:marker-start-center="false" draw:marker-end="" draw:marker-end-width="0.2cm" draw:marker-end-center="false" draw:fill="solid" draw:fill-color="#0000ff" draw:textarea-horizontal-align="justify" draw:textarea-vertical-align="middle" fo:padding-top="0.12cm" fo:padding-bottom="0.12cm" fo:padding-left="0.245cm" fo:padding-right="0.245cm" draw:shadow="hidden" draw:shadow-offset-x="0.2cm" draw:shadow-offset-y="0.2cm" draw:shadow-color="#808080"/>
    </style:style>
    <style:style style:name="gr103" style:family="graphic" style:parent-style-name="standard" style:list-style-name="L2">
      <style:graphic-properties draw:stroke="solid" svg:stroke-width="0.04cm" svg:stroke-color="#0000ff" draw:marker-start="" draw:marker-start-width="0.2cm" draw:marker-start-center="false" draw:marker-end="" draw:marker-end-width="0.2cm" draw:marker-end-center="false" draw:fill="solid" draw:fill-color="#0000f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4" style:family="graphic" style:parent-style-name="standard" style:list-style-name="L2">
      <style:graphic-properties draw:stroke="solid" svg:stroke-width="0.04cm" svg:stroke-color="#008000" draw:marker-start="" draw:marker-start-width="0.2cm" draw:marker-start-center="false" draw:marker-end="" draw:marker-end-width="0.2cm" draw:marker-end-center="false" draw:fill="solid" draw:fill-color="#008000" draw:textarea-horizontal-align="justify" draw:textarea-vertical-align="middle" fo:padding-top="0.12cm" fo:padding-bottom="0.12cm" fo:padding-left="0.245cm" fo:padding-right="0.245cm" draw:shadow="hidden" draw:shadow-offset-x="0.2cm" draw:shadow-offset-y="0.2cm" draw:shadow-color="#808080"/>
    </style:style>
    <style:style style:name="gr105" style:family="graphic" style:parent-style-name="standard" style:list-style-name="L2">
      <style:graphic-properties draw:stroke="solid" svg:stroke-width="0.04cm" svg:stroke-color="#008000" draw:marker-start="" draw:marker-start-width="0.2cm" draw:marker-start-center="false" draw:marker-end="" draw:marker-end-width="0.2cm" draw:marker-end-center="false" draw:fill="solid" draw:fill-color="#008000"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6" style:family="graphic" style:parent-style-name="standard" style:list-style-name="L2">
      <style:graphic-properties draw:stroke="solid" svg:stroke-width="0.04cm" svg:stroke-color="#808080" draw:marker-start="" draw:marker-start-width="0.2cm" draw:marker-start-center="false" draw:marker-end="" draw:marker-end-width="0.2cm" draw:marker-end-center="false" draw:fill="gradient" draw:fill-color="#cfe7f5" draw:fill-gradient-name="Light_20_Orange_20_Axial_20_H" draw:textarea-horizontal-align="justify" draw:textarea-vertical-align="middle" draw:auto-grow-height="false" fo:min-height="0cm" fo:min-width="0cm" fo:padding-top="0.12cm" fo:padding-bottom="0.12cm" fo:padding-left="0.245cm" fo:padding-right="0.245cm" draw:shadow="hidden" draw:shadow-offset-x="0.2cm" draw:shadow-offset-y="0.2cm" draw:shadow-color="#808080"/>
    </style:style>
    <style:style style:name="gr107" style:family="graphic" style:parent-style-name="standard" style:list-style-name="L1">
      <style:graphic-properties draw:stroke="none" svg:stroke-color="#000000" draw:fill="none" draw:fill-color="#ffffff" draw:textarea-horizontal-align="left" draw:auto-grow-height="true" draw:auto-grow-width="false" fo:min-height="0.357cm" fo:min-width="0.669cm"/>
    </style:style>
    <style:style style:name="gr108"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4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solid" draw:stroke-dash="Dashed_20__28_var_29__20_2" svg:stroke-width="0.04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solid" draw:stroke-dash="Dashed_20__28_var_29__20_2" svg:stroke-width="0.04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solid" draw:stroke-dash="Dashed_20__28_var_29__20_2" svg:stroke-width="0.04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solid" draw:stroke-dash="Dashed_20__28_var_29__20_2" svg:stroke-width="0.04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2">
      <style:graphic-properties draw:stroke="solid" draw:stroke-dash="Dashed_20__28_var_29__20_2" svg:stroke-width="0.04cm" svg:stroke-color="#999999"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2">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2">
      <style:graphic-properties draw:stroke="solid" draw:stroke-dash="Dashed_20__28_var_29__20_2" svg:stroke-width="0.04cm" svg:stroke-color="#ffffff" draw:marker-start="" draw:marker-start-width="0.2cm" draw:marker-start-center="false" draw:marker-end="" draw:marker-end-width="0.2cm" draw:marker-end-center="false" svg:stroke-opacity="100%" draw:stroke-linejoin="round"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2">
      <style:graphic-properties draw:stroke="solid" draw:stroke-dash="Dashed_20__28_var_29__20_2" svg:stroke-width="0.04cm" svg:stroke-color="#00000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2">
      <style:graphic-properties draw:stroke="solid" draw:stroke-dash="Dashed_20__28_var_29__20_2" svg:stroke-width="0.04cm" svg:stroke-color="#808080" draw:marker-start="" draw:marker-start-width="0.2cm" draw:marker-start-center="false" draw:marker-end="" draw:marker-end-width="0.2cm" draw:marker-end-center="false" svg:stroke-opacity="100%" draw:stroke-linejoin="round"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2cm" fo:padding-bottom="0.12cm" fo:padding-left="0.245cm" fo:padding-right="0.24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none" svg:stroke-color="#000000" draw:fill="none" draw:fill-color="#ffffff" draw:textarea-horizontal-align="left" draw:auto-grow-height="true" draw:auto-grow-width="false" fo:min-height="0.357cm" fo:min-width="0.74cm" fo:padding-top="0.125cm" fo:padding-bottom="0.125cm" fo:padding-left="0.25cm" fo:padding-right="0.25cm"/>
    </style:style>
    <style:style style:name="gr13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5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55"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standard" style:list-style-name="L2">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standard" style:list-style-name="L1">
      <style:graphic-properties draw:stroke="none" svg:stroke-color="#000000" draw:fill="none" draw:fill-color="#ffffff" draw:textarea-horizontal-align="left" draw:auto-grow-height="true" draw:auto-grow-width="false" fo:min-height="0.357cm" fo:min-width="0.749cm" fo:padding-top="0.125cm" fo:padding-bottom="0.125cm" fo:padding-left="0.25cm" fo:padding-right="0.25cm"/>
    </style:style>
    <style:style style:name="gr200"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2">
      <style:graphic-properties draw:stroke="solid" svg:stroke-width="0.04cm" svg:stroke-color="#999999"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2">
      <style:graphic-properties draw:stroke="solid" svg:stroke-width="0.04cm" svg:stroke-color="#999999"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8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2">
      <style:graphic-properties draw:stroke="solid" svg:stroke-width="0.04cm" svg:stroke-color="#999999"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2">
      <style:graphic-properties draw:stroke="solid" svg:stroke-width="0.04cm" svg:stroke-color="#999999"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2">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2">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2">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2">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graphic-properties draw:stroke="none" svg:stroke-color="#000000" draw:fill="none" draw:fill-color="#ffffff" draw:textarea-horizontal-align="left" draw:auto-grow-height="true" draw:auto-grow-width="false" fo:min-height="0.713cm" fo:min-width="0.781cm"/>
    </style:style>
    <style:style style:name="gr41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list-style-name="L2">
      <style:graphic-properties draw:stroke="solid" svg:stroke-width="0.04cm" svg:stroke-color="#999999"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9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2" style:family="graphic" style:parent-style-name="standard" style:list-style-name="L2">
      <style:graphic-properties draw:stroke="solid" svg:stroke-width="0.04cm" svg:stroke-color="#999999"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0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2">
      <style:graphic-properties draw:stroke="solid" svg:stroke-width="0.04cm" svg:stroke-color="#999999"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1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6"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2">
      <style:graphic-properties draw:stroke="solid" svg:stroke-width="0.04cm" svg:stroke-color="#999999"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1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8" style:family="graphic" style:parent-style-name="standard" style:list-style-name="L1">
      <style:graphic-properties draw:stroke="none" svg:stroke-color="#000000" draw:fill="none" draw:fill-color="#ffffff" draw:textarea-horizontal-align="left" draw:auto-grow-height="true" draw:auto-grow-width="false" fo:min-height="0.713cm" fo:min-width="0.577cm"/>
    </style:style>
    <style:style style:name="gr649"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237cm" fo:min-width="2.304cm" fo:padding-top="0.095cm" fo:padding-bottom="0.095cm" fo:padding-left="0.22cm" fo:padding-right="0.22cm" fo:wrap-option="no-wrap" draw:shadow="hidden" draw:shadow-offset-x="0.2cm" draw:shadow-offset-y="0.2cm" draw:shadow-color="#808080"/>
    </style:style>
    <style:style style:name="gr650" style:family="graphic" style:parent-style-name="objectwithoutfill">
      <style:graphic-properties draw:stroke="dash" draw:stroke-dash="Ultrafine_20_Dashed" svg:stroke-width="0.1cm" svg:stroke-color="#3465a4" draw:marker-start-width="0.35cm" draw:marker-end="" draw:marker-end-width="0.45cm" draw:fill="solid" draw:textarea-vertical-align="middle" fo:padding-top="0.175cm" fo:padding-bottom="0.175cm" fo:padding-left="0.3cm" fo:padding-right="0.3cm"/>
    </style:style>
    <style:style style:name="gr651" style:family="graphic" style:parent-style-name="standard" style:list-style-name="L1">
      <style:graphic-properties draw:stroke="none" svg:stroke-color="#000000" draw:fill="none" draw:fill-color="#ffffff" draw:textarea-horizontal-align="left" draw:auto-grow-height="true" draw:auto-grow-width="false" fo:min-height="0.357cm" fo:min-width="0.465cm" fo:padding-top="0.125cm" fo:padding-bottom="0.125cm" fo:padding-left="0.25cm" fo:padding-right="0.25cm"/>
    </style:style>
    <style:style style:name="gr652"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111cm" fo:min-width="1.295cm" fo:padding-top="0.095cm" fo:padding-bottom="0.095cm" fo:padding-left="0.22cm" fo:padding-right="0.22cm" fo:wrap-option="no-wrap" draw:shadow="hidden" draw:shadow-offset-x="0.2cm" draw:shadow-offset-y="0.2cm" draw:shadow-color="#808080"/>
    </style:style>
    <style:style style:name="gr653" style:family="graphic" style:parent-style-name="objectwithoutfill">
      <style:graphic-properties draw:stroke="solid" draw:stroke-dash="Ultrafine_20_Dashed" svg:stroke-width="0.2cm" svg:stroke-color="#1c1c1c" draw:marker-start-width="0.5cm" draw:marker-end="" draw:marker-end-width="0.6cm" draw:fill="solid" draw:textarea-vertical-align="middle" fo:padding-top="0.225cm" fo:padding-bottom="0.225cm" fo:padding-left="0.35cm" fo:padding-right="0.35cm"/>
    </style:style>
    <style:style style:name="P1" style:family="paragraph">
      <loext:graphic-properties draw:fill="solid" draw:fill-color="#dddddd" draw:secondary-fill-color="#cfe7e5" draw:fill-gradient-name="Gradient_20_12" draw:gradient-step-count="0" draw:fill-hatch-name="Hatching_20_2"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f7941d" draw:secondary-fill-color="#cfe7e5" draw:fill-gradient-name="Light_20_Grey_20_Linear_20_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008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008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loext:graphic-properties draw:fill="gradient" draw:fill-color="#cfe7f5" draw:fill-gradient-name="Light_20_Orange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 style:family="paragraph">
      <style:paragraph-properties fo:text-align="center"/>
      <style:text-properties style:font-name="Liberation Sans" fo:font-size="9pt" fo:font-weight="bold" style:letter-kerning="true" style:font-name-asian="Microsoft YaHei" style:font-size-asian="18pt" style:font-name-complex="Arial Unicode MS" style:font-size-complex="18pt"/>
    </style:style>
    <style:style style:name="P23" style:family="paragraph">
      <loext:graphic-properties draw:fill="none" draw:fill-color="#ffffff"/>
      <style:paragraph-properties fo:text-align="center"/>
      <style:text-properties style:font-name="Liberation Sans" fo:font-size="9pt" fo:font-weight="bold" style:letter-kerning="true" style:font-name-asian="Microsoft YaHei" style:font-size-asian="18pt" style:font-name-complex="Arial Unicode MS" style:font-size-complex="18pt"/>
    </style:style>
    <style:style style:name="P24" style:family="paragraph">
      <loext:graphic-properties draw:fill="gradient" draw:fill-color="#7f7f7f" draw:secondary-fill-color="#99ccff"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7f7f7f" draw:secondary-fill-color="#99ccff"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none" draw:fill-color="#7f7f7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7f7f7f" draw:secondary-fill-color="#99ccff"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7f7f7f" draw:secondary-fill-color="#99ccff" draw:fill-gradient-name="Greysca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7f7f7f" draw:secondary-fill-color="#99ccff"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9" style:family="paragraph">
      <style:paragraph-properties fo:text-align="center"/>
      <style:text-properties fo:font-size="9pt" fo:font-weight="bold" style:font-size-asian="18pt" style:font-size-complex="18pt"/>
    </style:style>
    <style:style style:name="P40" style:family="paragraph">
      <loext:graphic-properties draw:fill="none" draw:fill-color="#ffffff"/>
      <style:paragraph-properties fo:text-align="center"/>
      <style:text-properties fo:font-size="9pt" fo:font-weight="bold" style:font-size-asian="18pt" style:font-size-complex="18pt"/>
    </style:style>
    <style:style style:name="P41"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4" style:family="paragraph">
      <style:paragraph-properties fo:margin-left="0cm" fo:margin-right="0cm" fo:margin-top="0cm" fo:margin-bottom="0cm" fo:line-height="100%" fo:text-align="center" fo:text-indent="0cm"/>
    </style:style>
    <style:style style:name="P45"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46" style:family="paragraph">
      <loext:graphic-properties draw:fill="solid"/>
      <style:paragraph-properties fo:text-align="center"/>
    </style:style>
    <style:style style:name="T1"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g>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1" draw:text-style-name="P1" draw:layer="layout" svg:width="0.418cm" svg:height="0.266cm" svg:x="12.081cm" svg:y="14.467cm" svg:viewBox="0 0 419 267" svg:d="M0 267c104 0 419-71 419-142 0-72-152-125-228-125 0 53-191 196-191 267z">
              <text:p/>
            </draw:path>
            <draw:g>
              <draw:polygon draw:style-name="gr2" draw:text-style-name="P2" draw:layer="layout" svg:width="1.142cm" svg:height="1.245cm" svg:x="10.939cm" svg:y="13.488cm" svg:viewBox="0 0 1143 1246" draw:points="0,712 0,0 1143,534 1143,1246">
                <text:p/>
              </draw:polygon>
              <draw:line draw:style-name="gr3" draw:text-style-name="P3" draw:layer="layout" svg:x1="10.939cm" svg:y1="14.022cm" svg:x2="12.082cm" svg:y2="14.556cm">
                <text:p/>
              </draw:line>
              <draw:line draw:style-name="gr4" draw:text-style-name="P3" draw:layer="layout" svg:x1="10.939cm" svg:y1="13.845cm" svg:x2="12.082cm" svg:y2="14.379cm">
                <text:p/>
              </draw:line>
              <draw:line draw:style-name="gr5" draw:text-style-name="P3" draw:layer="layout" svg:x1="10.939cm" svg:y1="13.667cm" svg:x2="12.082cm" svg:y2="14.201cm">
                <text:p/>
              </draw:line>
              <draw:line draw:style-name="gr6" draw:text-style-name="P3" draw:layer="layout" svg:x1="11.32cm" svg:y1="14.022cm" svg:x2="11.32cm" svg:y2="14.2cm">
                <text:p/>
              </draw:line>
              <draw:line draw:style-name="gr7" draw:text-style-name="P3" draw:layer="layout" svg:x1="11.7cm" svg:y1="13.845cm" svg:x2="11.7cm" svg:y2="14.023cm">
                <text:p/>
              </draw:line>
              <draw:line draw:style-name="gr8" draw:text-style-name="P3" draw:layer="layout" svg:x1="11.891cm" svg:y1="14.467cm" svg:x2="11.891cm" svg:y2="14.645cm">
                <text:p/>
              </draw:line>
              <draw:line draw:style-name="gr9" draw:text-style-name="P3" draw:layer="layout" svg:x1="11.51cm" svg:y1="14.289cm" svg:x2="11.51cm" svg:y2="14.467cm">
                <text:p/>
              </draw:line>
              <draw:line draw:style-name="gr10" draw:text-style-name="P3" draw:layer="layout" svg:x1="11.13cm" svg:y1="14.112cm" svg:x2="11.13cm" svg:y2="14.29cm">
                <text:p/>
              </draw:line>
              <draw:line draw:style-name="gr11" draw:text-style-name="P3" draw:layer="layout" svg:x1="11.32cm" svg:y1="13.667cm" svg:x2="11.32cm" svg:y2="13.845cm">
                <text:p/>
              </draw:line>
              <draw:line draw:style-name="gr12" draw:text-style-name="P3" draw:layer="layout" svg:x1="11.51cm" svg:y1="13.933cm" svg:x2="11.51cm" svg:y2="14.111cm">
                <text:p/>
              </draw:line>
              <draw:line draw:style-name="gr13" draw:text-style-name="P3" draw:layer="layout" svg:x1="11.7cm" svg:y1="14.2cm" svg:x2="11.7cm" svg:y2="14.378cm">
                <text:p/>
              </draw:line>
              <draw:line draw:style-name="gr14" draw:text-style-name="P3" draw:layer="layout" svg:x1="11.891cm" svg:y1="14.112cm" svg:x2="11.891cm" svg:y2="14.29cm">
                <text:p/>
              </draw:line>
              <draw:line draw:style-name="gr15" draw:text-style-name="P3" draw:layer="layout" svg:x1="11.13cm" svg:y1="13.755cm" svg:x2="11.13cm" svg:y2="13.933cm">
                <text:p/>
              </draw:line>
              <draw:polygon draw:style-name="gr16" draw:text-style-name="P4" draw:layer="layout" svg:width="0.19cm" svg:height="0.8cm" svg:x="12.081cm" svg:y="13.933cm" svg:viewBox="0 0 191 801" draw:points="0,801 0,89 191,0 191,712">
                <text:p/>
              </draw:polygon>
              <draw:polygon draw:style-name="gr17" draw:text-style-name="P5" draw:layer="layout" svg:width="1.332cm" svg:height="0.622cm" svg:x="10.939cm" svg:y="13.4cm" svg:viewBox="0 0 1333 623" draw:points="1143,623 0,89 191,0 1333,534">
                <text:p/>
              </draw:polygon>
              <draw:line draw:style-name="gr18" draw:text-style-name="P3" draw:layer="layout" svg:x1="11.7cm" svg:y1="13.844cm" svg:x2="11.891cm" svg:y2="13.755cm">
                <text:p/>
              </draw:line>
              <draw:line draw:style-name="gr19" draw:text-style-name="P3" draw:layer="layout" svg:x1="12.081cm" svg:y1="14.201cm" svg:x2="12.272cm" svg:y2="14.112cm">
                <text:p/>
              </draw:line>
              <draw:line draw:style-name="gr20" draw:text-style-name="P3" draw:layer="layout" svg:x1="12.081cm" svg:y1="14.378cm" svg:x2="12.272cm" svg:y2="14.289cm">
                <text:p/>
              </draw:line>
              <draw:line draw:style-name="gr21" draw:text-style-name="P3" draw:layer="layout" svg:x1="12.081cm" svg:y1="14.556cm" svg:x2="12.272cm" svg:y2="14.467cm">
                <text:p/>
              </draw:line>
              <draw:line draw:style-name="gr22" draw:text-style-name="P3" draw:layer="layout" svg:x1="11.32cm" svg:y1="13.667cm" svg:x2="11.511cm" svg:y2="13.578cm">
                <text:p/>
              </draw:line>
              <draw:polygon draw:style-name="gr23" draw:text-style-name="P6" draw:layer="layout" svg:width="1.332cm" svg:height="1.334cm" svg:x="10.939cm" svg:y="13.4cm" svg:viewBox="0 0 1333 1335" draw:points="191,0 1333,534 1333,1246 1143,1335 0,801 0,89">
                <text:p/>
              </draw:polygon>
            </draw:g>
          </draw:g>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4" draw:text-style-name="P1" draw:layer="layout" svg:width="0.946cm" svg:height="0.612cm" svg:x="19.653cm" svg:y="14.129cm" svg:viewBox="0 0 947 613" svg:d="M1 613c78 0 946-381 946-497s-122-116-201-116c0 50-774 249-745 613z">
                  <text:p/>
                </draw:path>
                <draw:g>
                  <draw:polygon draw:style-name="gr25" draw:text-style-name="P7" draw:layer="layout" svg:width="1.003cm" svg:height="0.91cm" svg:x="18.593cm" svg:y="13.797cm" svg:viewBox="0 0 1004 911" draw:points="0,332 0,0 1004,580 1004,911">
                    <text:p/>
                  </draw:polygon>
                  <draw:polygon draw:style-name="gr26" draw:text-style-name="P8" draw:layer="layout" svg:width="0.859cm" svg:height="0.828cm" svg:x="19.596cm" svg:y="13.88cm" svg:viewBox="0 0 860 829" draw:points="0,829 0,497 860,0 860,332">
                    <text:p/>
                  </draw:polygon>
                  <draw:polygon draw:style-name="gr27" draw:text-style-name="P9" draw:layer="layout" svg:width="1.863cm" svg:height="1.076cm" svg:x="18.593cm" svg:y="13.3cm" svg:viewBox="0 0 1864 1077" draw:points="1004,1077 0,497 860,0 1864,580">
                    <text:p/>
                  </draw:polygon>
                  <draw:line draw:style-name="gr28" draw:text-style-name="P3" draw:layer="layout" svg:x1="18.937cm" svg:y1="14.062cm" svg:x2="18.937cm" svg:y2="14.261cm">
                    <text:p/>
                  </draw:line>
                  <draw:line draw:style-name="gr29" draw:text-style-name="P3" draw:layer="layout" svg:x1="19.568cm" svg:y1="14.487cm" svg:x2="19.109cm" svg:y2="14.222cm">
                    <text:p/>
                  </draw:line>
                  <draw:line draw:style-name="gr30" draw:text-style-name="P3" draw:layer="layout" svg:x1="19.106cm" svg:y1="14.162cm" svg:x2="19.106cm" svg:y2="14.228cm">
                    <text:p/>
                  </draw:line>
                  <draw:line draw:style-name="gr31" draw:text-style-name="P3" draw:layer="layout" svg:x1="19.565cm" svg:y1="14.427cm" svg:x2="19.565cm" svg:y2="14.493cm">
                    <text:p/>
                  </draw:line>
                  <draw:line draw:style-name="gr32" draw:text-style-name="P3" draw:layer="layout" svg:x1="19.565cm" svg:y1="14.427cm" svg:x2="19.106cm" svg:y2="14.162cm">
                    <text:p/>
                  </draw:line>
                  <draw:polygon draw:style-name="gr33" draw:text-style-name="P10" draw:layer="layout" svg:width="0.056cm" svg:height="0.098cm" svg:x="18.994cm" svg:y="14.096cm" svg:viewBox="0 0 57 99" draw:points="0,66 0,0 57,33 57,99">
                    <text:p/>
                  </draw:polygon>
                  <draw:line draw:style-name="gr34" draw:text-style-name="P3" draw:layer="layout" svg:x1="18.879cm" svg:y1="14.029cm" svg:x2="18.879cm" svg:y2="14.228cm">
                    <text:p/>
                  </draw:line>
                  <draw:line draw:style-name="gr35" draw:text-style-name="P3" draw:layer="layout" svg:x1="18.822cm" svg:y1="13.996cm" svg:x2="18.822cm" svg:y2="14.195cm">
                    <text:p/>
                  </draw:line>
                  <draw:line draw:style-name="gr36" draw:text-style-name="P3" draw:layer="layout" svg:x1="18.765cm" svg:y1="13.963cm" svg:x2="18.765cm" svg:y2="14.162cm">
                    <text:p/>
                  </draw:line>
                  <draw:line draw:style-name="gr37" draw:text-style-name="P3" draw:layer="layout" svg:x1="18.707cm" svg:y1="13.93cm" svg:x2="18.707cm" svg:y2="14.129cm">
                    <text:p/>
                  </draw:line>
                  <draw:line draw:style-name="gr38" draw:text-style-name="P3" draw:layer="layout" svg:x1="18.65cm" svg:y1="13.897cm" svg:x2="18.65cm" svg:y2="14.096cm">
                    <text:p/>
                  </draw:line>
                  <draw:polygon draw:style-name="gr39" draw:text-style-name="P7" draw:layer="layout" svg:width="0.056cm" svg:height="0.364cm" svg:x="18.535cm" svg:y="13.764cm" svg:viewBox="0 0 57 365" draw:points="0,332 0,0 57,33 57,365">
                    <text:p/>
                  </draw:polygon>
                  <draw:polygon draw:style-name="gr40" draw:text-style-name="P7" draw:layer="layout" svg:width="0.056cm" svg:height="0.364cm" svg:x="19.596cm" svg:y="14.377cm" svg:viewBox="0 0 57 365" draw:points="0,332 0,0 57,33 57,365">
                    <text:p/>
                  </draw:polygon>
                  <draw:polygon draw:style-name="gr41" draw:text-style-name="P6" draw:layer="layout" svg:width="1.92cm" svg:height="1.441cm" svg:x="18.535cm" svg:y="13.3cm" svg:viewBox="0 0 1921 1442" draw:points="0,796 0,464 57,497 917,0 1921,580 1921,911 1118,1376 1118,1442">
                    <text:p/>
                  </draw:polygon>
                </draw:g>
              </draw:g>
              <draw:g>
                <draw:polygon draw:style-name="gr42" draw:text-style-name="P11" draw:layer="layout" svg:width="0.246cm" svg:height="0.427cm" svg:x="20.123cm" svg:y="14.172cm" svg:viewBox="0 0 247 428" draw:points="0,285 0,0 247,143 247,428">
                  <text:p/>
                </draw:polygon>
                <draw:polygon draw:style-name="gr43" draw:text-style-name="P12" draw:layer="layout" svg:width="0.246cm" svg:height="0.427cm" svg:x="19.876cm" svg:y="14.172cm" svg:viewBox="0 0 247 428" draw:points="0,428 0,143 247,0 247,285">
                  <text:p/>
                </draw:polygon>
                <draw:polygon draw:style-name="gr44" draw:text-style-name="P13" draw:layer="layout" svg:width="0.492cm" svg:height="0.284cm" svg:x="19.876cm" svg:y="14.457cm" svg:viewBox="0 0 493 285" draw:points="247,285 0,143 247,0 493,143">
                  <text:p/>
                </draw:polygon>
                <draw:line draw:style-name="gr45" draw:text-style-name="P14" draw:layer="layout" svg:x1="19.901cm" svg:y1="14.585cm" svg:x2="20.148cm" svg:y2="14.728cm">
                  <text:p/>
                </draw:line>
                <draw:line draw:style-name="gr46" draw:text-style-name="P14" draw:layer="layout" svg:x1="19.925cm" svg:y1="14.571cm" svg:x2="20.172cm" svg:y2="14.714cm">
                  <text:p/>
                </draw:line>
                <draw:line draw:style-name="gr47" draw:text-style-name="P14" draw:layer="layout" svg:x1="19.95cm" svg:y1="14.557cm" svg:x2="20.197cm" svg:y2="14.7cm">
                  <text:p/>
                </draw:line>
                <draw:line draw:style-name="gr48" draw:text-style-name="P14" draw:layer="layout" svg:x1="19.975cm" svg:y1="14.543cm" svg:x2="20.222cm" svg:y2="14.686cm">
                  <text:p/>
                </draw:line>
                <draw:line draw:style-name="gr49" draw:text-style-name="P14" draw:layer="layout" svg:x1="19.999cm" svg:y1="14.528cm" svg:x2="20.246cm" svg:y2="14.671cm">
                  <text:p/>
                </draw:line>
                <draw:line draw:style-name="gr50" draw:text-style-name="P14" draw:layer="layout" svg:x1="20.024cm" svg:y1="14.514cm" svg:x2="20.271cm" svg:y2="14.657cm">
                  <text:p/>
                </draw:line>
                <draw:line draw:style-name="gr51" draw:text-style-name="P14" draw:layer="layout" svg:x1="20.049cm" svg:y1="14.5cm" svg:x2="20.296cm" svg:y2="14.643cm">
                  <text:p/>
                </draw:line>
                <draw:line draw:style-name="gr52" draw:text-style-name="P14" draw:layer="layout" svg:x1="20.074cm" svg:y1="14.485cm" svg:x2="20.321cm" svg:y2="14.628cm">
                  <text:p/>
                </draw:line>
                <draw:line draw:style-name="gr53" draw:text-style-name="P14" draw:layer="layout" svg:x1="20.098cm" svg:y1="14.471cm" svg:x2="20.345cm" svg:y2="14.614cm">
                  <text:p/>
                </draw:line>
                <draw:line draw:style-name="gr54" draw:text-style-name="P14" draw:layer="layout" svg:x1="20.123cm" svg:y1="14.4cm" svg:x2="20.37cm" svg:y2="14.543cm">
                  <text:p/>
                </draw:line>
                <draw:line draw:style-name="gr55" draw:text-style-name="P14" draw:layer="layout" svg:x1="20.123cm" svg:y1="14.371cm" svg:x2="20.37cm" svg:y2="14.514cm">
                  <text:p/>
                </draw:line>
                <draw:line draw:style-name="gr56" draw:text-style-name="P14" draw:layer="layout" svg:x1="20.123cm" svg:y1="14.343cm" svg:x2="20.37cm" svg:y2="14.486cm">
                  <text:p/>
                </draw:line>
                <draw:line draw:style-name="gr57" draw:text-style-name="P14" draw:layer="layout" svg:x1="20.123cm" svg:y1="14.314cm" svg:x2="20.37cm" svg:y2="14.457cm">
                  <text:p/>
                </draw:line>
                <draw:line draw:style-name="gr58" draw:text-style-name="P14" draw:layer="layout" svg:x1="20.123cm" svg:y1="14.286cm" svg:x2="20.37cm" svg:y2="14.429cm">
                  <text:p/>
                </draw:line>
                <draw:line draw:style-name="gr59" draw:text-style-name="P14" draw:layer="layout" svg:x1="20.123cm" svg:y1="14.257cm" svg:x2="20.37cm" svg:y2="14.4cm">
                  <text:p/>
                </draw:line>
                <draw:line draw:style-name="gr60" draw:text-style-name="P14" draw:layer="layout" svg:x1="20.123cm" svg:y1="14.229cm" svg:x2="20.37cm" svg:y2="14.372cm">
                  <text:p/>
                </draw:line>
                <draw:line draw:style-name="gr61" draw:text-style-name="P14" draw:layer="layout" svg:x1="20.123cm" svg:y1="14.2cm" svg:x2="20.37cm" svg:y2="14.343cm">
                  <text:p/>
                </draw:line>
                <draw:line draw:style-name="gr62" draw:text-style-name="P14" draw:layer="layout" svg:x1="20.098cm" svg:y1="14.728cm" svg:x2="20.345cm" svg:y2="14.585cm">
                  <text:p/>
                </draw:line>
                <draw:line draw:style-name="gr63" draw:text-style-name="P14" draw:layer="layout" svg:x1="20.074cm" svg:y1="14.714cm" svg:x2="20.321cm" svg:y2="14.571cm">
                  <text:p/>
                </draw:line>
                <draw:line draw:style-name="gr64" draw:text-style-name="P14" draw:layer="layout" svg:x1="20.049cm" svg:y1="14.7cm" svg:x2="20.296cm" svg:y2="14.557cm">
                  <text:p/>
                </draw:line>
                <draw:line draw:style-name="gr65" draw:text-style-name="P14" draw:layer="layout" svg:x1="20.024cm" svg:y1="14.686cm" svg:x2="20.271cm" svg:y2="14.543cm">
                  <text:p/>
                </draw:line>
                <draw:line draw:style-name="gr66" draw:text-style-name="P14" draw:layer="layout" svg:x1="19.999cm" svg:y1="14.671cm" svg:x2="20.246cm" svg:y2="14.528cm">
                  <text:p/>
                </draw:line>
                <draw:line draw:style-name="gr67" draw:text-style-name="P14" draw:layer="layout" svg:x1="19.975cm" svg:y1="14.657cm" svg:x2="20.222cm" svg:y2="14.514cm">
                  <text:p/>
                </draw:line>
                <draw:line draw:style-name="gr68" draw:text-style-name="P14" draw:layer="layout" svg:x1="19.95cm" svg:y1="14.643cm" svg:x2="20.197cm" svg:y2="14.5cm">
                  <text:p/>
                </draw:line>
                <draw:line draw:style-name="gr69" draw:text-style-name="P14" draw:layer="layout" svg:x1="19.925cm" svg:y1="14.628cm" svg:x2="20.172cm" svg:y2="14.485cm">
                  <text:p/>
                </draw:line>
                <draw:line draw:style-name="gr70" draw:text-style-name="P14" draw:layer="layout" svg:x1="19.901cm" svg:y1="14.614cm" svg:x2="20.148cm" svg:y2="14.471cm">
                  <text:p/>
                </draw:line>
                <draw:line draw:style-name="gr71" draw:text-style-name="P14" draw:layer="layout" svg:x1="19.876cm" svg:y1="14.571cm" svg:x2="20.123cm" svg:y2="14.428cm">
                  <text:p/>
                </draw:line>
                <draw:line draw:style-name="gr72" draw:text-style-name="P14" draw:layer="layout" svg:x1="19.876cm" svg:y1="14.543cm" svg:x2="20.123cm" svg:y2="14.4cm">
                  <text:p/>
                </draw:line>
                <draw:line draw:style-name="gr73" draw:text-style-name="P14" draw:layer="layout" svg:x1="19.876cm" svg:y1="14.514cm" svg:x2="20.123cm" svg:y2="14.371cm">
                  <text:p/>
                </draw:line>
                <draw:line draw:style-name="gr74" draw:text-style-name="P14" draw:layer="layout" svg:x1="19.876cm" svg:y1="14.486cm" svg:x2="20.123cm" svg:y2="14.343cm">
                  <text:p/>
                </draw:line>
                <draw:line draw:style-name="gr75" draw:text-style-name="P14" draw:layer="layout" svg:x1="19.876cm" svg:y1="14.457cm" svg:x2="20.123cm" svg:y2="14.314cm">
                  <text:p/>
                </draw:line>
                <draw:line draw:style-name="gr76" draw:text-style-name="P14" draw:layer="layout" svg:x1="19.876cm" svg:y1="14.429cm" svg:x2="20.123cm" svg:y2="14.286cm">
                  <text:p/>
                </draw:line>
                <draw:line draw:style-name="gr77" draw:text-style-name="P14" draw:layer="layout" svg:x1="19.876cm" svg:y1="14.4cm" svg:x2="20.123cm" svg:y2="14.257cm">
                  <text:p/>
                </draw:line>
                <draw:line draw:style-name="gr78" draw:text-style-name="P14" draw:layer="layout" svg:x1="19.876cm" svg:y1="14.372cm" svg:x2="20.123cm" svg:y2="14.229cm">
                  <text:p/>
                </draw:line>
                <draw:line draw:style-name="gr79" draw:text-style-name="P14" draw:layer="layout" svg:x1="19.876cm" svg:y1="14.343cm" svg:x2="20.123cm" svg:y2="14.2cm">
                  <text:p/>
                </draw:line>
                <draw:line draw:style-name="gr80" draw:text-style-name="P14" draw:layer="layout" svg:x1="19.901cm" svg:y1="14.585cm" svg:x2="19.901cm" svg:y2="14.3cm">
                  <text:p/>
                </draw:line>
                <draw:line draw:style-name="gr81" draw:text-style-name="P14" draw:layer="layout" svg:x1="19.925cm" svg:y1="14.571cm" svg:x2="19.925cm" svg:y2="14.286cm">
                  <text:p/>
                </draw:line>
                <draw:line draw:style-name="gr82" draw:text-style-name="P14" draw:layer="layout" svg:x1="19.95cm" svg:y1="14.557cm" svg:x2="19.95cm" svg:y2="14.272cm">
                  <text:p/>
                </draw:line>
                <draw:line draw:style-name="gr83" draw:text-style-name="P14" draw:layer="layout" svg:x1="19.975cm" svg:y1="14.542cm" svg:x2="19.975cm" svg:y2="14.257cm">
                  <text:p/>
                </draw:line>
                <draw:line draw:style-name="gr84" draw:text-style-name="P14" draw:layer="layout" svg:x1="19.999cm" svg:y1="14.528cm" svg:x2="19.999cm" svg:y2="14.243cm">
                  <text:p/>
                </draw:line>
                <draw:line draw:style-name="gr85" draw:text-style-name="P14" draw:layer="layout" svg:x1="20.024cm" svg:y1="14.514cm" svg:x2="20.024cm" svg:y2="14.229cm">
                  <text:p/>
                </draw:line>
                <draw:line draw:style-name="gr86" draw:text-style-name="P14" draw:layer="layout" svg:x1="20.049cm" svg:y1="14.499cm" svg:x2="20.049cm" svg:y2="14.214cm">
                  <text:p/>
                </draw:line>
                <draw:line draw:style-name="gr87" draw:text-style-name="P14" draw:layer="layout" svg:x1="20.074cm" svg:y1="14.485cm" svg:x2="20.074cm" svg:y2="14.2cm">
                  <text:p/>
                </draw:line>
                <draw:line draw:style-name="gr88" draw:text-style-name="P14" draw:layer="layout" svg:x1="20.098cm" svg:y1="14.471cm" svg:x2="20.098cm" svg:y2="14.186cm">
                  <text:p/>
                </draw:line>
                <draw:line draw:style-name="gr89" draw:text-style-name="P14" draw:layer="layout" svg:x1="20.147cm" svg:y1="14.471cm" svg:x2="20.147cm" svg:y2="14.186cm">
                  <text:p/>
                </draw:line>
                <draw:line draw:style-name="gr90" draw:text-style-name="P14" draw:layer="layout" svg:x1="20.172cm" svg:y1="14.485cm" svg:x2="20.172cm" svg:y2="14.2cm">
                  <text:p/>
                </draw:line>
                <draw:line draw:style-name="gr91" draw:text-style-name="P14" draw:layer="layout" svg:x1="20.197cm" svg:y1="14.499cm" svg:x2="20.197cm" svg:y2="14.214cm">
                  <text:p/>
                </draw:line>
                <draw:line draw:style-name="gr92" draw:text-style-name="P14" draw:layer="layout" svg:x1="20.221cm" svg:y1="14.514cm" svg:x2="20.221cm" svg:y2="14.229cm">
                  <text:p/>
                </draw:line>
                <draw:line draw:style-name="gr93" draw:text-style-name="P14" draw:layer="layout" svg:x1="20.246cm" svg:y1="14.528cm" svg:x2="20.246cm" svg:y2="14.243cm">
                  <text:p/>
                </draw:line>
                <draw:line draw:style-name="gr94" draw:text-style-name="P14" draw:layer="layout" svg:x1="20.271cm" svg:y1="14.542cm" svg:x2="20.271cm" svg:y2="14.257cm">
                  <text:p/>
                </draw:line>
                <draw:line draw:style-name="gr95" draw:text-style-name="P14" draw:layer="layout" svg:x1="20.296cm" svg:y1="14.557cm" svg:x2="20.296cm" svg:y2="14.272cm">
                  <text:p/>
                </draw:line>
                <draw:line draw:style-name="gr96" draw:text-style-name="P14" draw:layer="layout" svg:x1="20.32cm" svg:y1="14.571cm" svg:x2="20.32cm" svg:y2="14.286cm">
                  <text:p/>
                </draw:line>
                <draw:line draw:style-name="gr97" draw:text-style-name="P14" draw:layer="layout" svg:x1="20.345cm" svg:y1="14.585cm" svg:x2="20.345cm" svg:y2="14.3cm">
                  <text:p/>
                </draw:line>
                <draw:polygon draw:style-name="gr98" draw:text-style-name="P6" draw:layer="layout" svg:width="0.492cm" svg:height="0.569cm" svg:x="19.876cm" svg:y="14.172cm" svg:viewBox="0 0 493 570" draw:points="0,428 0,143 247,0 493,143 493,428 247,570">
                  <text:p/>
                </draw:polygon>
                <draw:line draw:style-name="gr99" draw:text-style-name="P14" draw:layer="layout" svg:x1="20.123cm" svg:y1="14.428cm" svg:x2="20.37cm" svg:y2="14.571cm">
                  <text:p/>
                </draw:line>
                <draw:g>
                  <draw:line draw:style-name="gr100" draw:text-style-name="P15" draw:layer="layout" svg:x1="20.123cm" svg:y1="14.457cm" svg:x2="20.419cm" svg:y2="14.628cm">
                    <text:p/>
                  </draw:line>
                  <draw:polygon draw:style-name="gr101" draw:text-style-name="P16" draw:layer="layout" svg:width="0.048cm" svg:height="0.042cm" svg:x="20.37cm" svg:y="14.585cm" svg:viewBox="0 0 49 43" draw:points="0,43 25,28 25,0 49,43">
                    <text:p/>
                  </draw:polygon>
                </draw:g>
                <draw:g>
                  <draw:line draw:style-name="gr102" draw:text-style-name="P17" draw:layer="layout" svg:x1="20.123cm" svg:y1="14.115cm" svg:x2="20.123cm" svg:y2="14.457cm">
                    <text:p/>
                  </draw:line>
                  <draw:polygon draw:style-name="gr103" draw:text-style-name="P18" draw:layer="layout" svg:width="0.048cm" svg:height="0.042cm" svg:x="20.098cm" svg:y="14.115cm" svg:viewBox="0 0 49 43" draw:points="25,28 0,43 25,0 49,43">
                    <text:p/>
                  </draw:polygon>
                </draw:g>
                <draw:g>
                  <draw:line draw:style-name="gr104" draw:text-style-name="P19" draw:layer="layout" svg:x1="20.123cm" svg:y1="14.457cm" svg:x2="19.827cm" svg:y2="14.628cm">
                    <text:p/>
                  </draw:line>
                  <draw:polygon draw:style-name="gr105" draw:text-style-name="P20" draw:layer="layout" svg:width="0.048cm" svg:height="0.042cm" svg:x="19.827cm" svg:y="14.585cm" svg:viewBox="0 0 49 43" draw:points="0,43 25,0 25,28 49,43">
                    <text:p/>
                  </draw:polygon>
                </draw:g>
                <draw:custom-shape draw:style-name="gr106" draw:text-style-name="P21" draw:layer="layout" svg:width="0.247cm" svg:height="0.342cm" svg:x="19.999cm" svg:y="14.3cm">
                  <text:p/>
                  <draw:enhanced-geometry svg:viewBox="0 0 88 21600" draw:glue-points="44 ?f6 44 0 0 10800 44 21600 88 10800" draw:text-areas="0 ?f6 88 ?f3" draw:mirror-horizontal="false" draw:mirror-vertical="false" draw:type="can" draw:modifiers="8150.603915035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107" draw:text-style-name="P23" draw:layer="layout" svg:width="2.043cm" svg:height="0.607cm" svg:x="18.546cm" svg:y="14.9cm">
              <draw:text-box>
                <text:p text:style-name="P22">Scheduler</text:p>
              </draw:text-box>
            </draw:frame>
          </draw:g>
          <draw:g xml:id="id3" draw:id="id3">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08" draw:text-style-name="P1" draw:layer="layout" svg:width="0.946cm" svg:height="0.612cm" svg:x="14.203cm" svg:y="12.829cm" svg:viewBox="0 0 947 613" svg:d="M1 613c78 0 946-381 946-497s-122-116-201-116c0 50-774 249-745 613z">
                  <text:p/>
                </draw:path>
                <draw:g>
                  <draw:polygon draw:style-name="gr109" draw:text-style-name="P7" draw:layer="layout" svg:width="1.003cm" svg:height="0.91cm" svg:x="13.142cm" svg:y="12.497cm" svg:viewBox="0 0 1004 911" draw:points="0,332 0,0 1004,580 1004,911">
                    <text:p/>
                  </draw:polygon>
                  <draw:polygon draw:style-name="gr110" draw:text-style-name="P8" draw:layer="layout" svg:width="0.859cm" svg:height="0.828cm" svg:x="14.146cm" svg:y="12.58cm" svg:viewBox="0 0 860 829" draw:points="0,829 0,497 860,0 860,332">
                    <text:p/>
                  </draw:polygon>
                  <draw:polygon draw:style-name="gr111" draw:text-style-name="P9" draw:layer="layout" svg:width="1.863cm" svg:height="1.076cm" svg:x="13.142cm" svg:y="12cm" svg:viewBox="0 0 1864 1077" draw:points="1004,1077 0,497 860,0 1864,580">
                    <text:p/>
                  </draw:polygon>
                  <draw:line draw:style-name="gr112" draw:text-style-name="P3" draw:layer="layout" svg:x1="13.487cm" svg:y1="12.762cm" svg:x2="13.487cm" svg:y2="12.961cm">
                    <text:p/>
                  </draw:line>
                  <draw:line draw:style-name="gr113" draw:text-style-name="P3" draw:layer="layout" svg:x1="14.118cm" svg:y1="13.186cm" svg:x2="13.659cm" svg:y2="12.921cm">
                    <text:p/>
                  </draw:line>
                  <draw:line draw:style-name="gr114" draw:text-style-name="P3" draw:layer="layout" svg:x1="13.656cm" svg:y1="12.862cm" svg:x2="13.656cm" svg:y2="12.928cm">
                    <text:p/>
                  </draw:line>
                  <draw:line draw:style-name="gr115" draw:text-style-name="P3" draw:layer="layout" svg:x1="14.115cm" svg:y1="13.127cm" svg:x2="14.115cm" svg:y2="13.193cm">
                    <text:p/>
                  </draw:line>
                  <draw:line draw:style-name="gr116" draw:text-style-name="P3" draw:layer="layout" svg:x1="14.115cm" svg:y1="13.127cm" svg:x2="13.656cm" svg:y2="12.862cm">
                    <text:p/>
                  </draw:line>
                  <draw:polygon draw:style-name="gr117" draw:text-style-name="P10" draw:layer="layout" svg:width="0.056cm" svg:height="0.098cm" svg:x="13.544cm" svg:y="12.795cm" svg:viewBox="0 0 57 99" draw:points="0,66 0,0 57,33 57,99">
                    <text:p/>
                  </draw:polygon>
                  <draw:line draw:style-name="gr118" draw:text-style-name="P3" draw:layer="layout" svg:x1="13.429cm" svg:y1="12.729cm" svg:x2="13.429cm" svg:y2="12.928cm">
                    <text:p/>
                  </draw:line>
                  <draw:line draw:style-name="gr119" draw:text-style-name="P3" draw:layer="layout" svg:x1="13.372cm" svg:y1="12.696cm" svg:x2="13.372cm" svg:y2="12.895cm">
                    <text:p/>
                  </draw:line>
                  <draw:line draw:style-name="gr120" draw:text-style-name="P3" draw:layer="layout" svg:x1="13.314cm" svg:y1="12.663cm" svg:x2="13.314cm" svg:y2="12.862cm">
                    <text:p/>
                  </draw:line>
                  <draw:line draw:style-name="gr121" draw:text-style-name="P3" draw:layer="layout" svg:x1="13.257cm" svg:y1="12.63cm" svg:x2="13.257cm" svg:y2="12.829cm">
                    <text:p/>
                  </draw:line>
                  <draw:line draw:style-name="gr122" draw:text-style-name="P3" draw:layer="layout" svg:x1="13.2cm" svg:y1="12.596cm" svg:x2="13.2cm" svg:y2="12.795cm">
                    <text:p/>
                  </draw:line>
                  <draw:polygon draw:style-name="gr123" draw:text-style-name="P7" draw:layer="layout" svg:width="0.056cm" svg:height="0.364cm" svg:x="13.085cm" svg:y="12.464cm" svg:viewBox="0 0 57 365" draw:points="0,332 0,0 57,33 57,365">
                    <text:p/>
                  </draw:polygon>
                  <draw:polygon draw:style-name="gr124" draw:text-style-name="P7" draw:layer="layout" svg:width="0.056cm" svg:height="0.364cm" svg:x="14.146cm" svg:y="13.077cm" svg:viewBox="0 0 57 365" draw:points="0,332 0,0 57,33 57,365">
                    <text:p/>
                  </draw:polygon>
                  <draw:polygon draw:style-name="gr125" draw:text-style-name="P6" draw:layer="layout" svg:width="1.92cm" svg:height="1.441cm" svg:x="13.085cm" svg:y="12cm" svg:viewBox="0 0 1921 1442" draw:points="0,796 0,464 57,497 917,0 1921,580 1921,911 1118,1376 1118,1442">
                    <text:p/>
                  </draw:polygon>
                </draw:g>
              </draw:g>
              <draw:g>
                <draw:polygon draw:style-name="gr126" draw:text-style-name="P24" draw:layer="layout" svg:width="0.333cm" svg:height="0.192cm" svg:x="14.417cm" svg:y="13.022cm" svg:viewBox="0 0 334 193" draw:points="243,193 334,140 91,0 0,53">
                  <text:p/>
                </draw:polygon>
                <draw:path draw:style-name="gr127" draw:text-style-name="P25" draw:layer="layout" svg:width="0.211cm" svg:height="0.233cm" svg:x="14.478cm" svg:y="12.946cm" svg:viewBox="0 0 212 234" svg:d="M212 221c0-228-212-316-212-88 30 18 30 18 61 0 0-123 91-35 91 88 30 17 30 17 60 0z">
                  <text:p/>
                </draw:path>
                <draw:path draw:style-name="gr128" draw:text-style-name="P26" draw:layer="layout" svg:width="0.121cm" svg:height="0.167cm" svg:x="14.509cm" svg:y="12.995cm" svg:viewBox="0 0 122 168" svg:d="M122 168c-1-158-122-228-122-106">
                  <text:p/>
                </draw:path>
                <draw:polygon draw:style-name="gr129" draw:text-style-name="P27" draw:layer="layout" svg:width="0.242cm" svg:height="0.367cm" svg:x="14.417cm" svg:y="13.075cm" svg:viewBox="0 0 243 368" draw:points="243,368 243,140 0,0 0,228">
                  <text:p/>
                </draw:polygon>
                <draw:path draw:style-name="gr130" draw:text-style-name="P28" draw:layer="layout" svg:width="0.051cm" svg:height="0.09cm" svg:x="14.517cm" svg:y="13.215cm" svg:viewBox="0 0 52 91" svg:d="M5 38c-30-87 91 0 30 18v35l-30-17z">
                  <text:p/>
                </draw:path>
                <draw:polygon draw:style-name="gr131" draw:text-style-name="P29" draw:layer="layout" svg:width="0.09cm" svg:height="0.28cm" svg:x="14.66cm" svg:y="13.162cm" svg:viewBox="0 0 91 281" draw:points="0,281 0,53 91,0 91,228">
                  <text:p/>
                </draw:polygon>
                <draw:path draw:style-name="gr132" draw:text-style-name="P26" draw:layer="layout" svg:width="0.333cm" svg:height="0.501cm" svg:x="14.417cm" svg:y="12.941cm" svg:viewBox="0 0 334 502" svg:d="M61 99c30-193 212-70 212 87l61 35v228l-91 53-243-141v-227z">
                  <text:p/>
                </draw:path>
                <draw:path draw:style-name="gr133" draw:text-style-name="P26" draw:layer="layout" svg:width="0.059cm" svg:height="0.055cm" svg:x="14.546cm" svg:y="13.024cm" svg:viewBox="0 0 60 56" svg:d="M0 18c15-45 56 3 60 38z">
                  <text:p/>
                </draw:path>
              </draw:g>
            </draw:g>
            <draw:frame draw:style-name="gr134" draw:text-style-name="P23" draw:layer="layout" svg:width="2.166cm" svg:height="0.607cm" svg:x="13.034cm" svg:y="13.601cm">
              <draw:text-box>
                <text:p text:style-name="P22">Login Host</text:p>
              </draw:text-box>
            </draw:frame>
          </draw:g>
          <draw:g xml:id="id1" draw:id="id1">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135" draw:text-style-name="P1" draw:layer="layout" svg:width="0.366cm" svg:height="0.187cm" svg:x="6.861cm" svg:y="12.714cm" svg:viewBox="0 0 367 188" svg:d="M0 188c92 0 367-63 367-110s-9-78-101-78c0 47-268 47-266 188z">
                  <text:p/>
                </draw:path>
                <draw:g>
                  <draw:polygon draw:style-name="gr136" draw:text-style-name="P11" draw:layer="layout" svg:width="0.166cm" svg:height="0.156cm" svg:x="6.726cm" svg:y="12.745cm" svg:viewBox="0 0 167 157" draw:points="0,94 33,0 167,63 134,157">
                    <text:p/>
                  </draw:polygon>
                  <draw:polygon draw:style-name="gr137" draw:text-style-name="P13" draw:layer="layout" svg:width="0.367cm" svg:height="0.171cm" svg:x="6.759cm" svg:y="12.636cm" svg:viewBox="0 0 368 172" draw:points="0,109 67,63 167,15 234,0 368,63 301,78 201,125 134,172">
                    <text:p/>
                  </draw:polygon>
                  <draw:path draw:style-name="gr138" draw:text-style-name="P30" draw:layer="layout" svg:width="0.3cm" svg:height="0.202cm" svg:x="6.86cm" svg:y="12.698cm" svg:viewBox="0 0 301 203" svg:d="M301 63c0-94-67-63-134-32-67 32-134 32-167 172 0 0 134-62 301-140z">
                    <text:p/>
                  </draw:path>
                  <draw:path draw:style-name="gr139" draw:text-style-name="P6" draw:layer="layout" svg:width="0.434cm" svg:height="0.265cm" svg:x="6.726cm" svg:y="12.636cm" svg:viewBox="0 0 435 266" svg:d="M268 0c-67 15-67 15-134 47-34 16-101 31-134 156 67 32 67 32 134 63 38-14 234-109 301-141 0-78-67-78-167-125z">
                    <text:p/>
                  </draw:path>
                </draw:g>
              </draw:g>
              <draw:g>
                <draw:path draw:style-name="gr140" draw:text-style-name="P1" draw:layer="layout" svg:width="0.601cm" svg:height="0.374cm" svg:x="6.558cm" svg:y="11.963cm" svg:viewBox="0 0 602 375" svg:d="M2 375c92 0 600-15 600-156s-174-219-266-219c0 47-368 31-334 375z">
                  <text:p/>
                </draw:path>
                <draw:g>
                  <draw:polygon draw:style-name="gr141" draw:text-style-name="P11" draw:layer="layout" svg:width="0.334cm" svg:height="0.218cm" svg:x="6.224cm" svg:y="12.119cm" svg:viewBox="0 0 335 219" draw:points="0,63 0,0 335,157 335,219">
                    <text:p/>
                  </draw:polygon>
                  <draw:polygon draw:style-name="gr142" draw:text-style-name="P11" draw:layer="layout" svg:width="0.334cm" svg:height="0.265cm" svg:x="6.492cm" svg:y="11.885cm" svg:viewBox="0 0 335 266" draw:points="0,109 0,0 335,157 335,266">
                    <text:p/>
                  </draw:polygon>
                  <draw:polygon draw:style-name="gr143" draw:text-style-name="P13" draw:layer="layout" svg:width="0.601cm" svg:height="0.28cm" svg:x="6.224cm" svg:y="11.994cm" svg:viewBox="0 0 602 281" draw:points="0,125 268,0 602,157 335,281">
                    <text:p/>
                  </draw:polygon>
                  <draw:line draw:style-name="gr144" draw:text-style-name="P3" draw:layer="layout" svg:x1="6.492cm" svg:y1="11.994cm" svg:x2="6.827cm" svg:y2="12.151cm">
                    <text:p/>
                  </draw:line>
                  <draw:polygon draw:style-name="gr145" draw:text-style-name="P30" draw:layer="layout" svg:width="0.334cm" svg:height="0.265cm" svg:x="6.558cm" svg:y="12.072cm" svg:viewBox="0 0 335 266" draw:points="0,266 0,203 268,78 268,0 335,31 335,109">
                    <text:p/>
                  </draw:polygon>
                  <draw:polygon draw:style-name="gr146" draw:text-style-name="P11" draw:layer="layout" svg:width="1.07cm" svg:height="1.188cm" svg:x="5.856cm" svg:y="10.931cm" svg:viewBox="0 0 1071 1189" draw:points="0,688 0,0 1071,501 1071,1189">
                    <text:p/>
                  </draw:polygon>
                  <draw:polygon draw:style-name="gr147" draw:text-style-name="P31" draw:layer="layout" svg:width="1.003cm" svg:height="1.094cm" svg:x="5.889cm" svg:y="10.978cm" svg:viewBox="0 0 1004 1095" draw:points="0,625 0,0 1004,469 1004,1095">
                    <text:p/>
                  </draw:polygon>
                  <draw:polygon draw:style-name="gr148" draw:text-style-name="P13" draw:layer="layout" svg:width="1.137cm" svg:height="0.531cm" svg:x="5.856cm" svg:y="10.9cm" svg:viewBox="0 0 1138 532" draw:points="1071,532 0,31 67,0 1138,501">
                    <text:p/>
                  </draw:polygon>
                  <draw:polygon draw:style-name="gr149" draw:text-style-name="P30" draw:layer="layout" svg:width="0.066cm" svg:height="0.718cm" svg:x="6.927cm" svg:y="11.4cm" svg:viewBox="0 0 67 719" draw:points="0,719 0,31 67,0 67,688">
                    <text:p/>
                  </draw:polygon>
                  <draw:polygon draw:style-name="gr150" draw:text-style-name="P6" draw:layer="layout" svg:width="1.137cm" svg:height="1.438cm" svg:x="5.856cm" svg:y="10.9cm" svg:viewBox="0 0 1138 1439" draw:points="67,0 1138,501 1138,1189 1071,1220 1037,1204 1037,1282 703,1439 368,1282 368,1220 636,1095 636,1017 0,719 0,31">
                    <text:p/>
                  </draw:polygon>
                </draw:g>
              </draw:g>
              <draw:g>
                <draw:path draw:style-name="gr151" draw:text-style-name="P1" draw:layer="layout" svg:width="0.435cm" svg:height="0.187cm" svg:x="6.424cm" svg:y="12.542cm" svg:viewBox="0 0 436 188" svg:d="M2 188c92 0 434-79 434-125 0-48-9-63-101-63 0 47-368 31-333 188z">
                  <text:p/>
                </draw:path>
                <draw:g>
                  <draw:polygon draw:style-name="gr152" draw:text-style-name="P13" draw:layer="layout" svg:width="1.438cm" svg:height="0.672cm" svg:x="5.354cm" svg:y="12.01cm" svg:viewBox="0 0 1439 673" draw:points="1071,673 0,172 368,0 1439,501">
                    <text:p/>
                  </draw:polygon>
                  <draw:polygon draw:style-name="gr153" draw:text-style-name="P32" draw:layer="layout" svg:width="0.969cm" svg:height="0.452cm" svg:x="5.454cm" svg:y="12.057cm" svg:viewBox="0 0 970 453" draw:points="0,125 268,0 970,329 703,453">
                    <text:p/>
                  </draw:polygon>
                  <draw:polygon draw:style-name="gr154" draw:text-style-name="P32" draw:layer="layout" svg:width="0.467cm" svg:height="0.218cm" svg:x="6.224cm" svg:y="12.416cm" svg:viewBox="0 0 468 219" draw:points="0,125 268,0 468,94 201,219">
                    <text:p/>
                  </draw:polygon>
                  <draw:polygon draw:style-name="gr155" draw:text-style-name="P30" draw:layer="layout" svg:width="0.367cm" svg:height="0.234cm" svg:x="6.425cm" svg:y="12.51cm" svg:viewBox="0 0 368 235" draw:points="0,235 0,172 368,0 368,63">
                    <text:p/>
                  </draw:polygon>
                  <draw:line draw:style-name="gr156" draw:text-style-name="P3" draw:layer="layout" svg:x1="5.521cm" svg:y1="12.151cm" svg:x2="6.224cm" svg:y2="12.48cm">
                    <text:p/>
                  </draw:line>
                  <draw:line draw:style-name="gr157" draw:text-style-name="P3" draw:layer="layout" svg:x1="5.588cm" svg:y1="12.119cm" svg:x2="6.291cm" svg:y2="12.448cm">
                    <text:p/>
                  </draw:line>
                  <draw:line draw:style-name="gr158" draw:text-style-name="P3" draw:layer="layout" svg:x1="5.655cm" svg:y1="12.088cm" svg:x2="6.358cm" svg:y2="12.417cm">
                    <text:p/>
                  </draw:line>
                  <draw:line draw:style-name="gr159" draw:text-style-name="P3" draw:layer="layout" svg:x1="6.291cm" svg:y1="12.385cm" svg:x2="6.358cm" svg:y2="12.354cm">
                    <text:p/>
                  </draw:line>
                  <draw:line draw:style-name="gr160" draw:text-style-name="P3" draw:layer="layout" svg:x1="6.224cm" svg:y1="12.354cm" svg:x2="6.291cm" svg:y2="12.323cm">
                    <text:p/>
                  </draw:line>
                  <draw:line draw:style-name="gr161" draw:text-style-name="P3" draw:layer="layout" svg:x1="6.157cm" svg:y1="12.323cm" svg:x2="6.224cm" svg:y2="12.292cm">
                    <text:p/>
                  </draw:line>
                  <draw:line draw:style-name="gr162" draw:text-style-name="P3" draw:layer="layout" svg:x1="6.19cm" svg:y1="12.401cm" svg:x2="6.257cm" svg:y2="12.37cm">
                    <text:p/>
                  </draw:line>
                  <draw:line draw:style-name="gr163" draw:text-style-name="P3" draw:layer="layout" svg:x1="6.124cm" svg:y1="12.369cm" svg:x2="6.191cm" svg:y2="12.338cm">
                    <text:p/>
                  </draw:line>
                  <draw:line draw:style-name="gr164" draw:text-style-name="P3" draw:layer="layout" svg:x1="6.057cm" svg:y1="12.338cm" svg:x2="6.124cm" svg:y2="12.307cm">
                    <text:p/>
                  </draw:line>
                  <draw:line draw:style-name="gr165" draw:text-style-name="P3" draw:layer="layout" svg:x1="6.09cm" svg:y1="12.291cm" svg:x2="6.157cm" svg:y2="12.26cm">
                    <text:p/>
                  </draw:line>
                  <draw:line draw:style-name="gr166" draw:text-style-name="P3" draw:layer="layout" svg:x1="5.989cm" svg:y1="12.307cm" svg:x2="6.056cm" svg:y2="12.276cm">
                    <text:p/>
                  </draw:line>
                  <draw:line draw:style-name="gr167" draw:text-style-name="P3" draw:layer="layout" svg:x1="6.023cm" svg:y1="12.26cm" svg:x2="6.09cm" svg:y2="12.229cm">
                    <text:p/>
                  </draw:line>
                  <draw:line draw:style-name="gr168" draw:text-style-name="P3" draw:layer="layout" svg:x1="5.956cm" svg:y1="12.229cm" svg:x2="6.023cm" svg:y2="12.198cm">
                    <text:p/>
                  </draw:line>
                  <draw:line draw:style-name="gr169" draw:text-style-name="P3" draw:layer="layout" svg:x1="5.889cm" svg:y1="12.197cm" svg:x2="5.956cm" svg:y2="12.166cm">
                    <text:p/>
                  </draw:line>
                  <draw:line draw:style-name="gr170" draw:text-style-name="P3" draw:layer="layout" svg:x1="5.923cm" svg:y1="12.275cm" svg:x2="5.99cm" svg:y2="12.244cm">
                    <text:p/>
                  </draw:line>
                  <draw:line draw:style-name="gr171" draw:text-style-name="P3" draw:layer="layout" svg:x1="5.856cm" svg:y1="12.244cm" svg:x2="5.923cm" svg:y2="12.213cm">
                    <text:p/>
                  </draw:line>
                  <draw:line draw:style-name="gr172" draw:text-style-name="P3" draw:layer="layout" svg:x1="5.789cm" svg:y1="12.213cm" svg:x2="5.856cm" svg:y2="12.182cm">
                    <text:p/>
                  </draw:line>
                  <draw:line draw:style-name="gr173" draw:text-style-name="P3" draw:layer="layout" svg:x1="5.822cm" svg:y1="12.166cm" svg:x2="5.889cm" svg:y2="12.135cm">
                    <text:p/>
                  </draw:line>
                  <draw:line draw:style-name="gr174" draw:text-style-name="P3" draw:layer="layout" svg:x1="5.722cm" svg:y1="12.182cm" svg:x2="5.789cm" svg:y2="12.151cm">
                    <text:p/>
                  </draw:line>
                  <draw:line draw:style-name="gr175" draw:text-style-name="P3" draw:layer="layout" svg:x1="5.755cm" svg:y1="12.135cm" svg:x2="5.822cm" svg:y2="12.104cm">
                    <text:p/>
                  </draw:line>
                  <draw:line draw:style-name="gr176" draw:text-style-name="P3" draw:layer="layout" svg:x1="5.689cm" svg:y1="12.103cm" svg:x2="5.756cm" svg:y2="12.072cm">
                    <text:p/>
                  </draw:line>
                  <draw:line draw:style-name="gr177" draw:text-style-name="P3" draw:layer="layout" svg:x1="5.655cm" svg:y1="12.15cm" svg:x2="5.722cm" svg:y2="12.119cm">
                    <text:p/>
                  </draw:line>
                  <draw:line draw:style-name="gr178" draw:text-style-name="P3" draw:layer="layout" svg:x1="6.09cm" svg:y1="12.416cm" svg:x2="6.157cm" svg:y2="12.385cm">
                    <text:p/>
                  </draw:line>
                  <draw:line draw:style-name="gr179" draw:text-style-name="P3" draw:layer="layout" svg:x1="6.023cm" svg:y1="12.385cm" svg:x2="6.09cm" svg:y2="12.354cm">
                    <text:p/>
                  </draw:line>
                  <draw:line draw:style-name="gr180" draw:text-style-name="P3" draw:layer="layout" svg:x1="5.956cm" svg:y1="12.354cm" svg:x2="6.023cm" svg:y2="12.323cm">
                    <text:p/>
                  </draw:line>
                  <draw:line draw:style-name="gr181" draw:text-style-name="P3" draw:layer="layout" svg:x1="5.923cm" svg:y1="12.401cm" svg:x2="5.99cm" svg:y2="12.37cm">
                    <text:p/>
                  </draw:line>
                  <draw:line draw:style-name="gr182" draw:text-style-name="P3" draw:layer="layout" svg:x1="5.856cm" svg:y1="12.369cm" svg:x2="5.923cm" svg:y2="12.338cm">
                    <text:p/>
                  </draw:line>
                  <draw:line draw:style-name="gr183" draw:text-style-name="P3" draw:layer="layout" svg:x1="5.889cm" svg:y1="12.323cm" svg:x2="5.956cm" svg:y2="12.292cm">
                    <text:p/>
                  </draw:line>
                  <draw:line draw:style-name="gr184" draw:text-style-name="P3" draw:layer="layout" svg:x1="5.822cm" svg:y1="12.291cm" svg:x2="5.889cm" svg:y2="12.26cm">
                    <text:p/>
                  </draw:line>
                  <draw:line draw:style-name="gr185" draw:text-style-name="P3" draw:layer="layout" svg:x1="5.755cm" svg:y1="12.26cm" svg:x2="5.822cm" svg:y2="12.229cm">
                    <text:p/>
                  </draw:line>
                  <draw:line draw:style-name="gr186" draw:text-style-name="P3" draw:layer="layout" svg:x1="5.689cm" svg:y1="12.229cm" svg:x2="5.756cm" svg:y2="12.198cm">
                    <text:p/>
                  </draw:line>
                  <draw:line draw:style-name="gr187" draw:text-style-name="P3" draw:layer="layout" svg:x1="5.588cm" svg:y1="12.244cm" svg:x2="5.655cm" svg:y2="12.213cm">
                    <text:p/>
                  </draw:line>
                  <draw:line draw:style-name="gr188" draw:text-style-name="P3" draw:layer="layout" svg:x1="5.621cm" svg:y1="12.197cm" svg:x2="5.688cm" svg:y2="12.166cm">
                    <text:p/>
                  </draw:line>
                  <draw:line draw:style-name="gr189" draw:text-style-name="P3" draw:layer="layout" svg:x1="5.521cm" svg:y1="12.213cm" svg:x2="5.588cm" svg:y2="12.182cm">
                    <text:p/>
                  </draw:line>
                  <draw:line draw:style-name="gr190" draw:text-style-name="P3" draw:layer="layout" svg:x1="6.057cm" svg:y1="12.463cm" svg:x2="6.124cm" svg:y2="12.432cm">
                    <text:p/>
                  </draw:line>
                  <draw:line draw:style-name="gr191" draw:text-style-name="P3" draw:layer="layout" svg:x1="5.989cm" svg:y1="12.432cm" svg:x2="6.056cm" svg:y2="12.401cm">
                    <text:p/>
                  </draw:line>
                  <draw:line draw:style-name="gr192" draw:text-style-name="P3" draw:layer="layout" svg:x1="6.291cm" svg:y1="12.573cm" svg:x2="6.559cm" svg:y2="12.448cm">
                    <text:p/>
                  </draw:line>
                  <draw:line draw:style-name="gr193" draw:text-style-name="P3" draw:layer="layout" svg:x1="6.358cm" svg:y1="12.604cm" svg:x2="6.626cm" svg:y2="12.479cm">
                    <text:p/>
                  </draw:line>
                  <draw:line draw:style-name="gr194" draw:text-style-name="P3" draw:layer="layout" svg:x1="6.425cm" svg:y1="12.448cm" svg:x2="6.626cm" svg:y2="12.542cm">
                    <text:p/>
                  </draw:line>
                  <draw:line draw:style-name="gr195" draw:text-style-name="P3" draw:layer="layout" svg:x1="6.358cm" svg:y1="12.479cm" svg:x2="6.559cm" svg:y2="12.573cm">
                    <text:p/>
                  </draw:line>
                  <draw:line draw:style-name="gr196" draw:text-style-name="P3" draw:layer="layout" svg:x1="6.291cm" svg:y1="12.51cm" svg:x2="6.425cm" svg:y2="12.573cm">
                    <text:p/>
                  </draw:line>
                  <draw:polygon draw:style-name="gr197" draw:text-style-name="P11" draw:layer="layout" svg:width="1.07cm" svg:height="0.562cm" svg:x="5.354cm" svg:y="12.182cm" svg:viewBox="0 0 1071 563" draw:points="0,63 0,0 1071,501 1071,563">
                    <text:p/>
                  </draw:polygon>
                  <draw:polygon draw:style-name="gr198" draw:text-style-name="P6" draw:layer="layout" svg:width="1.438cm" svg:height="0.734cm" svg:x="5.354cm" svg:y="12.01cm" svg:viewBox="0 0 1439 735" draw:points="368,0 1439,501 1439,563 1071,735 0,235 0,172">
                    <text:p/>
                  </draw:polygon>
                </draw:g>
              </draw:g>
            </draw:g>
            <draw:frame draw:style-name="gr199" draw:text-style-name="P23" draw:layer="layout" svg:width="2.183cm" svg:height="0.607cm" svg:x="5.2cm" svg:y="12.993cm">
              <draw:text-box>
                <text:p text:style-name="P22">User Client</text:p>
              </draw:text-box>
            </draw:frame>
          </draw:g>
          <draw:g>
            <draw:g>
              <draw:g>
                <draw:path draw:style-name="gr200" draw:text-style-name="P1" draw:layer="layout" svg:width="1.205cm" svg:height="0.598cm" svg:x="21.294cm" svg:y="10.705cm" svg:viewBox="0 0 1206 599" svg:d="M0 599c73 0 1015-331 1150-410 94-44 68-190-63-189-4-1-1087 599-1087 599z">
                  <text:p/>
                </draw:path>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g>
                    <draw:polygon draw:style-name="gr201" draw:text-style-name="P8" draw:layer="layout" svg:width="1.082cm" svg:height="3.789cm" svg:x="21.288cm" svg:y="7.509cm" svg:viewBox="0 0 1083 3790" draw:points="0,3790 0,505 1083,0 1083,3284">
                      <text:p/>
                    </draw:polygon>
                    <draw:polygon draw:style-name="gr202" draw:text-style-name="P9" draw:layer="layout" svg:width="2.164cm" svg:height="1.01cm" svg:x="20.205cm" svg:y="7.004cm" svg:viewBox="0 0 2165 1011" draw:points="1083,1011 0,505 1083,0 2165,505">
                      <text:p/>
                    </draw:polygon>
                    <draw:g>
                      <draw:polygon draw:style-name="gr203" draw:text-style-name="P7" draw:layer="layout" svg:width="0.811cm" svg:height="0.631cm" svg:x="20.374cm" svg:y="10.51cm" svg:viewBox="0 0 812 632" draw:points="0,253 0,0 812,379 812,632">
                        <text:p/>
                      </draw:polygon>
                      <draw:line draw:style-name="gr204" draw:text-style-name="P3" draw:layer="layout" svg:x1="20.577cm" svg:y1="10.636cm" svg:x2="20.577cm" svg:y2="10.825cm">
                        <text:p/>
                      </draw:line>
                      <draw:polyline draw:style-name="gr205" draw:text-style-name="P3" draw:layer="layout" svg:width="0.27cm" svg:height="0.157cm" svg:x="20.848cm" svg:y="10.794cm" svg:viewBox="0 0 271 158" draw:points="271,158 0,32 0,0">
                        <text:p/>
                      </draw:polyline>
                      <draw:polyline draw:style-name="gr206" draw:text-style-name="P3" draw:layer="layout" svg:width="0.27cm" svg:height="0.157cm" svg:x="20.848cm" svg:y="10.794cm" svg:viewBox="0 0 271 158" draw:points="271,158 271,126 0,0">
                        <text:p/>
                      </draw:polyline>
                      <draw:polygon draw:style-name="gr207" draw:text-style-name="P33" draw:layer="layout" svg:width="0.033cm" svg:height="0.046cm" svg:x="21.085cm" svg:y="11.015cm" svg:viewBox="0 0 34 47" draw:points="0,32 0,0 34,16 34,47">
                        <text:p/>
                      </draw:polygon>
                      <draw:line draw:style-name="gr208" draw:text-style-name="P3" draw:layer="layout" svg:x1="20.544cm" svg:y1="10.62cm" svg:x2="20.544cm" svg:y2="10.809cm">
                        <text:p/>
                      </draw:line>
                      <draw:line draw:style-name="gr209" draw:text-style-name="P3" draw:layer="layout" svg:x1="20.51cm" svg:y1="10.604cm" svg:x2="20.51cm" svg:y2="10.793cm">
                        <text:p/>
                      </draw:line>
                      <draw:line draw:style-name="gr210" draw:text-style-name="P3" draw:layer="layout" svg:x1="20.476cm" svg:y1="10.588cm" svg:x2="20.476cm" svg:y2="10.777cm">
                        <text:p/>
                      </draw:line>
                      <draw:line draw:style-name="gr211" draw:text-style-name="P3" draw:layer="layout" svg:x1="20.442cm" svg:y1="10.573cm" svg:x2="20.442cm" svg:y2="10.762cm">
                        <text:p/>
                      </draw:line>
                      <draw:line draw:style-name="gr212" draw:text-style-name="P3" draw:layer="layout" svg:x1="20.611cm" svg:y1="10.841cm" svg:x2="20.611cm" svg:y2="10.652cm">
                        <text:p/>
                      </draw:line>
                      <draw:line draw:style-name="gr213" draw:text-style-name="P3" draw:layer="layout" svg:x1="20.713cm" svg:y1="10.699cm" svg:x2="20.713cm" svg:y2="10.888cm">
                        <text:p/>
                      </draw:line>
                      <draw:line draw:style-name="gr214" draw:text-style-name="P3" draw:layer="layout" svg:x1="20.679cm" svg:y1="10.683cm" svg:x2="20.679cm" svg:y2="10.872cm">
                        <text:p/>
                      </draw:line>
                      <draw:line draw:style-name="gr215" draw:text-style-name="P3" draw:layer="layout" svg:x1="20.645cm" svg:y1="10.667cm" svg:x2="20.645cm" svg:y2="10.856cm">
                        <text:p/>
                      </draw:line>
                      <draw:line draw:style-name="gr216" draw:text-style-name="P3" draw:layer="layout" svg:x1="20.747cm" svg:y1="10.904cm" svg:x2="20.747cm" svg:y2="10.715cm">
                        <text:p/>
                      </draw:line>
                    </draw:g>
                    <draw:polygon draw:style-name="gr217" draw:text-style-name="P7" draw:layer="layout" svg:width="0.101cm" svg:height="3.331cm" svg:x="21.186cm" svg:y="7.967cm" svg:viewBox="0 0 102 3332" draw:points="0,3284 0,0 102,47 102,3332">
                      <text:p/>
                    </draw:polygon>
                    <draw:polygon draw:style-name="gr218" draw:text-style-name="P7" draw:layer="layout" svg:width="0.101cm" svg:height="3.331cm" svg:x="20.205cm" svg:y="7.509cm" svg:viewBox="0 0 102 3332" draw:points="0,3284 0,0 102,47 102,3332">
                      <text:p/>
                    </draw:polygon>
                    <draw:polygon draw:style-name="gr219" draw:text-style-name="P34" draw:layer="layout" svg:width="0.067cm" svg:height="3.236cm" svg:x="20.307cm" svg:y="7.557cm" svg:viewBox="0 0 68 3237" draw:points="0,3237 0,0 68,32 68,3205">
                      <text:p/>
                    </draw:polygon>
                    <draw:polygon draw:style-name="gr220" draw:text-style-name="P7" draw:layer="layout" svg:width="0.879cm" svg:height="0.457cm" svg:x="20.307cm" svg:y="10.794cm" svg:viewBox="0 0 880 458" draw:points="0,47 0,0 880,411 880,458">
                      <text:p/>
                    </draw:polygon>
                    <draw:polygon draw:style-name="gr221" draw:text-style-name="P7" draw:layer="layout" svg:width="0.879cm" svg:height="0.441cm" svg:x="20.307cm" svg:y="10.762cm" svg:viewBox="0 0 880 442" draw:points="0,32 68,0 880,379 880,442">
                      <text:p/>
                    </draw:polygon>
                    <draw:g>
                      <draw:polygon draw:style-name="gr222" draw:text-style-name="P7" draw:layer="layout" svg:width="0.811cm" svg:height="0.631cm" svg:x="20.374cm" svg:y="10.257cm" svg:viewBox="0 0 812 632" draw:points="0,253 0,0 812,379 812,632">
                        <text:p/>
                      </draw:polygon>
                      <draw:line draw:style-name="gr223" draw:text-style-name="P3" draw:layer="layout" svg:x1="20.577cm" svg:y1="10.383cm" svg:x2="20.577cm" svg:y2="10.572cm">
                        <text:p/>
                      </draw:line>
                      <draw:polyline draw:style-name="gr224" draw:text-style-name="P3" draw:layer="layout" svg:width="0.27cm" svg:height="0.157cm" svg:x="20.848cm" svg:y="10.541cm" svg:viewBox="0 0 271 158" draw:points="271,158 0,32 0,0">
                        <text:p/>
                      </draw:polyline>
                      <draw:polyline draw:style-name="gr225" draw:text-style-name="P3" draw:layer="layout" svg:width="0.27cm" svg:height="0.157cm" svg:x="20.848cm" svg:y="10.541cm" svg:viewBox="0 0 271 158" draw:points="271,158 271,126 0,0">
                        <text:p/>
                      </draw:polyline>
                      <draw:polygon draw:style-name="gr226" draw:text-style-name="P33" draw:layer="layout" svg:width="0.033cm" svg:height="0.046cm" svg:x="21.085cm" svg:y="10.762cm" svg:viewBox="0 0 34 47" draw:points="0,32 0,0 34,16 34,47">
                        <text:p/>
                      </draw:polygon>
                      <draw:line draw:style-name="gr227" draw:text-style-name="P3" draw:layer="layout" svg:x1="20.544cm" svg:y1="10.367cm" svg:x2="20.544cm" svg:y2="10.556cm">
                        <text:p/>
                      </draw:line>
                      <draw:line draw:style-name="gr228" draw:text-style-name="P3" draw:layer="layout" svg:x1="20.51cm" svg:y1="10.352cm" svg:x2="20.51cm" svg:y2="10.541cm">
                        <text:p/>
                      </draw:line>
                      <draw:line draw:style-name="gr229" draw:text-style-name="P3" draw:layer="layout" svg:x1="20.476cm" svg:y1="10.336cm" svg:x2="20.476cm" svg:y2="10.525cm">
                        <text:p/>
                      </draw:line>
                      <draw:line draw:style-name="gr230" draw:text-style-name="P3" draw:layer="layout" svg:x1="20.442cm" svg:y1="10.32cm" svg:x2="20.442cm" svg:y2="10.509cm">
                        <text:p/>
                      </draw:line>
                      <draw:line draw:style-name="gr231" draw:text-style-name="P3" draw:layer="layout" svg:x1="20.611cm" svg:y1="10.588cm" svg:x2="20.611cm" svg:y2="10.399cm">
                        <text:p/>
                      </draw:line>
                      <draw:line draw:style-name="gr232" draw:text-style-name="P3" draw:layer="layout" svg:x1="20.713cm" svg:y1="10.446cm" svg:x2="20.713cm" svg:y2="10.635cm">
                        <text:p/>
                      </draw:line>
                      <draw:line draw:style-name="gr233" draw:text-style-name="P3" draw:layer="layout" svg:x1="20.679cm" svg:y1="10.431cm" svg:x2="20.679cm" svg:y2="10.62cm">
                        <text:p/>
                      </draw:line>
                      <draw:line draw:style-name="gr234" draw:text-style-name="P3" draw:layer="layout" svg:x1="20.645cm" svg:y1="10.415cm" svg:x2="20.645cm" svg:y2="10.604cm">
                        <text:p/>
                      </draw:line>
                      <draw:line draw:style-name="gr235" draw:text-style-name="P3" draw:layer="layout" svg:x1="20.747cm" svg:y1="10.651cm" svg:x2="20.747cm" svg:y2="10.462cm">
                        <text:p/>
                      </draw:line>
                    </draw:g>
                    <draw:g>
                      <draw:polygon draw:style-name="gr236" draw:text-style-name="P7" draw:layer="layout" svg:width="0.811cm" svg:height="0.631cm" svg:x="20.374cm" svg:y="10.004cm" svg:viewBox="0 0 812 632" draw:points="0,253 0,0 812,379 812,632">
                        <text:p/>
                      </draw:polygon>
                      <draw:line draw:style-name="gr237" draw:text-style-name="P3" draw:layer="layout" svg:x1="20.577cm" svg:y1="10.131cm" svg:x2="20.577cm" svg:y2="10.32cm">
                        <text:p/>
                      </draw:line>
                      <draw:polyline draw:style-name="gr238" draw:text-style-name="P3" draw:layer="layout" svg:width="0.27cm" svg:height="0.157cm" svg:x="20.848cm" svg:y="10.288cm" svg:viewBox="0 0 271 158" draw:points="271,158 0,32 0,0">
                        <text:p/>
                      </draw:polyline>
                      <draw:polyline draw:style-name="gr239" draw:text-style-name="P3" draw:layer="layout" svg:width="0.27cm" svg:height="0.157cm" svg:x="20.848cm" svg:y="10.288cm" svg:viewBox="0 0 271 158" draw:points="271,158 271,126 0,0">
                        <text:p/>
                      </draw:polyline>
                      <draw:polygon draw:style-name="gr240" draw:text-style-name="P33" draw:layer="layout" svg:width="0.033cm" svg:height="0.046cm" svg:x="21.085cm" svg:y="10.51cm" svg:viewBox="0 0 34 47" draw:points="0,32 0,0 34,16 34,47">
                        <text:p/>
                      </draw:polygon>
                      <draw:line draw:style-name="gr241" draw:text-style-name="P3" draw:layer="layout" svg:x1="20.544cm" svg:y1="10.115cm" svg:x2="20.544cm" svg:y2="10.304cm">
                        <text:p/>
                      </draw:line>
                      <draw:line draw:style-name="gr242" draw:text-style-name="P3" draw:layer="layout" svg:x1="20.51cm" svg:y1="10.099cm" svg:x2="20.51cm" svg:y2="10.288cm">
                        <text:p/>
                      </draw:line>
                      <draw:line draw:style-name="gr243" draw:text-style-name="P3" draw:layer="layout" svg:x1="20.476cm" svg:y1="10.083cm" svg:x2="20.476cm" svg:y2="10.272cm">
                        <text:p/>
                      </draw:line>
                      <draw:line draw:style-name="gr244" draw:text-style-name="P3" draw:layer="layout" svg:x1="20.442cm" svg:y1="10.067cm" svg:x2="20.442cm" svg:y2="10.256cm">
                        <text:p/>
                      </draw:line>
                      <draw:line draw:style-name="gr245" draw:text-style-name="P3" draw:layer="layout" svg:x1="20.611cm" svg:y1="10.335cm" svg:x2="20.611cm" svg:y2="10.146cm">
                        <text:p/>
                      </draw:line>
                      <draw:line draw:style-name="gr246" draw:text-style-name="P3" draw:layer="layout" svg:x1="20.713cm" svg:y1="10.194cm" svg:x2="20.713cm" svg:y2="10.383cm">
                        <text:p/>
                      </draw:line>
                      <draw:line draw:style-name="gr247" draw:text-style-name="P3" draw:layer="layout" svg:x1="20.679cm" svg:y1="10.178cm" svg:x2="20.679cm" svg:y2="10.367cm">
                        <text:p/>
                      </draw:line>
                      <draw:line draw:style-name="gr248" draw:text-style-name="P3" draw:layer="layout" svg:x1="20.645cm" svg:y1="10.162cm" svg:x2="20.645cm" svg:y2="10.351cm">
                        <text:p/>
                      </draw:line>
                      <draw:line draw:style-name="gr249" draw:text-style-name="P3" draw:layer="layout" svg:x1="20.747cm" svg:y1="10.398cm" svg:x2="20.747cm" svg:y2="10.209cm">
                        <text:p/>
                      </draw:line>
                    </draw:g>
                    <draw:g>
                      <draw:polygon draw:style-name="gr250" draw:text-style-name="P7" draw:layer="layout" svg:width="0.811cm" svg:height="0.631cm" svg:x="20.374cm" svg:y="9.752cm" svg:viewBox="0 0 812 632" draw:points="0,253 0,0 812,379 812,632">
                        <text:p/>
                      </draw:polygon>
                      <draw:line draw:style-name="gr251" draw:text-style-name="P3" draw:layer="layout" svg:x1="20.577cm" svg:y1="9.878cm" svg:x2="20.577cm" svg:y2="10.067cm">
                        <text:p/>
                      </draw:line>
                      <draw:polyline draw:style-name="gr252" draw:text-style-name="P3" draw:layer="layout" svg:width="0.27cm" svg:height="0.157cm" svg:x="20.848cm" svg:y="10.036cm" svg:viewBox="0 0 271 158" draw:points="271,158 0,32 0,0">
                        <text:p/>
                      </draw:polyline>
                      <draw:polyline draw:style-name="gr253" draw:text-style-name="P3" draw:layer="layout" svg:width="0.27cm" svg:height="0.157cm" svg:x="20.848cm" svg:y="10.036cm" svg:viewBox="0 0 271 158" draw:points="271,158 271,126 0,0">
                        <text:p/>
                      </draw:polyline>
                      <draw:polygon draw:style-name="gr254" draw:text-style-name="P33" draw:layer="layout" svg:width="0.033cm" svg:height="0.046cm" svg:x="21.085cm" svg:y="10.257cm" svg:viewBox="0 0 34 47" draw:points="0,32 0,0 34,16 34,47">
                        <text:p/>
                      </draw:polygon>
                      <draw:line draw:style-name="gr255" draw:text-style-name="P3" draw:layer="layout" svg:x1="20.544cm" svg:y1="9.862cm" svg:x2="20.544cm" svg:y2="10.051cm">
                        <text:p/>
                      </draw:line>
                      <draw:line draw:style-name="gr256" draw:text-style-name="P3" draw:layer="layout" svg:x1="20.51cm" svg:y1="9.846cm" svg:x2="20.51cm" svg:y2="10.035cm">
                        <text:p/>
                      </draw:line>
                      <draw:line draw:style-name="gr257" draw:text-style-name="P3" draw:layer="layout" svg:x1="20.476cm" svg:y1="9.831cm" svg:x2="20.476cm" svg:y2="10.02cm">
                        <text:p/>
                      </draw:line>
                      <draw:line draw:style-name="gr258" draw:text-style-name="P3" draw:layer="layout" svg:x1="20.442cm" svg:y1="9.815cm" svg:x2="20.442cm" svg:y2="10.004cm">
                        <text:p/>
                      </draw:line>
                      <draw:line draw:style-name="gr259" draw:text-style-name="P3" draw:layer="layout" svg:x1="20.611cm" svg:y1="10.083cm" svg:x2="20.611cm" svg:y2="9.894cm">
                        <text:p/>
                      </draw:line>
                      <draw:line draw:style-name="gr260" draw:text-style-name="P3" draw:layer="layout" svg:x1="20.713cm" svg:y1="9.941cm" svg:x2="20.713cm" svg:y2="10.13cm">
                        <text:p/>
                      </draw:line>
                      <draw:line draw:style-name="gr261" draw:text-style-name="P3" draw:layer="layout" svg:x1="20.679cm" svg:y1="9.925cm" svg:x2="20.679cm" svg:y2="10.114cm">
                        <text:p/>
                      </draw:line>
                      <draw:line draw:style-name="gr262" draw:text-style-name="P3" draw:layer="layout" svg:x1="20.645cm" svg:y1="9.909cm" svg:x2="20.645cm" svg:y2="10.098cm">
                        <text:p/>
                      </draw:line>
                      <draw:line draw:style-name="gr263" draw:text-style-name="P3" draw:layer="layout" svg:x1="20.747cm" svg:y1="10.146cm" svg:x2="20.747cm" svg:y2="9.957cm">
                        <text:p/>
                      </draw:line>
                    </draw:g>
                    <draw:g>
                      <draw:polygon draw:style-name="gr264" draw:text-style-name="P7" draw:layer="layout" svg:width="0.811cm" svg:height="0.631cm" svg:x="20.374cm" svg:y="9.499cm" svg:viewBox="0 0 812 632" draw:points="0,253 0,0 812,379 812,632">
                        <text:p/>
                      </draw:polygon>
                      <draw:line draw:style-name="gr265" draw:text-style-name="P3" draw:layer="layout" svg:x1="20.577cm" svg:y1="9.625cm" svg:x2="20.577cm" svg:y2="9.814cm">
                        <text:p/>
                      </draw:line>
                      <draw:polyline draw:style-name="gr266" draw:text-style-name="P3" draw:layer="layout" svg:width="0.27cm" svg:height="0.157cm" svg:x="20.848cm" svg:y="9.783cm" svg:viewBox="0 0 271 158" draw:points="271,158 0,32 0,0">
                        <text:p/>
                      </draw:polyline>
                      <draw:polyline draw:style-name="gr267" draw:text-style-name="P3" draw:layer="layout" svg:width="0.27cm" svg:height="0.157cm" svg:x="20.848cm" svg:y="9.783cm" svg:viewBox="0 0 271 158" draw:points="271,158 271,126 0,0">
                        <text:p/>
                      </draw:polyline>
                      <draw:polygon draw:style-name="gr268" draw:text-style-name="P33" draw:layer="layout" svg:width="0.033cm" svg:height="0.046cm" svg:x="21.085cm" svg:y="10.004cm" svg:viewBox="0 0 34 47" draw:points="0,32 0,0 34,16 34,47">
                        <text:p/>
                      </draw:polygon>
                      <draw:line draw:style-name="gr269" draw:text-style-name="P3" draw:layer="layout" svg:x1="20.544cm" svg:y1="9.609cm" svg:x2="20.544cm" svg:y2="9.798cm">
                        <text:p/>
                      </draw:line>
                      <draw:line draw:style-name="gr270" draw:text-style-name="P3" draw:layer="layout" svg:x1="20.51cm" svg:y1="9.594cm" svg:x2="20.51cm" svg:y2="9.783cm">
                        <text:p/>
                      </draw:line>
                      <draw:line draw:style-name="gr271" draw:text-style-name="P3" draw:layer="layout" svg:x1="20.476cm" svg:y1="9.578cm" svg:x2="20.476cm" svg:y2="9.767cm">
                        <text:p/>
                      </draw:line>
                      <draw:line draw:style-name="gr272" draw:text-style-name="P3" draw:layer="layout" svg:x1="20.442cm" svg:y1="9.562cm" svg:x2="20.442cm" svg:y2="9.751cm">
                        <text:p/>
                      </draw:line>
                      <draw:line draw:style-name="gr273" draw:text-style-name="P3" draw:layer="layout" svg:x1="20.611cm" svg:y1="9.83cm" svg:x2="20.611cm" svg:y2="9.641cm">
                        <text:p/>
                      </draw:line>
                      <draw:line draw:style-name="gr274" draw:text-style-name="P3" draw:layer="layout" svg:x1="20.713cm" svg:y1="9.688cm" svg:x2="20.713cm" svg:y2="9.877cm">
                        <text:p/>
                      </draw:line>
                      <draw:line draw:style-name="gr275" draw:text-style-name="P3" draw:layer="layout" svg:x1="20.679cm" svg:y1="9.673cm" svg:x2="20.679cm" svg:y2="9.862cm">
                        <text:p/>
                      </draw:line>
                      <draw:line draw:style-name="gr276" draw:text-style-name="P3" draw:layer="layout" svg:x1="20.645cm" svg:y1="9.657cm" svg:x2="20.645cm" svg:y2="9.846cm">
                        <text:p/>
                      </draw:line>
                      <draw:line draw:style-name="gr277" draw:text-style-name="P3" draw:layer="layout" svg:x1="20.747cm" svg:y1="9.893cm" svg:x2="20.747cm" svg:y2="9.704cm">
                        <text:p/>
                      </draw:line>
                    </draw:g>
                    <draw:g>
                      <draw:polygon draw:style-name="gr278" draw:text-style-name="P7" draw:layer="layout" svg:width="0.811cm" svg:height="0.631cm" svg:x="20.374cm" svg:y="9.246cm" svg:viewBox="0 0 812 632" draw:points="0,253 0,0 812,379 812,632">
                        <text:p/>
                      </draw:polygon>
                      <draw:line draw:style-name="gr279" draw:text-style-name="P3" draw:layer="layout" svg:x1="20.577cm" svg:y1="9.373cm" svg:x2="20.577cm" svg:y2="9.562cm">
                        <text:p/>
                      </draw:line>
                      <draw:polyline draw:style-name="gr280" draw:text-style-name="P3" draw:layer="layout" svg:width="0.27cm" svg:height="0.157cm" svg:x="20.848cm" svg:y="9.53cm" svg:viewBox="0 0 271 158" draw:points="271,158 0,32 0,0">
                        <text:p/>
                      </draw:polyline>
                      <draw:polyline draw:style-name="gr281" draw:text-style-name="P3" draw:layer="layout" svg:width="0.27cm" svg:height="0.157cm" svg:x="20.848cm" svg:y="9.53cm" svg:viewBox="0 0 271 158" draw:points="271,158 271,126 0,0">
                        <text:p/>
                      </draw:polyline>
                      <draw:polygon draw:style-name="gr282" draw:text-style-name="P33" draw:layer="layout" svg:width="0.033cm" svg:height="0.046cm" svg:x="21.085cm" svg:y="9.752cm" svg:viewBox="0 0 34 47" draw:points="0,32 0,0 34,16 34,47">
                        <text:p/>
                      </draw:polygon>
                      <draw:line draw:style-name="gr283" draw:text-style-name="P3" draw:layer="layout" svg:x1="20.544cm" svg:y1="9.357cm" svg:x2="20.544cm" svg:y2="9.546cm">
                        <text:p/>
                      </draw:line>
                      <draw:line draw:style-name="gr284" draw:text-style-name="P3" draw:layer="layout" svg:x1="20.51cm" svg:y1="9.341cm" svg:x2="20.51cm" svg:y2="9.53cm">
                        <text:p/>
                      </draw:line>
                      <draw:line draw:style-name="gr285" draw:text-style-name="P3" draw:layer="layout" svg:x1="20.476cm" svg:y1="9.325cm" svg:x2="20.476cm" svg:y2="9.514cm">
                        <text:p/>
                      </draw:line>
                      <draw:line draw:style-name="gr286" draw:text-style-name="P3" draw:layer="layout" svg:x1="20.442cm" svg:y1="9.309cm" svg:x2="20.442cm" svg:y2="9.498cm">
                        <text:p/>
                      </draw:line>
                      <draw:line draw:style-name="gr287" draw:text-style-name="P3" draw:layer="layout" svg:x1="20.611cm" svg:y1="9.577cm" svg:x2="20.611cm" svg:y2="9.388cm">
                        <text:p/>
                      </draw:line>
                      <draw:line draw:style-name="gr288" draw:text-style-name="P3" draw:layer="layout" svg:x1="20.713cm" svg:y1="9.436cm" svg:x2="20.713cm" svg:y2="9.625cm">
                        <text:p/>
                      </draw:line>
                      <draw:line draw:style-name="gr289" draw:text-style-name="P3" draw:layer="layout" svg:x1="20.679cm" svg:y1="9.42cm" svg:x2="20.679cm" svg:y2="9.609cm">
                        <text:p/>
                      </draw:line>
                      <draw:line draw:style-name="gr290" draw:text-style-name="P3" draw:layer="layout" svg:x1="20.645cm" svg:y1="9.404cm" svg:x2="20.645cm" svg:y2="9.593cm">
                        <text:p/>
                      </draw:line>
                      <draw:line draw:style-name="gr291" draw:text-style-name="P3" draw:layer="layout" svg:x1="20.747cm" svg:y1="9.641cm" svg:x2="20.747cm" svg:y2="9.452cm">
                        <text:p/>
                      </draw:line>
                    </draw:g>
                    <draw:g>
                      <draw:polygon draw:style-name="gr292" draw:text-style-name="P7" draw:layer="layout" svg:width="0.811cm" svg:height="0.631cm" svg:x="20.374cm" svg:y="8.994cm" svg:viewBox="0 0 812 632" draw:points="0,253 0,0 812,379 812,632">
                        <text:p/>
                      </draw:polygon>
                      <draw:line draw:style-name="gr293" draw:text-style-name="P3" draw:layer="layout" svg:x1="20.577cm" svg:y1="9.12cm" svg:x2="20.577cm" svg:y2="9.309cm">
                        <text:p/>
                      </draw:line>
                      <draw:polyline draw:style-name="gr294" draw:text-style-name="P3" draw:layer="layout" svg:width="0.27cm" svg:height="0.157cm" svg:x="20.848cm" svg:y="9.278cm" svg:viewBox="0 0 271 158" draw:points="271,158 0,32 0,0">
                        <text:p/>
                      </draw:polyline>
                      <draw:polyline draw:style-name="gr295" draw:text-style-name="P3" draw:layer="layout" svg:width="0.27cm" svg:height="0.157cm" svg:x="20.848cm" svg:y="9.278cm" svg:viewBox="0 0 271 158" draw:points="271,158 271,126 0,0">
                        <text:p/>
                      </draw:polyline>
                      <draw:polygon draw:style-name="gr296" draw:text-style-name="P33" draw:layer="layout" svg:width="0.033cm" svg:height="0.046cm" svg:x="21.085cm" svg:y="9.499cm" svg:viewBox="0 0 34 47" draw:points="0,32 0,0 34,16 34,47">
                        <text:p/>
                      </draw:polygon>
                      <draw:line draw:style-name="gr297" draw:text-style-name="P3" draw:layer="layout" svg:x1="20.544cm" svg:y1="9.104cm" svg:x2="20.544cm" svg:y2="9.293cm">
                        <text:p/>
                      </draw:line>
                      <draw:line draw:style-name="gr298" draw:text-style-name="P3" draw:layer="layout" svg:x1="20.51cm" svg:y1="9.088cm" svg:x2="20.51cm" svg:y2="9.277cm">
                        <text:p/>
                      </draw:line>
                      <draw:line draw:style-name="gr299" draw:text-style-name="P3" draw:layer="layout" svg:x1="20.476cm" svg:y1="9.073cm" svg:x2="20.476cm" svg:y2="9.262cm">
                        <text:p/>
                      </draw:line>
                      <draw:line draw:style-name="gr300" draw:text-style-name="P3" draw:layer="layout" svg:x1="20.442cm" svg:y1="9.057cm" svg:x2="20.442cm" svg:y2="9.246cm">
                        <text:p/>
                      </draw:line>
                      <draw:line draw:style-name="gr301" draw:text-style-name="P3" draw:layer="layout" svg:x1="20.611cm" svg:y1="9.325cm" svg:x2="20.611cm" svg:y2="9.136cm">
                        <text:p/>
                      </draw:line>
                      <draw:line draw:style-name="gr302" draw:text-style-name="P3" draw:layer="layout" svg:x1="20.713cm" svg:y1="9.183cm" svg:x2="20.713cm" svg:y2="9.372cm">
                        <text:p/>
                      </draw:line>
                      <draw:line draw:style-name="gr303" draw:text-style-name="P3" draw:layer="layout" svg:x1="20.679cm" svg:y1="9.167cm" svg:x2="20.679cm" svg:y2="9.356cm">
                        <text:p/>
                      </draw:line>
                      <draw:line draw:style-name="gr304" draw:text-style-name="P3" draw:layer="layout" svg:x1="20.645cm" svg:y1="9.152cm" svg:x2="20.645cm" svg:y2="9.341cm">
                        <text:p/>
                      </draw:line>
                      <draw:line draw:style-name="gr305" draw:text-style-name="P3" draw:layer="layout" svg:x1="20.747cm" svg:y1="9.388cm" svg:x2="20.747cm" svg:y2="9.199cm">
                        <text:p/>
                      </draw:line>
                    </draw:g>
                    <draw:g>
                      <draw:polygon draw:style-name="gr306" draw:text-style-name="P7" draw:layer="layout" svg:width="0.811cm" svg:height="0.631cm" svg:x="20.374cm" svg:y="8.741cm" svg:viewBox="0 0 812 632" draw:points="0,253 0,0 812,379 812,632">
                        <text:p/>
                      </draw:polygon>
                      <draw:line draw:style-name="gr307" draw:text-style-name="P3" draw:layer="layout" svg:x1="20.577cm" svg:y1="8.867cm" svg:x2="20.577cm" svg:y2="9.056cm">
                        <text:p/>
                      </draw:line>
                      <draw:polyline draw:style-name="gr308" draw:text-style-name="P3" draw:layer="layout" svg:width="0.27cm" svg:height="0.157cm" svg:x="20.848cm" svg:y="9.025cm" svg:viewBox="0 0 271 158" draw:points="271,158 0,32 0,0">
                        <text:p/>
                      </draw:polyline>
                      <draw:polyline draw:style-name="gr309" draw:text-style-name="P3" draw:layer="layout" svg:width="0.27cm" svg:height="0.157cm" svg:x="20.848cm" svg:y="9.025cm" svg:viewBox="0 0 271 158" draw:points="271,158 271,126 0,0">
                        <text:p/>
                      </draw:polyline>
                      <draw:polygon draw:style-name="gr310" draw:text-style-name="P33" draw:layer="layout" svg:width="0.033cm" svg:height="0.046cm" svg:x="21.085cm" svg:y="9.246cm" svg:viewBox="0 0 34 47" draw:points="0,32 0,0 34,16 34,47">
                        <text:p/>
                      </draw:polygon>
                      <draw:line draw:style-name="gr311" draw:text-style-name="P3" draw:layer="layout" svg:x1="20.544cm" svg:y1="8.851cm" svg:x2="20.544cm" svg:y2="9.04cm">
                        <text:p/>
                      </draw:line>
                      <draw:line draw:style-name="gr312" draw:text-style-name="P3" draw:layer="layout" svg:x1="20.51cm" svg:y1="8.836cm" svg:x2="20.51cm" svg:y2="9.025cm">
                        <text:p/>
                      </draw:line>
                      <draw:line draw:style-name="gr313" draw:text-style-name="P3" draw:layer="layout" svg:x1="20.476cm" svg:y1="8.82cm" svg:x2="20.476cm" svg:y2="9.009cm">
                        <text:p/>
                      </draw:line>
                      <draw:line draw:style-name="gr314" draw:text-style-name="P3" draw:layer="layout" svg:x1="20.442cm" svg:y1="8.804cm" svg:x2="20.442cm" svg:y2="8.993cm">
                        <text:p/>
                      </draw:line>
                      <draw:line draw:style-name="gr315" draw:text-style-name="P3" draw:layer="layout" svg:x1="20.611cm" svg:y1="9.072cm" svg:x2="20.611cm" svg:y2="8.883cm">
                        <text:p/>
                      </draw:line>
                      <draw:line draw:style-name="gr316" draw:text-style-name="P3" draw:layer="layout" svg:x1="20.713cm" svg:y1="8.93cm" svg:x2="20.713cm" svg:y2="9.119cm">
                        <text:p/>
                      </draw:line>
                      <draw:line draw:style-name="gr317" draw:text-style-name="P3" draw:layer="layout" svg:x1="20.679cm" svg:y1="8.915cm" svg:x2="20.679cm" svg:y2="9.104cm">
                        <text:p/>
                      </draw:line>
                      <draw:line draw:style-name="gr318" draw:text-style-name="P3" draw:layer="layout" svg:x1="20.645cm" svg:y1="8.899cm" svg:x2="20.645cm" svg:y2="9.088cm">
                        <text:p/>
                      </draw:line>
                      <draw:line draw:style-name="gr319" draw:text-style-name="P3" draw:layer="layout" svg:x1="20.747cm" svg:y1="9.135cm" svg:x2="20.747cm" svg:y2="8.946cm">
                        <text:p/>
                      </draw:line>
                    </draw:g>
                    <draw:g>
                      <draw:polygon draw:style-name="gr320" draw:text-style-name="P7" draw:layer="layout" svg:width="0.811cm" svg:height="0.631cm" svg:x="20.374cm" svg:y="8.488cm" svg:viewBox="0 0 812 632" draw:points="0,253 0,0 812,379 812,632">
                        <text:p/>
                      </draw:polygon>
                      <draw:line draw:style-name="gr321" draw:text-style-name="P3" draw:layer="layout" svg:x1="20.577cm" svg:y1="8.615cm" svg:x2="20.577cm" svg:y2="8.804cm">
                        <text:p/>
                      </draw:line>
                      <draw:polyline draw:style-name="gr322" draw:text-style-name="P3" draw:layer="layout" svg:width="0.27cm" svg:height="0.157cm" svg:x="20.848cm" svg:y="8.773cm" svg:viewBox="0 0 271 158" draw:points="271,158 0,32 0,0">
                        <text:p/>
                      </draw:polyline>
                      <draw:polyline draw:style-name="gr323" draw:text-style-name="P3" draw:layer="layout" svg:width="0.27cm" svg:height="0.157cm" svg:x="20.848cm" svg:y="8.773cm" svg:viewBox="0 0 271 158" draw:points="271,158 271,126 0,0">
                        <text:p/>
                      </draw:polyline>
                      <draw:polygon draw:style-name="gr324" draw:text-style-name="P33" draw:layer="layout" svg:width="0.033cm" svg:height="0.046cm" svg:x="21.085cm" svg:y="8.994cm" svg:viewBox="0 0 34 47" draw:points="0,32 0,0 34,16 34,47">
                        <text:p/>
                      </draw:polygon>
                      <draw:line draw:style-name="gr325" draw:text-style-name="P3" draw:layer="layout" svg:x1="20.543cm" svg:y1="8.599cm" svg:x2="20.543cm" svg:y2="8.788cm">
                        <text:p/>
                      </draw:line>
                      <draw:line draw:style-name="gr326" draw:text-style-name="P3" draw:layer="layout" svg:x1="20.51cm" svg:y1="8.583cm" svg:x2="20.51cm" svg:y2="8.772cm">
                        <text:p/>
                      </draw:line>
                      <draw:line draw:style-name="gr327" draw:text-style-name="P3" draw:layer="layout" svg:x1="20.476cm" svg:y1="8.567cm" svg:x2="20.476cm" svg:y2="8.756cm">
                        <text:p/>
                      </draw:line>
                      <draw:line draw:style-name="gr328" draw:text-style-name="P3" draw:layer="layout" svg:x1="20.442cm" svg:y1="8.551cm" svg:x2="20.442cm" svg:y2="8.74cm">
                        <text:p/>
                      </draw:line>
                      <draw:line draw:style-name="gr329" draw:text-style-name="P3" draw:layer="layout" svg:x1="20.611cm" svg:y1="8.819cm" svg:x2="20.611cm" svg:y2="8.63cm">
                        <text:p/>
                      </draw:line>
                      <draw:line draw:style-name="gr330" draw:text-style-name="P3" draw:layer="layout" svg:x1="20.712cm" svg:y1="8.678cm" svg:x2="20.712cm" svg:y2="8.867cm">
                        <text:p/>
                      </draw:line>
                      <draw:line draw:style-name="gr331" draw:text-style-name="P3" draw:layer="layout" svg:x1="20.679cm" svg:y1="8.662cm" svg:x2="20.679cm" svg:y2="8.851cm">
                        <text:p/>
                      </draw:line>
                      <draw:line draw:style-name="gr332" draw:text-style-name="P3" draw:layer="layout" svg:x1="20.645cm" svg:y1="8.646cm" svg:x2="20.645cm" svg:y2="8.835cm">
                        <text:p/>
                      </draw:line>
                      <draw:line draw:style-name="gr333" draw:text-style-name="P3" draw:layer="layout" svg:x1="20.746cm" svg:y1="8.883cm" svg:x2="20.746cm" svg:y2="8.694cm">
                        <text:p/>
                      </draw:line>
                    </draw:g>
                    <draw:g>
                      <draw:polygon draw:style-name="gr334" draw:text-style-name="P7" draw:layer="layout" svg:width="0.811cm" svg:height="0.631cm" svg:x="20.374cm" svg:y="8.236cm" svg:viewBox="0 0 812 632" draw:points="0,253 0,0 812,379 812,632">
                        <text:p/>
                      </draw:polygon>
                      <draw:line draw:style-name="gr335" draw:text-style-name="P3" draw:layer="layout" svg:x1="20.577cm" svg:y1="8.362cm" svg:x2="20.577cm" svg:y2="8.551cm">
                        <text:p/>
                      </draw:line>
                      <draw:polyline draw:style-name="gr336" draw:text-style-name="P3" draw:layer="layout" svg:width="0.27cm" svg:height="0.157cm" svg:x="20.848cm" svg:y="8.52cm" svg:viewBox="0 0 271 158" draw:points="271,158 0,32 0,0">
                        <text:p/>
                      </draw:polyline>
                      <draw:polyline draw:style-name="gr337" draw:text-style-name="P3" draw:layer="layout" svg:width="0.27cm" svg:height="0.157cm" svg:x="20.848cm" svg:y="8.52cm" svg:viewBox="0 0 271 158" draw:points="271,158 271,126 0,0">
                        <text:p/>
                      </draw:polyline>
                      <draw:polygon draw:style-name="gr338" draw:text-style-name="P33" draw:layer="layout" svg:width="0.033cm" svg:height="0.046cm" svg:x="21.085cm" svg:y="8.741cm" svg:viewBox="0 0 34 47" draw:points="0,32 0,0 34,16 34,47">
                        <text:p/>
                      </draw:polygon>
                      <draw:line draw:style-name="gr339" draw:text-style-name="P3" draw:layer="layout" svg:x1="20.543cm" svg:y1="8.346cm" svg:x2="20.543cm" svg:y2="8.535cm">
                        <text:p/>
                      </draw:line>
                      <draw:line draw:style-name="gr340" draw:text-style-name="P3" draw:layer="layout" svg:x1="20.51cm" svg:y1="8.33cm" svg:x2="20.51cm" svg:y2="8.519cm">
                        <text:p/>
                      </draw:line>
                      <draw:line draw:style-name="gr341" draw:text-style-name="P3" draw:layer="layout" svg:x1="20.476cm" svg:y1="8.315cm" svg:x2="20.476cm" svg:y2="8.504cm">
                        <text:p/>
                      </draw:line>
                      <draw:line draw:style-name="gr342" draw:text-style-name="P3" draw:layer="layout" svg:x1="20.442cm" svg:y1="8.299cm" svg:x2="20.442cm" svg:y2="8.488cm">
                        <text:p/>
                      </draw:line>
                      <draw:line draw:style-name="gr343" draw:text-style-name="P3" draw:layer="layout" svg:x1="20.611cm" svg:y1="8.567cm" svg:x2="20.611cm" svg:y2="8.378cm">
                        <text:p/>
                      </draw:line>
                      <draw:line draw:style-name="gr344" draw:text-style-name="P3" draw:layer="layout" svg:x1="20.712cm" svg:y1="8.425cm" svg:x2="20.712cm" svg:y2="8.614cm">
                        <text:p/>
                      </draw:line>
                      <draw:line draw:style-name="gr345" draw:text-style-name="P3" draw:layer="layout" svg:x1="20.679cm" svg:y1="8.409cm" svg:x2="20.679cm" svg:y2="8.598cm">
                        <text:p/>
                      </draw:line>
                      <draw:line draw:style-name="gr346" draw:text-style-name="P3" draw:layer="layout" svg:x1="20.645cm" svg:y1="8.394cm" svg:x2="20.645cm" svg:y2="8.583cm">
                        <text:p/>
                      </draw:line>
                      <draw:line draw:style-name="gr347" draw:text-style-name="P3" draw:layer="layout" svg:x1="20.746cm" svg:y1="8.63cm" svg:x2="20.746cm" svg:y2="8.441cm">
                        <text:p/>
                      </draw:line>
                    </draw:g>
                    <draw:g>
                      <draw:polygon draw:style-name="gr348" draw:text-style-name="P7" draw:layer="layout" svg:width="0.811cm" svg:height="0.631cm" svg:x="20.374cm" svg:y="7.983cm" svg:viewBox="0 0 812 632" draw:points="0,253 0,0 812,379 812,632">
                        <text:p/>
                      </draw:polygon>
                      <draw:line draw:style-name="gr349" draw:text-style-name="P3" draw:layer="layout" svg:x1="20.577cm" svg:y1="8.109cm" svg:x2="20.577cm" svg:y2="8.298cm">
                        <text:p/>
                      </draw:line>
                      <draw:polyline draw:style-name="gr350" draw:text-style-name="P3" draw:layer="layout" svg:width="0.27cm" svg:height="0.157cm" svg:x="20.848cm" svg:y="8.267cm" svg:viewBox="0 0 271 158" draw:points="271,158 0,32 0,0">
                        <text:p/>
                      </draw:polyline>
                      <draw:polyline draw:style-name="gr351" draw:text-style-name="P3" draw:layer="layout" svg:width="0.27cm" svg:height="0.157cm" svg:x="20.848cm" svg:y="8.267cm" svg:viewBox="0 0 271 158" draw:points="271,158 271,126 0,0">
                        <text:p/>
                      </draw:polyline>
                      <draw:polygon draw:style-name="gr352" draw:text-style-name="P33" draw:layer="layout" svg:width="0.033cm" svg:height="0.046cm" svg:x="21.085cm" svg:y="8.488cm" svg:viewBox="0 0 34 47" draw:points="0,32 0,0 34,16 34,47">
                        <text:p/>
                      </draw:polygon>
                      <draw:line draw:style-name="gr353" draw:text-style-name="P3" draw:layer="layout" svg:x1="20.543cm" svg:y1="8.094cm" svg:x2="20.543cm" svg:y2="8.283cm">
                        <text:p/>
                      </draw:line>
                      <draw:line draw:style-name="gr354" draw:text-style-name="P3" draw:layer="layout" svg:x1="20.51cm" svg:y1="8.078cm" svg:x2="20.51cm" svg:y2="8.267cm">
                        <text:p/>
                      </draw:line>
                      <draw:line draw:style-name="gr355" draw:text-style-name="P3" draw:layer="layout" svg:x1="20.476cm" svg:y1="8.062cm" svg:x2="20.476cm" svg:y2="8.251cm">
                        <text:p/>
                      </draw:line>
                      <draw:line draw:style-name="gr356" draw:text-style-name="P3" draw:layer="layout" svg:x1="20.442cm" svg:y1="8.046cm" svg:x2="20.442cm" svg:y2="8.235cm">
                        <text:p/>
                      </draw:line>
                      <draw:line draw:style-name="gr357" draw:text-style-name="P3" draw:layer="layout" svg:x1="20.611cm" svg:y1="8.314cm" svg:x2="20.611cm" svg:y2="8.125cm">
                        <text:p/>
                      </draw:line>
                      <draw:line draw:style-name="gr358" draw:text-style-name="P3" draw:layer="layout" svg:x1="20.712cm" svg:y1="8.173cm" svg:x2="20.712cm" svg:y2="8.362cm">
                        <text:p/>
                      </draw:line>
                      <draw:line draw:style-name="gr359" draw:text-style-name="P3" draw:layer="layout" svg:x1="20.679cm" svg:y1="8.157cm" svg:x2="20.679cm" svg:y2="8.346cm">
                        <text:p/>
                      </draw:line>
                      <draw:line draw:style-name="gr360" draw:text-style-name="P3" draw:layer="layout" svg:x1="20.645cm" svg:y1="8.141cm" svg:x2="20.645cm" svg:y2="8.33cm">
                        <text:p/>
                      </draw:line>
                      <draw:line draw:style-name="gr361" draw:text-style-name="P3" draw:layer="layout" svg:x1="20.746cm" svg:y1="8.377cm" svg:x2="20.746cm" svg:y2="8.188cm">
                        <text:p/>
                      </draw:line>
                    </draw:g>
                    <draw:g>
                      <draw:polygon draw:style-name="gr362" draw:text-style-name="P7" draw:layer="layout" svg:width="0.811cm" svg:height="0.631cm" svg:x="20.374cm" svg:y="7.73cm" svg:viewBox="0 0 812 632" draw:points="0,253 0,0 812,379 812,632">
                        <text:p/>
                      </draw:polygon>
                      <draw:line draw:style-name="gr363" draw:text-style-name="P3" draw:layer="layout" svg:x1="20.577cm" svg:y1="7.857cm" svg:x2="20.577cm" svg:y2="8.046cm">
                        <text:p/>
                      </draw:line>
                      <draw:polyline draw:style-name="gr364" draw:text-style-name="P3" draw:layer="layout" svg:width="0.27cm" svg:height="0.157cm" svg:x="20.848cm" svg:y="8.015cm" svg:viewBox="0 0 271 158" draw:points="271,158 0,32 0,0">
                        <text:p/>
                      </draw:polyline>
                      <draw:polyline draw:style-name="gr365" draw:text-style-name="P3" draw:layer="layout" svg:width="0.27cm" svg:height="0.157cm" svg:x="20.848cm" svg:y="8.015cm" svg:viewBox="0 0 271 158" draw:points="271,158 271,126 0,0">
                        <text:p/>
                      </draw:polyline>
                      <draw:polygon draw:style-name="gr366" draw:text-style-name="P33" draw:layer="layout" svg:width="0.033cm" svg:height="0.046cm" svg:x="21.085cm" svg:y="8.236cm" svg:viewBox="0 0 34 47" draw:points="0,32 0,0 34,16 34,47">
                        <text:p/>
                      </draw:polygon>
                      <draw:line draw:style-name="gr367" draw:text-style-name="P3" draw:layer="layout" svg:x1="20.543cm" svg:y1="7.841cm" svg:x2="20.543cm" svg:y2="8.03cm">
                        <text:p/>
                      </draw:line>
                      <draw:line draw:style-name="gr368" draw:text-style-name="P3" draw:layer="layout" svg:x1="20.51cm" svg:y1="7.825cm" svg:x2="20.51cm" svg:y2="8.014cm">
                        <text:p/>
                      </draw:line>
                      <draw:line draw:style-name="gr369" draw:text-style-name="P3" draw:layer="layout" svg:x1="20.476cm" svg:y1="7.809cm" svg:x2="20.476cm" svg:y2="7.998cm">
                        <text:p/>
                      </draw:line>
                      <draw:line draw:style-name="gr370" draw:text-style-name="P3" draw:layer="layout" svg:x1="20.442cm" svg:y1="7.794cm" svg:x2="20.442cm" svg:y2="7.983cm">
                        <text:p/>
                      </draw:line>
                      <draw:line draw:style-name="gr371" draw:text-style-name="P3" draw:layer="layout" svg:x1="20.611cm" svg:y1="8.061cm" svg:x2="20.611cm" svg:y2="7.872cm">
                        <text:p/>
                      </draw:line>
                      <draw:line draw:style-name="gr372" draw:text-style-name="P3" draw:layer="layout" svg:x1="20.712cm" svg:y1="7.92cm" svg:x2="20.712cm" svg:y2="8.109cm">
                        <text:p/>
                      </draw:line>
                      <draw:line draw:style-name="gr373" draw:text-style-name="P3" draw:layer="layout" svg:x1="20.679cm" svg:y1="7.904cm" svg:x2="20.679cm" svg:y2="8.093cm">
                        <text:p/>
                      </draw:line>
                      <draw:line draw:style-name="gr374" draw:text-style-name="P3" draw:layer="layout" svg:x1="20.645cm" svg:y1="7.888cm" svg:x2="20.645cm" svg:y2="8.077cm">
                        <text:p/>
                      </draw:line>
                      <draw:line draw:style-name="gr375" draw:text-style-name="P3" draw:layer="layout" svg:x1="20.746cm" svg:y1="8.125cm" svg:x2="20.746cm" svg:y2="7.936cm">
                        <text:p/>
                      </draw:line>
                    </draw:g>
                    <draw:polygon draw:style-name="gr376" draw:text-style-name="P7" draw:layer="layout" svg:width="0.879cm" svg:height="0.599cm" svg:x="20.307cm" svg:y="7.557cm" svg:viewBox="0 0 880 600" draw:points="0,189 0,0 880,411 880,600">
                      <text:p/>
                    </draw:polygon>
                    <draw:polygon draw:style-name="gr377" draw:text-style-name="P6" draw:layer="layout" svg:width="2.164cm" svg:height="4.294cm" svg:x="20.205cm" svg:y="7.004cm" svg:viewBox="0 0 2165 4295" draw:points="0,3790 0,505 1083,0 2165,505 2165,3790 1083,4295">
                      <text:p/>
                    </draw:polygon>
                  </draw:g>
                  <draw:g>
                    <draw:polygon draw:style-name="gr378" draw:text-style-name="P35" draw:layer="layout" svg:width="0.54cm" svg:height="0.252cm" svg:x="20.476cm" svg:y="7.383cm" svg:viewBox="0 0 541 253" draw:points="271,0 541,126 271,253 0,126">
                      <text:p/>
                    </draw:polygon>
                    <draw:line draw:style-name="gr379" draw:text-style-name="P3" draw:layer="layout" svg:x1="20.577cm" svg:y1="7.462cm" svg:x2="20.848cm" svg:y2="7.588cm">
                      <text:p/>
                    </draw:line>
                    <draw:line draw:style-name="gr380" draw:text-style-name="P3" draw:layer="layout" svg:x1="20.543cm" svg:y1="7.478cm" svg:x2="20.814cm" svg:y2="7.604cm">
                      <text:p/>
                    </draw:line>
                    <draw:line draw:style-name="gr381" draw:text-style-name="P3" draw:layer="layout" svg:x1="20.51cm" svg:y1="7.494cm" svg:x2="20.781cm" svg:y2="7.62cm">
                      <text:p/>
                    </draw:line>
                    <draw:line draw:style-name="gr382" draw:text-style-name="P3" draw:layer="layout" svg:x1="20.713cm" svg:y1="7.399cm" svg:x2="20.984cm" svg:y2="7.525cm">
                      <text:p/>
                    </draw:line>
                    <draw:line draw:style-name="gr383" draw:text-style-name="P3" draw:layer="layout" svg:x1="20.679cm" svg:y1="7.415cm" svg:x2="20.95cm" svg:y2="7.541cm">
                      <text:p/>
                    </draw:line>
                    <draw:line draw:style-name="gr384" draw:text-style-name="P3" draw:layer="layout" svg:x1="20.645cm" svg:y1="7.43cm" svg:x2="20.916cm" svg:y2="7.556cm">
                      <text:p/>
                    </draw:line>
                    <draw:line draw:style-name="gr385" draw:text-style-name="P3" draw:layer="layout" svg:x1="20.611cm" svg:y1="7.446cm" svg:x2="20.882cm" svg:y2="7.572cm">
                      <text:p/>
                    </draw:line>
                  </draw:g>
                  <draw:g>
                    <draw:polygon draw:style-name="gr386" draw:text-style-name="P35" draw:layer="layout" svg:width="0.54cm" svg:height="0.252cm" svg:x="21.017cm" svg:y="7.13cm" svg:viewBox="0 0 541 253" draw:points="271,0 541,126 271,253 0,126">
                      <text:p/>
                    </draw:polygon>
                    <draw:line draw:style-name="gr387" draw:text-style-name="P3" draw:layer="layout" svg:x1="21.119cm" svg:y1="7.209cm" svg:x2="21.39cm" svg:y2="7.335cm">
                      <text:p/>
                    </draw:line>
                    <draw:line draw:style-name="gr388" draw:text-style-name="P3" draw:layer="layout" svg:x1="21.085cm" svg:y1="7.225cm" svg:x2="21.356cm" svg:y2="7.351cm">
                      <text:p/>
                    </draw:line>
                    <draw:line draw:style-name="gr389" draw:text-style-name="P3" draw:layer="layout" svg:x1="21.051cm" svg:y1="7.241cm" svg:x2="21.322cm" svg:y2="7.367cm">
                      <text:p/>
                    </draw:line>
                    <draw:line draw:style-name="gr390" draw:text-style-name="P3" draw:layer="layout" svg:x1="21.254cm" svg:y1="7.146cm" svg:x2="21.525cm" svg:y2="7.272cm">
                      <text:p/>
                    </draw:line>
                    <draw:line draw:style-name="gr391" draw:text-style-name="P3" draw:layer="layout" svg:x1="21.22cm" svg:y1="7.162cm" svg:x2="21.491cm" svg:y2="7.288cm">
                      <text:p/>
                    </draw:line>
                    <draw:line draw:style-name="gr392" draw:text-style-name="P3" draw:layer="layout" svg:x1="21.186cm" svg:y1="7.178cm" svg:x2="21.457cm" svg:y2="7.304cm">
                      <text:p/>
                    </draw:line>
                    <draw:line draw:style-name="gr393" draw:text-style-name="P3" draw:layer="layout" svg:x1="21.153cm" svg:y1="7.193cm" svg:x2="21.424cm" svg:y2="7.319cm">
                      <text:p/>
                    </draw:line>
                  </draw:g>
                  <draw:g>
                    <draw:polygon draw:style-name="gr394" draw:text-style-name="P35" draw:layer="layout" svg:width="0.54cm" svg:height="0.252cm" svg:x="21.017cm" svg:y="7.636cm" svg:viewBox="0 0 541 253" draw:points="271,0 541,126 271,253 0,126">
                      <text:p/>
                    </draw:polygon>
                    <draw:line draw:style-name="gr395" draw:text-style-name="P3" draw:layer="layout" svg:x1="21.119cm" svg:y1="7.715cm" svg:x2="21.39cm" svg:y2="7.841cm">
                      <text:p/>
                    </draw:line>
                    <draw:line draw:style-name="gr396" draw:text-style-name="P3" draw:layer="layout" svg:x1="21.085cm" svg:y1="7.73cm" svg:x2="21.356cm" svg:y2="7.856cm">
                      <text:p/>
                    </draw:line>
                    <draw:line draw:style-name="gr397" draw:text-style-name="P3" draw:layer="layout" svg:x1="21.051cm" svg:y1="7.746cm" svg:x2="21.322cm" svg:y2="7.872cm">
                      <text:p/>
                    </draw:line>
                    <draw:line draw:style-name="gr398" draw:text-style-name="P3" draw:layer="layout" svg:x1="21.254cm" svg:y1="7.651cm" svg:x2="21.525cm" svg:y2="7.777cm">
                      <text:p/>
                    </draw:line>
                    <draw:line draw:style-name="gr399" draw:text-style-name="P3" draw:layer="layout" svg:x1="21.22cm" svg:y1="7.667cm" svg:x2="21.491cm" svg:y2="7.793cm">
                      <text:p/>
                    </draw:line>
                    <draw:line draw:style-name="gr400" draw:text-style-name="P3" draw:layer="layout" svg:x1="21.186cm" svg:y1="7.683cm" svg:x2="21.457cm" svg:y2="7.809cm">
                      <text:p/>
                    </draw:line>
                    <draw:line draw:style-name="gr401" draw:text-style-name="P3" draw:layer="layout" svg:x1="21.153cm" svg:y1="7.699cm" svg:x2="21.424cm" svg:y2="7.825cm">
                      <text:p/>
                    </draw:line>
                  </draw:g>
                  <draw:g>
                    <draw:polygon draw:style-name="gr402" draw:text-style-name="P35" draw:layer="layout" svg:width="0.54cm" svg:height="0.252cm" svg:x="21.559cm" svg:y="7.383cm" svg:viewBox="0 0 541 253" draw:points="271,0 541,126 271,253 0,126">
                      <text:p/>
                    </draw:polygon>
                    <draw:line draw:style-name="gr403" draw:text-style-name="P3" draw:layer="layout" svg:x1="21.66cm" svg:y1="7.462cm" svg:x2="21.931cm" svg:y2="7.588cm">
                      <text:p/>
                    </draw:line>
                    <draw:line draw:style-name="gr404" draw:text-style-name="P3" draw:layer="layout" svg:x1="21.626cm" svg:y1="7.478cm" svg:x2="21.897cm" svg:y2="7.604cm">
                      <text:p/>
                    </draw:line>
                    <draw:line draw:style-name="gr405" draw:text-style-name="P3" draw:layer="layout" svg:x1="21.592cm" svg:y1="7.494cm" svg:x2="21.863cm" svg:y2="7.62cm">
                      <text:p/>
                    </draw:line>
                    <draw:line draw:style-name="gr406" draw:text-style-name="P3" draw:layer="layout" svg:x1="21.795cm" svg:y1="7.399cm" svg:x2="22.066cm" svg:y2="7.525cm">
                      <text:p/>
                    </draw:line>
                    <draw:line draw:style-name="gr407" draw:text-style-name="P3" draw:layer="layout" svg:x1="21.761cm" svg:y1="7.415cm" svg:x2="22.032cm" svg:y2="7.541cm">
                      <text:p/>
                    </draw:line>
                    <draw:line draw:style-name="gr408" draw:text-style-name="P3" draw:layer="layout" svg:x1="21.728cm" svg:y1="7.43cm" svg:x2="21.999cm" svg:y2="7.556cm">
                      <text:p/>
                    </draw:line>
                    <draw:line draw:style-name="gr409" draw:text-style-name="P3" draw:layer="layout" svg:x1="21.694cm" svg:y1="7.446cm" svg:x2="21.965cm" svg:y2="7.572cm">
                      <text:p/>
                    </draw:line>
                  </draw:g>
                </draw:g>
              </draw:g>
              <draw:g>
                <draw:g>
                  <draw:polygon draw:style-name="gr410" draw:text-style-name="P36" draw:layer="layout" svg:width="0.861cm" svg:height="1.121cm" svg:x="21.107cm" svg:y="10.292cm" svg:viewBox="0 0 862 1122" draw:points="0,623 0,0 593,343 647,250 862,374 862,1122">
                    <text:p/>
                  </draw:polygon>
                  <draw:polygon draw:style-name="gr411" draw:text-style-name="P37" draw:layer="layout" svg:width="0.969cm" svg:height="1.058cm" svg:x="20.999cm" svg:y="10.354cm" svg:viewBox="0 0 970 1059" draw:points="108,561 0,0 862,498 970,1059">
                    <text:p/>
                  </draw:polygon>
                  <draw:polygon draw:style-name="gr412" draw:text-style-name="P37" draw:layer="layout" svg:width="1.077cm" svg:height="0.965cm" svg:x="20.891cm" svg:y="10.447cm" svg:viewBox="0 0 1078 966" draw:points="216,468 0,0 862,498 1078,966">
                    <text:p/>
                  </draw:polygon>
                  <draw:polygon draw:style-name="gr413" draw:text-style-name="P36" draw:layer="layout" svg:width="1.131cm" svg:height="0.84cm" svg:x="20.837cm" svg:y="10.572cm" svg:viewBox="0 0 1132 841" draw:points="270,343 0,0 809,436 1132,841">
                    <text:p/>
                  </draw:polygon>
                  <draw:polygon draw:style-name="gr414" draw:text-style-name="P38" draw:layer="layout" svg:width="1.131cm" svg:height="1.121cm" svg:x="20.837cm" svg:y="10.292cm" svg:viewBox="0 0 1132 1122" draw:points="270,125 270,0 862,343 917,250 1132,374 1132,1122 270,623 0,280 150,359 54,156 193,238 162,62">
                    <text:p/>
                  </draw:polygon>
                </draw:g>
              </draw:g>
            </draw:g>
            <draw:frame draw:style-name="gr415" draw:text-style-name="P40" draw:layer="layout" svg:width="2.238cm" svg:height="0.963cm" svg:x="20.162cm" svg:y="5.951cm">
              <draw:text-box>
                <text:p text:style-name="P39">GPFS</text:p>
                <text:p text:style-name="P39">File Cluster</text:p>
              </draw:text-box>
            </draw:frame>
          </draw:g>
          <draw:g>
            <draw:g>
              <draw:g>
                <draw:path draw:style-name="gr416" draw:text-style-name="P1" draw:layer="layout" svg:width="1.205cm" svg:height="0.598cm" svg:x="15.094cm" svg:y="9.779cm" svg:viewBox="0 0 1206 599" svg:d="M0 599c73 0 1015-331 1150-410 94-44 68-190-63-189-4-1-1087 599-1087 599z">
                  <text:p/>
                </draw:path>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g>
                    <draw:polygon draw:style-name="gr417" draw:text-style-name="P8" draw:layer="layout" svg:width="1.082cm" svg:height="3.789cm" svg:x="15.088cm" svg:y="6.583cm" svg:viewBox="0 0 1083 3790" draw:points="0,3790 0,505 1083,0 1083,3284">
                      <text:p/>
                    </draw:polygon>
                    <draw:polygon draw:style-name="gr418" draw:text-style-name="P9" draw:layer="layout" svg:width="2.164cm" svg:height="1.01cm" svg:x="14.005cm" svg:y="6.078cm" svg:viewBox="0 0 2165 1011" draw:points="1083,1011 0,505 1083,0 2165,505">
                      <text:p/>
                    </draw:polygon>
                    <draw:g>
                      <draw:polygon draw:style-name="gr419" draw:text-style-name="P7" draw:layer="layout" svg:width="0.811cm" svg:height="0.631cm" svg:x="14.174cm" svg:y="9.584cm" svg:viewBox="0 0 812 632" draw:points="0,253 0,0 812,379 812,632">
                        <text:p/>
                      </draw:polygon>
                      <draw:line draw:style-name="gr420" draw:text-style-name="P3" draw:layer="layout" svg:x1="14.377cm" svg:y1="9.71cm" svg:x2="14.377cm" svg:y2="9.899cm">
                        <text:p/>
                      </draw:line>
                      <draw:polyline draw:style-name="gr421" draw:text-style-name="P3" draw:layer="layout" svg:width="0.27cm" svg:height="0.157cm" svg:x="14.648cm" svg:y="9.868cm" svg:viewBox="0 0 271 158" draw:points="271,158 0,32 0,0">
                        <text:p/>
                      </draw:polyline>
                      <draw:polyline draw:style-name="gr422" draw:text-style-name="P3" draw:layer="layout" svg:width="0.27cm" svg:height="0.157cm" svg:x="14.648cm" svg:y="9.868cm" svg:viewBox="0 0 271 158" draw:points="271,158 271,126 0,0">
                        <text:p/>
                      </draw:polyline>
                      <draw:polygon draw:style-name="gr423" draw:text-style-name="P33" draw:layer="layout" svg:width="0.033cm" svg:height="0.046cm" svg:x="14.885cm" svg:y="10.089cm" svg:viewBox="0 0 34 47" draw:points="0,32 0,0 34,16 34,47">
                        <text:p/>
                      </draw:polygon>
                      <draw:line draw:style-name="gr424" draw:text-style-name="P3" draw:layer="layout" svg:x1="14.344cm" svg:y1="9.694cm" svg:x2="14.344cm" svg:y2="9.883cm">
                        <text:p/>
                      </draw:line>
                      <draw:line draw:style-name="gr425" draw:text-style-name="P3" draw:layer="layout" svg:x1="14.31cm" svg:y1="9.678cm" svg:x2="14.31cm" svg:y2="9.867cm">
                        <text:p/>
                      </draw:line>
                      <draw:line draw:style-name="gr426" draw:text-style-name="P3" draw:layer="layout" svg:x1="14.276cm" svg:y1="9.662cm" svg:x2="14.276cm" svg:y2="9.851cm">
                        <text:p/>
                      </draw:line>
                      <draw:line draw:style-name="gr427" draw:text-style-name="P3" draw:layer="layout" svg:x1="14.242cm" svg:y1="9.647cm" svg:x2="14.242cm" svg:y2="9.836cm">
                        <text:p/>
                      </draw:line>
                      <draw:line draw:style-name="gr428" draw:text-style-name="P3" draw:layer="layout" svg:x1="14.411cm" svg:y1="9.915cm" svg:x2="14.411cm" svg:y2="9.726cm">
                        <text:p/>
                      </draw:line>
                      <draw:line draw:style-name="gr429" draw:text-style-name="P3" draw:layer="layout" svg:x1="14.513cm" svg:y1="9.773cm" svg:x2="14.513cm" svg:y2="9.962cm">
                        <text:p/>
                      </draw:line>
                      <draw:line draw:style-name="gr430" draw:text-style-name="P3" draw:layer="layout" svg:x1="14.479cm" svg:y1="9.757cm" svg:x2="14.479cm" svg:y2="9.946cm">
                        <text:p/>
                      </draw:line>
                      <draw:line draw:style-name="gr431" draw:text-style-name="P3" draw:layer="layout" svg:x1="14.445cm" svg:y1="9.741cm" svg:x2="14.445cm" svg:y2="9.93cm">
                        <text:p/>
                      </draw:line>
                      <draw:line draw:style-name="gr432" draw:text-style-name="P3" draw:layer="layout" svg:x1="14.547cm" svg:y1="9.978cm" svg:x2="14.547cm" svg:y2="9.789cm">
                        <text:p/>
                      </draw:line>
                    </draw:g>
                    <draw:polygon draw:style-name="gr433" draw:text-style-name="P7" draw:layer="layout" svg:width="0.101cm" svg:height="3.331cm" svg:x="14.986cm" svg:y="7.041cm" svg:viewBox="0 0 102 3332" draw:points="0,3284 0,0 102,47 102,3332">
                      <text:p/>
                    </draw:polygon>
                    <draw:polygon draw:style-name="gr434" draw:text-style-name="P7" draw:layer="layout" svg:width="0.101cm" svg:height="3.331cm" svg:x="14.005cm" svg:y="6.583cm" svg:viewBox="0 0 102 3332" draw:points="0,3284 0,0 102,47 102,3332">
                      <text:p/>
                    </draw:polygon>
                    <draw:polygon draw:style-name="gr435" draw:text-style-name="P34" draw:layer="layout" svg:width="0.067cm" svg:height="3.236cm" svg:x="14.107cm" svg:y="6.631cm" svg:viewBox="0 0 68 3237" draw:points="0,3237 0,0 68,32 68,3205">
                      <text:p/>
                    </draw:polygon>
                    <draw:polygon draw:style-name="gr436" draw:text-style-name="P7" draw:layer="layout" svg:width="0.879cm" svg:height="0.457cm" svg:x="14.107cm" svg:y="9.868cm" svg:viewBox="0 0 880 458" draw:points="0,47 0,0 880,411 880,458">
                      <text:p/>
                    </draw:polygon>
                    <draw:polygon draw:style-name="gr437" draw:text-style-name="P7" draw:layer="layout" svg:width="0.879cm" svg:height="0.441cm" svg:x="14.107cm" svg:y="9.836cm" svg:viewBox="0 0 880 442" draw:points="0,32 68,0 880,379 880,442">
                      <text:p/>
                    </draw:polygon>
                    <draw:g>
                      <draw:polygon draw:style-name="gr438" draw:text-style-name="P7" draw:layer="layout" svg:width="0.811cm" svg:height="0.631cm" svg:x="14.174cm" svg:y="9.331cm" svg:viewBox="0 0 812 632" draw:points="0,253 0,0 812,379 812,632">
                        <text:p/>
                      </draw:polygon>
                      <draw:line draw:style-name="gr439" draw:text-style-name="P3" draw:layer="layout" svg:x1="14.377cm" svg:y1="9.457cm" svg:x2="14.377cm" svg:y2="9.646cm">
                        <text:p/>
                      </draw:line>
                      <draw:polyline draw:style-name="gr440" draw:text-style-name="P3" draw:layer="layout" svg:width="0.27cm" svg:height="0.157cm" svg:x="14.648cm" svg:y="9.615cm" svg:viewBox="0 0 271 158" draw:points="271,158 0,32 0,0">
                        <text:p/>
                      </draw:polyline>
                      <draw:polyline draw:style-name="gr441" draw:text-style-name="P3" draw:layer="layout" svg:width="0.27cm" svg:height="0.157cm" svg:x="14.648cm" svg:y="9.615cm" svg:viewBox="0 0 271 158" draw:points="271,158 271,126 0,0">
                        <text:p/>
                      </draw:polyline>
                      <draw:polygon draw:style-name="gr442" draw:text-style-name="P33" draw:layer="layout" svg:width="0.033cm" svg:height="0.046cm" svg:x="14.885cm" svg:y="9.836cm" svg:viewBox="0 0 34 47" draw:points="0,32 0,0 34,16 34,47">
                        <text:p/>
                      </draw:polygon>
                      <draw:line draw:style-name="gr443" draw:text-style-name="P3" draw:layer="layout" svg:x1="14.344cm" svg:y1="9.441cm" svg:x2="14.344cm" svg:y2="9.63cm">
                        <text:p/>
                      </draw:line>
                      <draw:line draw:style-name="gr444" draw:text-style-name="P3" draw:layer="layout" svg:x1="14.31cm" svg:y1="9.426cm" svg:x2="14.31cm" svg:y2="9.615cm">
                        <text:p/>
                      </draw:line>
                      <draw:line draw:style-name="gr445" draw:text-style-name="P3" draw:layer="layout" svg:x1="14.276cm" svg:y1="9.41cm" svg:x2="14.276cm" svg:y2="9.599cm">
                        <text:p/>
                      </draw:line>
                      <draw:line draw:style-name="gr446" draw:text-style-name="P3" draw:layer="layout" svg:x1="14.242cm" svg:y1="9.394cm" svg:x2="14.242cm" svg:y2="9.583cm">
                        <text:p/>
                      </draw:line>
                      <draw:line draw:style-name="gr447" draw:text-style-name="P3" draw:layer="layout" svg:x1="14.411cm" svg:y1="9.662cm" svg:x2="14.411cm" svg:y2="9.473cm">
                        <text:p/>
                      </draw:line>
                      <draw:line draw:style-name="gr448" draw:text-style-name="P3" draw:layer="layout" svg:x1="14.513cm" svg:y1="9.52cm" svg:x2="14.513cm" svg:y2="9.709cm">
                        <text:p/>
                      </draw:line>
                      <draw:line draw:style-name="gr449" draw:text-style-name="P3" draw:layer="layout" svg:x1="14.479cm" svg:y1="9.505cm" svg:x2="14.479cm" svg:y2="9.694cm">
                        <text:p/>
                      </draw:line>
                      <draw:line draw:style-name="gr450" draw:text-style-name="P3" draw:layer="layout" svg:x1="14.445cm" svg:y1="9.489cm" svg:x2="14.445cm" svg:y2="9.678cm">
                        <text:p/>
                      </draw:line>
                      <draw:line draw:style-name="gr451" draw:text-style-name="P3" draw:layer="layout" svg:x1="14.547cm" svg:y1="9.725cm" svg:x2="14.547cm" svg:y2="9.536cm">
                        <text:p/>
                      </draw:line>
                    </draw:g>
                    <draw:g>
                      <draw:polygon draw:style-name="gr452" draw:text-style-name="P7" draw:layer="layout" svg:width="0.811cm" svg:height="0.631cm" svg:x="14.174cm" svg:y="9.078cm" svg:viewBox="0 0 812 632" draw:points="0,253 0,0 812,379 812,632">
                        <text:p/>
                      </draw:polygon>
                      <draw:line draw:style-name="gr453" draw:text-style-name="P3" draw:layer="layout" svg:x1="14.377cm" svg:y1="9.205cm" svg:x2="14.377cm" svg:y2="9.394cm">
                        <text:p/>
                      </draw:line>
                      <draw:polyline draw:style-name="gr454" draw:text-style-name="P3" draw:layer="layout" svg:width="0.27cm" svg:height="0.157cm" svg:x="14.648cm" svg:y="9.362cm" svg:viewBox="0 0 271 158" draw:points="271,158 0,32 0,0">
                        <text:p/>
                      </draw:polyline>
                      <draw:polyline draw:style-name="gr455" draw:text-style-name="P3" draw:layer="layout" svg:width="0.27cm" svg:height="0.157cm" svg:x="14.648cm" svg:y="9.362cm" svg:viewBox="0 0 271 158" draw:points="271,158 271,126 0,0">
                        <text:p/>
                      </draw:polyline>
                      <draw:polygon draw:style-name="gr456" draw:text-style-name="P33" draw:layer="layout" svg:width="0.033cm" svg:height="0.046cm" svg:x="14.885cm" svg:y="9.584cm" svg:viewBox="0 0 34 47" draw:points="0,32 0,0 34,16 34,47">
                        <text:p/>
                      </draw:polygon>
                      <draw:line draw:style-name="gr457" draw:text-style-name="P3" draw:layer="layout" svg:x1="14.344cm" svg:y1="9.189cm" svg:x2="14.344cm" svg:y2="9.378cm">
                        <text:p/>
                      </draw:line>
                      <draw:line draw:style-name="gr458" draw:text-style-name="P3" draw:layer="layout" svg:x1="14.31cm" svg:y1="9.173cm" svg:x2="14.31cm" svg:y2="9.362cm">
                        <text:p/>
                      </draw:line>
                      <draw:line draw:style-name="gr459" draw:text-style-name="P3" draw:layer="layout" svg:x1="14.276cm" svg:y1="9.157cm" svg:x2="14.276cm" svg:y2="9.346cm">
                        <text:p/>
                      </draw:line>
                      <draw:line draw:style-name="gr460" draw:text-style-name="P3" draw:layer="layout" svg:x1="14.242cm" svg:y1="9.141cm" svg:x2="14.242cm" svg:y2="9.33cm">
                        <text:p/>
                      </draw:line>
                      <draw:line draw:style-name="gr461" draw:text-style-name="P3" draw:layer="layout" svg:x1="14.411cm" svg:y1="9.409cm" svg:x2="14.411cm" svg:y2="9.22cm">
                        <text:p/>
                      </draw:line>
                      <draw:line draw:style-name="gr462" draw:text-style-name="P3" draw:layer="layout" svg:x1="14.513cm" svg:y1="9.268cm" svg:x2="14.513cm" svg:y2="9.457cm">
                        <text:p/>
                      </draw:line>
                      <draw:line draw:style-name="gr463" draw:text-style-name="P3" draw:layer="layout" svg:x1="14.479cm" svg:y1="9.252cm" svg:x2="14.479cm" svg:y2="9.441cm">
                        <text:p/>
                      </draw:line>
                      <draw:line draw:style-name="gr464" draw:text-style-name="P3" draw:layer="layout" svg:x1="14.445cm" svg:y1="9.236cm" svg:x2="14.445cm" svg:y2="9.425cm">
                        <text:p/>
                      </draw:line>
                      <draw:line draw:style-name="gr465" draw:text-style-name="P3" draw:layer="layout" svg:x1="14.547cm" svg:y1="9.472cm" svg:x2="14.547cm" svg:y2="9.283cm">
                        <text:p/>
                      </draw:line>
                    </draw:g>
                    <draw:g>
                      <draw:polygon draw:style-name="gr466" draw:text-style-name="P7" draw:layer="layout" svg:width="0.811cm" svg:height="0.631cm" svg:x="14.174cm" svg:y="8.826cm" svg:viewBox="0 0 812 632" draw:points="0,253 0,0 812,379 812,632">
                        <text:p/>
                      </draw:polygon>
                      <draw:line draw:style-name="gr467" draw:text-style-name="P3" draw:layer="layout" svg:x1="14.377cm" svg:y1="8.952cm" svg:x2="14.377cm" svg:y2="9.141cm">
                        <text:p/>
                      </draw:line>
                      <draw:polyline draw:style-name="gr468" draw:text-style-name="P3" draw:layer="layout" svg:width="0.27cm" svg:height="0.157cm" svg:x="14.648cm" svg:y="9.11cm" svg:viewBox="0 0 271 158" draw:points="271,158 0,32 0,0">
                        <text:p/>
                      </draw:polyline>
                      <draw:polyline draw:style-name="gr469" draw:text-style-name="P3" draw:layer="layout" svg:width="0.27cm" svg:height="0.157cm" svg:x="14.648cm" svg:y="9.11cm" svg:viewBox="0 0 271 158" draw:points="271,158 271,126 0,0">
                        <text:p/>
                      </draw:polyline>
                      <draw:polygon draw:style-name="gr470" draw:text-style-name="P33" draw:layer="layout" svg:width="0.033cm" svg:height="0.046cm" svg:x="14.885cm" svg:y="9.331cm" svg:viewBox="0 0 34 47" draw:points="0,32 0,0 34,16 34,47">
                        <text:p/>
                      </draw:polygon>
                      <draw:line draw:style-name="gr471" draw:text-style-name="P3" draw:layer="layout" svg:x1="14.344cm" svg:y1="8.936cm" svg:x2="14.344cm" svg:y2="9.125cm">
                        <text:p/>
                      </draw:line>
                      <draw:line draw:style-name="gr472" draw:text-style-name="P3" draw:layer="layout" svg:x1="14.31cm" svg:y1="8.92cm" svg:x2="14.31cm" svg:y2="9.109cm">
                        <text:p/>
                      </draw:line>
                      <draw:line draw:style-name="gr473" draw:text-style-name="P3" draw:layer="layout" svg:x1="14.276cm" svg:y1="8.905cm" svg:x2="14.276cm" svg:y2="9.094cm">
                        <text:p/>
                      </draw:line>
                      <draw:line draw:style-name="gr474" draw:text-style-name="P3" draw:layer="layout" svg:x1="14.242cm" svg:y1="8.889cm" svg:x2="14.242cm" svg:y2="9.078cm">
                        <text:p/>
                      </draw:line>
                      <draw:line draw:style-name="gr475" draw:text-style-name="P3" draw:layer="layout" svg:x1="14.411cm" svg:y1="9.157cm" svg:x2="14.411cm" svg:y2="8.968cm">
                        <text:p/>
                      </draw:line>
                      <draw:line draw:style-name="gr476" draw:text-style-name="P3" draw:layer="layout" svg:x1="14.513cm" svg:y1="9.015cm" svg:x2="14.513cm" svg:y2="9.204cm">
                        <text:p/>
                      </draw:line>
                      <draw:line draw:style-name="gr477" draw:text-style-name="P3" draw:layer="layout" svg:x1="14.479cm" svg:y1="8.999cm" svg:x2="14.479cm" svg:y2="9.188cm">
                        <text:p/>
                      </draw:line>
                      <draw:line draw:style-name="gr478" draw:text-style-name="P3" draw:layer="layout" svg:x1="14.445cm" svg:y1="8.983cm" svg:x2="14.445cm" svg:y2="9.172cm">
                        <text:p/>
                      </draw:line>
                      <draw:line draw:style-name="gr479" draw:text-style-name="P3" draw:layer="layout" svg:x1="14.547cm" svg:y1="9.22cm" svg:x2="14.547cm" svg:y2="9.031cm">
                        <text:p/>
                      </draw:line>
                    </draw:g>
                    <draw:g>
                      <draw:polygon draw:style-name="gr480" draw:text-style-name="P7" draw:layer="layout" svg:width="0.811cm" svg:height="0.631cm" svg:x="14.174cm" svg:y="8.573cm" svg:viewBox="0 0 812 632" draw:points="0,253 0,0 812,379 812,632">
                        <text:p/>
                      </draw:polygon>
                      <draw:line draw:style-name="gr481" draw:text-style-name="P3" draw:layer="layout" svg:x1="14.377cm" svg:y1="8.699cm" svg:x2="14.377cm" svg:y2="8.888cm">
                        <text:p/>
                      </draw:line>
                      <draw:polyline draw:style-name="gr482" draw:text-style-name="P3" draw:layer="layout" svg:width="0.27cm" svg:height="0.157cm" svg:x="14.648cm" svg:y="8.857cm" svg:viewBox="0 0 271 158" draw:points="271,158 0,32 0,0">
                        <text:p/>
                      </draw:polyline>
                      <draw:polyline draw:style-name="gr483" draw:text-style-name="P3" draw:layer="layout" svg:width="0.27cm" svg:height="0.157cm" svg:x="14.648cm" svg:y="8.857cm" svg:viewBox="0 0 271 158" draw:points="271,158 271,126 0,0">
                        <text:p/>
                      </draw:polyline>
                      <draw:polygon draw:style-name="gr484" draw:text-style-name="P33" draw:layer="layout" svg:width="0.033cm" svg:height="0.046cm" svg:x="14.885cm" svg:y="9.078cm" svg:viewBox="0 0 34 47" draw:points="0,32 0,0 34,16 34,47">
                        <text:p/>
                      </draw:polygon>
                      <draw:line draw:style-name="gr485" draw:text-style-name="P3" draw:layer="layout" svg:x1="14.344cm" svg:y1="8.683cm" svg:x2="14.344cm" svg:y2="8.872cm">
                        <text:p/>
                      </draw:line>
                      <draw:line draw:style-name="gr486" draw:text-style-name="P3" draw:layer="layout" svg:x1="14.31cm" svg:y1="8.668cm" svg:x2="14.31cm" svg:y2="8.857cm">
                        <text:p/>
                      </draw:line>
                      <draw:line draw:style-name="gr487" draw:text-style-name="P3" draw:layer="layout" svg:x1="14.276cm" svg:y1="8.652cm" svg:x2="14.276cm" svg:y2="8.841cm">
                        <text:p/>
                      </draw:line>
                      <draw:line draw:style-name="gr488" draw:text-style-name="P3" draw:layer="layout" svg:x1="14.242cm" svg:y1="8.636cm" svg:x2="14.242cm" svg:y2="8.825cm">
                        <text:p/>
                      </draw:line>
                      <draw:line draw:style-name="gr489" draw:text-style-name="P3" draw:layer="layout" svg:x1="14.411cm" svg:y1="8.904cm" svg:x2="14.411cm" svg:y2="8.715cm">
                        <text:p/>
                      </draw:line>
                      <draw:line draw:style-name="gr490" draw:text-style-name="P3" draw:layer="layout" svg:x1="14.513cm" svg:y1="8.762cm" svg:x2="14.513cm" svg:y2="8.951cm">
                        <text:p/>
                      </draw:line>
                      <draw:line draw:style-name="gr491" draw:text-style-name="P3" draw:layer="layout" svg:x1="14.479cm" svg:y1="8.747cm" svg:x2="14.479cm" svg:y2="8.936cm">
                        <text:p/>
                      </draw:line>
                      <draw:line draw:style-name="gr492" draw:text-style-name="P3" draw:layer="layout" svg:x1="14.445cm" svg:y1="8.731cm" svg:x2="14.445cm" svg:y2="8.92cm">
                        <text:p/>
                      </draw:line>
                      <draw:line draw:style-name="gr493" draw:text-style-name="P3" draw:layer="layout" svg:x1="14.547cm" svg:y1="8.967cm" svg:x2="14.547cm" svg:y2="8.778cm">
                        <text:p/>
                      </draw:line>
                    </draw:g>
                    <draw:g>
                      <draw:polygon draw:style-name="gr494" draw:text-style-name="P7" draw:layer="layout" svg:width="0.811cm" svg:height="0.631cm" svg:x="14.174cm" svg:y="8.32cm" svg:viewBox="0 0 812 632" draw:points="0,253 0,0 812,379 812,632">
                        <text:p/>
                      </draw:polygon>
                      <draw:line draw:style-name="gr495" draw:text-style-name="P3" draw:layer="layout" svg:x1="14.377cm" svg:y1="8.447cm" svg:x2="14.377cm" svg:y2="8.636cm">
                        <text:p/>
                      </draw:line>
                      <draw:polyline draw:style-name="gr496" draw:text-style-name="P3" draw:layer="layout" svg:width="0.27cm" svg:height="0.157cm" svg:x="14.648cm" svg:y="8.604cm" svg:viewBox="0 0 271 158" draw:points="271,158 0,32 0,0">
                        <text:p/>
                      </draw:polyline>
                      <draw:polyline draw:style-name="gr497" draw:text-style-name="P3" draw:layer="layout" svg:width="0.27cm" svg:height="0.157cm" svg:x="14.648cm" svg:y="8.604cm" svg:viewBox="0 0 271 158" draw:points="271,158 271,126 0,0">
                        <text:p/>
                      </draw:polyline>
                      <draw:polygon draw:style-name="gr498" draw:text-style-name="P33" draw:layer="layout" svg:width="0.033cm" svg:height="0.046cm" svg:x="14.885cm" svg:y="8.826cm" svg:viewBox="0 0 34 47" draw:points="0,32 0,0 34,16 34,47">
                        <text:p/>
                      </draw:polygon>
                      <draw:line draw:style-name="gr499" draw:text-style-name="P3" draw:layer="layout" svg:x1="14.344cm" svg:y1="8.431cm" svg:x2="14.344cm" svg:y2="8.62cm">
                        <text:p/>
                      </draw:line>
                      <draw:line draw:style-name="gr500" draw:text-style-name="P3" draw:layer="layout" svg:x1="14.31cm" svg:y1="8.415cm" svg:x2="14.31cm" svg:y2="8.604cm">
                        <text:p/>
                      </draw:line>
                      <draw:line draw:style-name="gr501" draw:text-style-name="P3" draw:layer="layout" svg:x1="14.276cm" svg:y1="8.399cm" svg:x2="14.276cm" svg:y2="8.588cm">
                        <text:p/>
                      </draw:line>
                      <draw:line draw:style-name="gr502" draw:text-style-name="P3" draw:layer="layout" svg:x1="14.242cm" svg:y1="8.383cm" svg:x2="14.242cm" svg:y2="8.572cm">
                        <text:p/>
                      </draw:line>
                      <draw:line draw:style-name="gr503" draw:text-style-name="P3" draw:layer="layout" svg:x1="14.411cm" svg:y1="8.651cm" svg:x2="14.411cm" svg:y2="8.462cm">
                        <text:p/>
                      </draw:line>
                      <draw:line draw:style-name="gr504" draw:text-style-name="P3" draw:layer="layout" svg:x1="14.513cm" svg:y1="8.51cm" svg:x2="14.513cm" svg:y2="8.699cm">
                        <text:p/>
                      </draw:line>
                      <draw:line draw:style-name="gr505" draw:text-style-name="P3" draw:layer="layout" svg:x1="14.479cm" svg:y1="8.494cm" svg:x2="14.479cm" svg:y2="8.683cm">
                        <text:p/>
                      </draw:line>
                      <draw:line draw:style-name="gr506" draw:text-style-name="P3" draw:layer="layout" svg:x1="14.445cm" svg:y1="8.478cm" svg:x2="14.445cm" svg:y2="8.667cm">
                        <text:p/>
                      </draw:line>
                      <draw:line draw:style-name="gr507" draw:text-style-name="P3" draw:layer="layout" svg:x1="14.547cm" svg:y1="8.715cm" svg:x2="14.547cm" svg:y2="8.526cm">
                        <text:p/>
                      </draw:line>
                    </draw:g>
                    <draw:g>
                      <draw:polygon draw:style-name="gr508" draw:text-style-name="P7" draw:layer="layout" svg:width="0.811cm" svg:height="0.631cm" svg:x="14.174cm" svg:y="8.068cm" svg:viewBox="0 0 812 632" draw:points="0,253 0,0 812,379 812,632">
                        <text:p/>
                      </draw:polygon>
                      <draw:line draw:style-name="gr509" draw:text-style-name="P3" draw:layer="layout" svg:x1="14.377cm" svg:y1="8.194cm" svg:x2="14.377cm" svg:y2="8.383cm">
                        <text:p/>
                      </draw:line>
                      <draw:polyline draw:style-name="gr510" draw:text-style-name="P3" draw:layer="layout" svg:width="0.27cm" svg:height="0.157cm" svg:x="14.648cm" svg:y="8.352cm" svg:viewBox="0 0 271 158" draw:points="271,158 0,32 0,0">
                        <text:p/>
                      </draw:polyline>
                      <draw:polyline draw:style-name="gr511" draw:text-style-name="P3" draw:layer="layout" svg:width="0.27cm" svg:height="0.157cm" svg:x="14.648cm" svg:y="8.352cm" svg:viewBox="0 0 271 158" draw:points="271,158 271,126 0,0">
                        <text:p/>
                      </draw:polyline>
                      <draw:polygon draw:style-name="gr512" draw:text-style-name="P33" draw:layer="layout" svg:width="0.033cm" svg:height="0.046cm" svg:x="14.885cm" svg:y="8.573cm" svg:viewBox="0 0 34 47" draw:points="0,32 0,0 34,16 34,47">
                        <text:p/>
                      </draw:polygon>
                      <draw:line draw:style-name="gr513" draw:text-style-name="P3" draw:layer="layout" svg:x1="14.344cm" svg:y1="8.178cm" svg:x2="14.344cm" svg:y2="8.367cm">
                        <text:p/>
                      </draw:line>
                      <draw:line draw:style-name="gr514" draw:text-style-name="P3" draw:layer="layout" svg:x1="14.31cm" svg:y1="8.162cm" svg:x2="14.31cm" svg:y2="8.351cm">
                        <text:p/>
                      </draw:line>
                      <draw:line draw:style-name="gr515" draw:text-style-name="P3" draw:layer="layout" svg:x1="14.276cm" svg:y1="8.147cm" svg:x2="14.276cm" svg:y2="8.336cm">
                        <text:p/>
                      </draw:line>
                      <draw:line draw:style-name="gr516" draw:text-style-name="P3" draw:layer="layout" svg:x1="14.242cm" svg:y1="8.131cm" svg:x2="14.242cm" svg:y2="8.32cm">
                        <text:p/>
                      </draw:line>
                      <draw:line draw:style-name="gr517" draw:text-style-name="P3" draw:layer="layout" svg:x1="14.411cm" svg:y1="8.399cm" svg:x2="14.411cm" svg:y2="8.21cm">
                        <text:p/>
                      </draw:line>
                      <draw:line draw:style-name="gr518" draw:text-style-name="P3" draw:layer="layout" svg:x1="14.513cm" svg:y1="8.257cm" svg:x2="14.513cm" svg:y2="8.446cm">
                        <text:p/>
                      </draw:line>
                      <draw:line draw:style-name="gr519" draw:text-style-name="P3" draw:layer="layout" svg:x1="14.479cm" svg:y1="8.241cm" svg:x2="14.479cm" svg:y2="8.43cm">
                        <text:p/>
                      </draw:line>
                      <draw:line draw:style-name="gr520" draw:text-style-name="P3" draw:layer="layout" svg:x1="14.445cm" svg:y1="8.226cm" svg:x2="14.445cm" svg:y2="8.415cm">
                        <text:p/>
                      </draw:line>
                      <draw:line draw:style-name="gr521" draw:text-style-name="P3" draw:layer="layout" svg:x1="14.547cm" svg:y1="8.462cm" svg:x2="14.547cm" svg:y2="8.273cm">
                        <text:p/>
                      </draw:line>
                    </draw:g>
                    <draw:g>
                      <draw:polygon draw:style-name="gr522" draw:text-style-name="P7" draw:layer="layout" svg:width="0.811cm" svg:height="0.631cm" svg:x="14.174cm" svg:y="7.815cm" svg:viewBox="0 0 812 632" draw:points="0,253 0,0 812,379 812,632">
                        <text:p/>
                      </draw:polygon>
                      <draw:line draw:style-name="gr523" draw:text-style-name="P3" draw:layer="layout" svg:x1="14.377cm" svg:y1="7.941cm" svg:x2="14.377cm" svg:y2="8.13cm">
                        <text:p/>
                      </draw:line>
                      <draw:polyline draw:style-name="gr524" draw:text-style-name="P3" draw:layer="layout" svg:width="0.27cm" svg:height="0.157cm" svg:x="14.648cm" svg:y="8.099cm" svg:viewBox="0 0 271 158" draw:points="271,158 0,32 0,0">
                        <text:p/>
                      </draw:polyline>
                      <draw:polyline draw:style-name="gr525" draw:text-style-name="P3" draw:layer="layout" svg:width="0.27cm" svg:height="0.157cm" svg:x="14.648cm" svg:y="8.099cm" svg:viewBox="0 0 271 158" draw:points="271,158 271,126 0,0">
                        <text:p/>
                      </draw:polyline>
                      <draw:polygon draw:style-name="gr526" draw:text-style-name="P33" draw:layer="layout" svg:width="0.033cm" svg:height="0.046cm" svg:x="14.885cm" svg:y="8.32cm" svg:viewBox="0 0 34 47" draw:points="0,32 0,0 34,16 34,47">
                        <text:p/>
                      </draw:polygon>
                      <draw:line draw:style-name="gr527" draw:text-style-name="P3" draw:layer="layout" svg:x1="14.344cm" svg:y1="7.925cm" svg:x2="14.344cm" svg:y2="8.114cm">
                        <text:p/>
                      </draw:line>
                      <draw:line draw:style-name="gr528" draw:text-style-name="P3" draw:layer="layout" svg:x1="14.31cm" svg:y1="7.91cm" svg:x2="14.31cm" svg:y2="8.099cm">
                        <text:p/>
                      </draw:line>
                      <draw:line draw:style-name="gr529" draw:text-style-name="P3" draw:layer="layout" svg:x1="14.276cm" svg:y1="7.894cm" svg:x2="14.276cm" svg:y2="8.083cm">
                        <text:p/>
                      </draw:line>
                      <draw:line draw:style-name="gr530" draw:text-style-name="P3" draw:layer="layout" svg:x1="14.242cm" svg:y1="7.878cm" svg:x2="14.242cm" svg:y2="8.067cm">
                        <text:p/>
                      </draw:line>
                      <draw:line draw:style-name="gr531" draw:text-style-name="P3" draw:layer="layout" svg:x1="14.411cm" svg:y1="8.146cm" svg:x2="14.411cm" svg:y2="7.957cm">
                        <text:p/>
                      </draw:line>
                      <draw:line draw:style-name="gr532" draw:text-style-name="P3" draw:layer="layout" svg:x1="14.513cm" svg:y1="8.004cm" svg:x2="14.513cm" svg:y2="8.193cm">
                        <text:p/>
                      </draw:line>
                      <draw:line draw:style-name="gr533" draw:text-style-name="P3" draw:layer="layout" svg:x1="14.479cm" svg:y1="7.989cm" svg:x2="14.479cm" svg:y2="8.178cm">
                        <text:p/>
                      </draw:line>
                      <draw:line draw:style-name="gr534" draw:text-style-name="P3" draw:layer="layout" svg:x1="14.445cm" svg:y1="7.973cm" svg:x2="14.445cm" svg:y2="8.162cm">
                        <text:p/>
                      </draw:line>
                      <draw:line draw:style-name="gr535" draw:text-style-name="P3" draw:layer="layout" svg:x1="14.547cm" svg:y1="8.209cm" svg:x2="14.547cm" svg:y2="8.02cm">
                        <text:p/>
                      </draw:line>
                    </draw:g>
                    <draw:g>
                      <draw:polygon draw:style-name="gr536" draw:text-style-name="P7" draw:layer="layout" svg:width="0.811cm" svg:height="0.631cm" svg:x="14.174cm" svg:y="7.562cm" svg:viewBox="0 0 812 632" draw:points="0,253 0,0 812,379 812,632">
                        <text:p/>
                      </draw:polygon>
                      <draw:line draw:style-name="gr537" draw:text-style-name="P3" draw:layer="layout" svg:x1="14.377cm" svg:y1="7.689cm" svg:x2="14.377cm" svg:y2="7.878cm">
                        <text:p/>
                      </draw:line>
                      <draw:polyline draw:style-name="gr538" draw:text-style-name="P3" draw:layer="layout" svg:width="0.27cm" svg:height="0.157cm" svg:x="14.648cm" svg:y="7.847cm" svg:viewBox="0 0 271 158" draw:points="271,158 0,32 0,0">
                        <text:p/>
                      </draw:polyline>
                      <draw:polyline draw:style-name="gr539" draw:text-style-name="P3" draw:layer="layout" svg:width="0.27cm" svg:height="0.157cm" svg:x="14.648cm" svg:y="7.847cm" svg:viewBox="0 0 271 158" draw:points="271,158 271,126 0,0">
                        <text:p/>
                      </draw:polyline>
                      <draw:polygon draw:style-name="gr540" draw:text-style-name="P33" draw:layer="layout" svg:width="0.033cm" svg:height="0.046cm" svg:x="14.885cm" svg:y="8.068cm" svg:viewBox="0 0 34 47" draw:points="0,32 0,0 34,16 34,47">
                        <text:p/>
                      </draw:polygon>
                      <draw:line draw:style-name="gr541" draw:text-style-name="P3" draw:layer="layout" svg:x1="14.343cm" svg:y1="7.673cm" svg:x2="14.343cm" svg:y2="7.862cm">
                        <text:p/>
                      </draw:line>
                      <draw:line draw:style-name="gr542" draw:text-style-name="P3" draw:layer="layout" svg:x1="14.31cm" svg:y1="7.657cm" svg:x2="14.31cm" svg:y2="7.846cm">
                        <text:p/>
                      </draw:line>
                      <draw:line draw:style-name="gr543" draw:text-style-name="P3" draw:layer="layout" svg:x1="14.276cm" svg:y1="7.641cm" svg:x2="14.276cm" svg:y2="7.83cm">
                        <text:p/>
                      </draw:line>
                      <draw:line draw:style-name="gr544" draw:text-style-name="P3" draw:layer="layout" svg:x1="14.242cm" svg:y1="7.625cm" svg:x2="14.242cm" svg:y2="7.814cm">
                        <text:p/>
                      </draw:line>
                      <draw:line draw:style-name="gr545" draw:text-style-name="P3" draw:layer="layout" svg:x1="14.411cm" svg:y1="7.893cm" svg:x2="14.411cm" svg:y2="7.704cm">
                        <text:p/>
                      </draw:line>
                      <draw:line draw:style-name="gr546" draw:text-style-name="P3" draw:layer="layout" svg:x1="14.512cm" svg:y1="7.752cm" svg:x2="14.512cm" svg:y2="7.941cm">
                        <text:p/>
                      </draw:line>
                      <draw:line draw:style-name="gr547" draw:text-style-name="P3" draw:layer="layout" svg:x1="14.479cm" svg:y1="7.736cm" svg:x2="14.479cm" svg:y2="7.925cm">
                        <text:p/>
                      </draw:line>
                      <draw:line draw:style-name="gr548" draw:text-style-name="P3" draw:layer="layout" svg:x1="14.445cm" svg:y1="7.72cm" svg:x2="14.445cm" svg:y2="7.909cm">
                        <text:p/>
                      </draw:line>
                      <draw:line draw:style-name="gr549" draw:text-style-name="P3" draw:layer="layout" svg:x1="14.546cm" svg:y1="7.957cm" svg:x2="14.546cm" svg:y2="7.768cm">
                        <text:p/>
                      </draw:line>
                    </draw:g>
                    <draw:g>
                      <draw:polygon draw:style-name="gr550" draw:text-style-name="P7" draw:layer="layout" svg:width="0.811cm" svg:height="0.631cm" svg:x="14.174cm" svg:y="7.31cm" svg:viewBox="0 0 812 632" draw:points="0,253 0,0 812,379 812,632">
                        <text:p/>
                      </draw:polygon>
                      <draw:line draw:style-name="gr551" draw:text-style-name="P3" draw:layer="layout" svg:x1="14.377cm" svg:y1="7.436cm" svg:x2="14.377cm" svg:y2="7.625cm">
                        <text:p/>
                      </draw:line>
                      <draw:polyline draw:style-name="gr552" draw:text-style-name="P3" draw:layer="layout" svg:width="0.27cm" svg:height="0.157cm" svg:x="14.648cm" svg:y="7.594cm" svg:viewBox="0 0 271 158" draw:points="271,158 0,32 0,0">
                        <text:p/>
                      </draw:polyline>
                      <draw:polyline draw:style-name="gr553" draw:text-style-name="P3" draw:layer="layout" svg:width="0.27cm" svg:height="0.157cm" svg:x="14.648cm" svg:y="7.594cm" svg:viewBox="0 0 271 158" draw:points="271,158 271,126 0,0">
                        <text:p/>
                      </draw:polyline>
                      <draw:polygon draw:style-name="gr554" draw:text-style-name="P33" draw:layer="layout" svg:width="0.033cm" svg:height="0.046cm" svg:x="14.885cm" svg:y="7.815cm" svg:viewBox="0 0 34 47" draw:points="0,32 0,0 34,16 34,47">
                        <text:p/>
                      </draw:polygon>
                      <draw:line draw:style-name="gr555" draw:text-style-name="P3" draw:layer="layout" svg:x1="14.343cm" svg:y1="7.42cm" svg:x2="14.343cm" svg:y2="7.609cm">
                        <text:p/>
                      </draw:line>
                      <draw:line draw:style-name="gr556" draw:text-style-name="P3" draw:layer="layout" svg:x1="14.31cm" svg:y1="7.404cm" svg:x2="14.31cm" svg:y2="7.593cm">
                        <text:p/>
                      </draw:line>
                      <draw:line draw:style-name="gr557" draw:text-style-name="P3" draw:layer="layout" svg:x1="14.276cm" svg:y1="7.389cm" svg:x2="14.276cm" svg:y2="7.578cm">
                        <text:p/>
                      </draw:line>
                      <draw:line draw:style-name="gr558" draw:text-style-name="P3" draw:layer="layout" svg:x1="14.242cm" svg:y1="7.373cm" svg:x2="14.242cm" svg:y2="7.562cm">
                        <text:p/>
                      </draw:line>
                      <draw:line draw:style-name="gr559" draw:text-style-name="P3" draw:layer="layout" svg:x1="14.411cm" svg:y1="7.641cm" svg:x2="14.411cm" svg:y2="7.452cm">
                        <text:p/>
                      </draw:line>
                      <draw:line draw:style-name="gr560" draw:text-style-name="P3" draw:layer="layout" svg:x1="14.512cm" svg:y1="7.499cm" svg:x2="14.512cm" svg:y2="7.688cm">
                        <text:p/>
                      </draw:line>
                      <draw:line draw:style-name="gr561" draw:text-style-name="P3" draw:layer="layout" svg:x1="14.479cm" svg:y1="7.483cm" svg:x2="14.479cm" svg:y2="7.672cm">
                        <text:p/>
                      </draw:line>
                      <draw:line draw:style-name="gr562" draw:text-style-name="P3" draw:layer="layout" svg:x1="14.445cm" svg:y1="7.468cm" svg:x2="14.445cm" svg:y2="7.657cm">
                        <text:p/>
                      </draw:line>
                      <draw:line draw:style-name="gr563" draw:text-style-name="P3" draw:layer="layout" svg:x1="14.546cm" svg:y1="7.704cm" svg:x2="14.546cm" svg:y2="7.515cm">
                        <text:p/>
                      </draw:line>
                    </draw:g>
                    <draw:g>
                      <draw:polygon draw:style-name="gr564" draw:text-style-name="P7" draw:layer="layout" svg:width="0.811cm" svg:height="0.631cm" svg:x="14.174cm" svg:y="7.057cm" svg:viewBox="0 0 812 632" draw:points="0,253 0,0 812,379 812,632">
                        <text:p/>
                      </draw:polygon>
                      <draw:line draw:style-name="gr565" draw:text-style-name="P3" draw:layer="layout" svg:x1="14.377cm" svg:y1="7.183cm" svg:x2="14.377cm" svg:y2="7.372cm">
                        <text:p/>
                      </draw:line>
                      <draw:polyline draw:style-name="gr566" draw:text-style-name="P3" draw:layer="layout" svg:width="0.27cm" svg:height="0.157cm" svg:x="14.648cm" svg:y="7.341cm" svg:viewBox="0 0 271 158" draw:points="271,158 0,32 0,0">
                        <text:p/>
                      </draw:polyline>
                      <draw:polyline draw:style-name="gr567" draw:text-style-name="P3" draw:layer="layout" svg:width="0.27cm" svg:height="0.157cm" svg:x="14.648cm" svg:y="7.341cm" svg:viewBox="0 0 271 158" draw:points="271,158 271,126 0,0">
                        <text:p/>
                      </draw:polyline>
                      <draw:polygon draw:style-name="gr568" draw:text-style-name="P33" draw:layer="layout" svg:width="0.033cm" svg:height="0.046cm" svg:x="14.885cm" svg:y="7.562cm" svg:viewBox="0 0 34 47" draw:points="0,32 0,0 34,16 34,47">
                        <text:p/>
                      </draw:polygon>
                      <draw:line draw:style-name="gr569" draw:text-style-name="P3" draw:layer="layout" svg:x1="14.343cm" svg:y1="7.168cm" svg:x2="14.343cm" svg:y2="7.357cm">
                        <text:p/>
                      </draw:line>
                      <draw:line draw:style-name="gr570" draw:text-style-name="P3" draw:layer="layout" svg:x1="14.31cm" svg:y1="7.152cm" svg:x2="14.31cm" svg:y2="7.341cm">
                        <text:p/>
                      </draw:line>
                      <draw:line draw:style-name="gr571" draw:text-style-name="P3" draw:layer="layout" svg:x1="14.276cm" svg:y1="7.136cm" svg:x2="14.276cm" svg:y2="7.325cm">
                        <text:p/>
                      </draw:line>
                      <draw:line draw:style-name="gr572" draw:text-style-name="P3" draw:layer="layout" svg:x1="14.242cm" svg:y1="7.12cm" svg:x2="14.242cm" svg:y2="7.309cm">
                        <text:p/>
                      </draw:line>
                      <draw:line draw:style-name="gr573" draw:text-style-name="P3" draw:layer="layout" svg:x1="14.411cm" svg:y1="7.388cm" svg:x2="14.411cm" svg:y2="7.199cm">
                        <text:p/>
                      </draw:line>
                      <draw:line draw:style-name="gr574" draw:text-style-name="P3" draw:layer="layout" svg:x1="14.512cm" svg:y1="7.247cm" svg:x2="14.512cm" svg:y2="7.436cm">
                        <text:p/>
                      </draw:line>
                      <draw:line draw:style-name="gr575" draw:text-style-name="P3" draw:layer="layout" svg:x1="14.479cm" svg:y1="7.231cm" svg:x2="14.479cm" svg:y2="7.42cm">
                        <text:p/>
                      </draw:line>
                      <draw:line draw:style-name="gr576" draw:text-style-name="P3" draw:layer="layout" svg:x1="14.445cm" svg:y1="7.215cm" svg:x2="14.445cm" svg:y2="7.404cm">
                        <text:p/>
                      </draw:line>
                      <draw:line draw:style-name="gr577" draw:text-style-name="P3" draw:layer="layout" svg:x1="14.546cm" svg:y1="7.451cm" svg:x2="14.546cm" svg:y2="7.262cm">
                        <text:p/>
                      </draw:line>
                    </draw:g>
                    <draw:g>
                      <draw:polygon draw:style-name="gr578" draw:text-style-name="P7" draw:layer="layout" svg:width="0.811cm" svg:height="0.631cm" svg:x="14.174cm" svg:y="6.804cm" svg:viewBox="0 0 812 632" draw:points="0,253 0,0 812,379 812,632">
                        <text:p/>
                      </draw:polygon>
                      <draw:line draw:style-name="gr579" draw:text-style-name="P3" draw:layer="layout" svg:x1="14.377cm" svg:y1="6.931cm" svg:x2="14.377cm" svg:y2="7.12cm">
                        <text:p/>
                      </draw:line>
                      <draw:polyline draw:style-name="gr580" draw:text-style-name="P3" draw:layer="layout" svg:width="0.27cm" svg:height="0.157cm" svg:x="14.648cm" svg:y="7.089cm" svg:viewBox="0 0 271 158" draw:points="271,158 0,32 0,0">
                        <text:p/>
                      </draw:polyline>
                      <draw:polyline draw:style-name="gr581" draw:text-style-name="P3" draw:layer="layout" svg:width="0.27cm" svg:height="0.157cm" svg:x="14.648cm" svg:y="7.089cm" svg:viewBox="0 0 271 158" draw:points="271,158 271,126 0,0">
                        <text:p/>
                      </draw:polyline>
                      <draw:polygon draw:style-name="gr582" draw:text-style-name="P33" draw:layer="layout" svg:width="0.033cm" svg:height="0.046cm" svg:x="14.885cm" svg:y="7.31cm" svg:viewBox="0 0 34 47" draw:points="0,32 0,0 34,16 34,47">
                        <text:p/>
                      </draw:polygon>
                      <draw:line draw:style-name="gr583" draw:text-style-name="P3" draw:layer="layout" svg:x1="14.343cm" svg:y1="6.915cm" svg:x2="14.343cm" svg:y2="7.104cm">
                        <text:p/>
                      </draw:line>
                      <draw:line draw:style-name="gr584" draw:text-style-name="P3" draw:layer="layout" svg:x1="14.31cm" svg:y1="6.899cm" svg:x2="14.31cm" svg:y2="7.088cm">
                        <text:p/>
                      </draw:line>
                      <draw:line draw:style-name="gr585" draw:text-style-name="P3" draw:layer="layout" svg:x1="14.276cm" svg:y1="6.883cm" svg:x2="14.276cm" svg:y2="7.072cm">
                        <text:p/>
                      </draw:line>
                      <draw:line draw:style-name="gr586" draw:text-style-name="P3" draw:layer="layout" svg:x1="14.242cm" svg:y1="6.868cm" svg:x2="14.242cm" svg:y2="7.057cm">
                        <text:p/>
                      </draw:line>
                      <draw:line draw:style-name="gr587" draw:text-style-name="P3" draw:layer="layout" svg:x1="14.411cm" svg:y1="7.135cm" svg:x2="14.411cm" svg:y2="6.946cm">
                        <text:p/>
                      </draw:line>
                      <draw:line draw:style-name="gr588" draw:text-style-name="P3" draw:layer="layout" svg:x1="14.512cm" svg:y1="6.994cm" svg:x2="14.512cm" svg:y2="7.183cm">
                        <text:p/>
                      </draw:line>
                      <draw:line draw:style-name="gr589" draw:text-style-name="P3" draw:layer="layout" svg:x1="14.479cm" svg:y1="6.978cm" svg:x2="14.479cm" svg:y2="7.167cm">
                        <text:p/>
                      </draw:line>
                      <draw:line draw:style-name="gr590" draw:text-style-name="P3" draw:layer="layout" svg:x1="14.445cm" svg:y1="6.962cm" svg:x2="14.445cm" svg:y2="7.151cm">
                        <text:p/>
                      </draw:line>
                      <draw:line draw:style-name="gr591" draw:text-style-name="P3" draw:layer="layout" svg:x1="14.546cm" svg:y1="7.199cm" svg:x2="14.546cm" svg:y2="7.01cm">
                        <text:p/>
                      </draw:line>
                    </draw:g>
                    <draw:polygon draw:style-name="gr592" draw:text-style-name="P7" draw:layer="layout" svg:width="0.879cm" svg:height="0.599cm" svg:x="14.107cm" svg:y="6.631cm" svg:viewBox="0 0 880 600" draw:points="0,189 0,0 880,411 880,600">
                      <text:p/>
                    </draw:polygon>
                    <draw:polygon draw:style-name="gr593" draw:text-style-name="P6" draw:layer="layout" svg:width="2.164cm" svg:height="4.294cm" svg:x="14.005cm" svg:y="6.078cm" svg:viewBox="0 0 2165 4295" draw:points="0,3790 0,505 1083,0 2165,505 2165,3790 1083,4295">
                      <text:p/>
                    </draw:polygon>
                  </draw:g>
                  <draw:g>
                    <draw:polygon draw:style-name="gr594" draw:text-style-name="P35" draw:layer="layout" svg:width="0.54cm" svg:height="0.252cm" svg:x="14.276cm" svg:y="6.457cm" svg:viewBox="0 0 541 253" draw:points="271,0 541,126 271,253 0,126">
                      <text:p/>
                    </draw:polygon>
                    <draw:line draw:style-name="gr595" draw:text-style-name="P3" draw:layer="layout" svg:x1="14.377cm" svg:y1="6.536cm" svg:x2="14.648cm" svg:y2="6.662cm">
                      <text:p/>
                    </draw:line>
                    <draw:line draw:style-name="gr596" draw:text-style-name="P3" draw:layer="layout" svg:x1="14.343cm" svg:y1="6.552cm" svg:x2="14.614cm" svg:y2="6.678cm">
                      <text:p/>
                    </draw:line>
                    <draw:line draw:style-name="gr597" draw:text-style-name="P3" draw:layer="layout" svg:x1="14.31cm" svg:y1="6.568cm" svg:x2="14.581cm" svg:y2="6.694cm">
                      <text:p/>
                    </draw:line>
                    <draw:line draw:style-name="gr598" draw:text-style-name="P3" draw:layer="layout" svg:x1="14.513cm" svg:y1="6.473cm" svg:x2="14.784cm" svg:y2="6.599cm">
                      <text:p/>
                    </draw:line>
                    <draw:line draw:style-name="gr599" draw:text-style-name="P3" draw:layer="layout" svg:x1="14.479cm" svg:y1="6.489cm" svg:x2="14.75cm" svg:y2="6.615cm">
                      <text:p/>
                    </draw:line>
                    <draw:line draw:style-name="gr600" draw:text-style-name="P3" draw:layer="layout" svg:x1="14.445cm" svg:y1="6.504cm" svg:x2="14.716cm" svg:y2="6.63cm">
                      <text:p/>
                    </draw:line>
                    <draw:line draw:style-name="gr601" draw:text-style-name="P3" draw:layer="layout" svg:x1="14.411cm" svg:y1="6.52cm" svg:x2="14.682cm" svg:y2="6.646cm">
                      <text:p/>
                    </draw:line>
                  </draw:g>
                  <draw:g>
                    <draw:polygon draw:style-name="gr602" draw:text-style-name="P35" draw:layer="layout" svg:width="0.54cm" svg:height="0.252cm" svg:x="14.817cm" svg:y="6.204cm" svg:viewBox="0 0 541 253" draw:points="271,0 541,126 271,253 0,126">
                      <text:p/>
                    </draw:polygon>
                    <draw:line draw:style-name="gr603" draw:text-style-name="P3" draw:layer="layout" svg:x1="14.919cm" svg:y1="6.283cm" svg:x2="15.19cm" svg:y2="6.409cm">
                      <text:p/>
                    </draw:line>
                    <draw:line draw:style-name="gr604" draw:text-style-name="P3" draw:layer="layout" svg:x1="14.885cm" svg:y1="6.299cm" svg:x2="15.156cm" svg:y2="6.425cm">
                      <text:p/>
                    </draw:line>
                    <draw:line draw:style-name="gr605" draw:text-style-name="P3" draw:layer="layout" svg:x1="14.851cm" svg:y1="6.315cm" svg:x2="15.122cm" svg:y2="6.441cm">
                      <text:p/>
                    </draw:line>
                    <draw:line draw:style-name="gr606" draw:text-style-name="P3" draw:layer="layout" svg:x1="15.054cm" svg:y1="6.22cm" svg:x2="15.325cm" svg:y2="6.346cm">
                      <text:p/>
                    </draw:line>
                    <draw:line draw:style-name="gr607" draw:text-style-name="P3" draw:layer="layout" svg:x1="15.02cm" svg:y1="6.236cm" svg:x2="15.291cm" svg:y2="6.362cm">
                      <text:p/>
                    </draw:line>
                    <draw:line draw:style-name="gr608" draw:text-style-name="P3" draw:layer="layout" svg:x1="14.986cm" svg:y1="6.252cm" svg:x2="15.257cm" svg:y2="6.378cm">
                      <text:p/>
                    </draw:line>
                    <draw:line draw:style-name="gr609" draw:text-style-name="P3" draw:layer="layout" svg:x1="14.953cm" svg:y1="6.267cm" svg:x2="15.224cm" svg:y2="6.393cm">
                      <text:p/>
                    </draw:line>
                  </draw:g>
                  <draw:g>
                    <draw:polygon draw:style-name="gr610" draw:text-style-name="P35" draw:layer="layout" svg:width="0.54cm" svg:height="0.252cm" svg:x="14.817cm" svg:y="6.71cm" svg:viewBox="0 0 541 253" draw:points="271,0 541,126 271,253 0,126">
                      <text:p/>
                    </draw:polygon>
                    <draw:line draw:style-name="gr611" draw:text-style-name="P3" draw:layer="layout" svg:x1="14.919cm" svg:y1="6.789cm" svg:x2="15.19cm" svg:y2="6.915cm">
                      <text:p/>
                    </draw:line>
                    <draw:line draw:style-name="gr612" draw:text-style-name="P3" draw:layer="layout" svg:x1="14.885cm" svg:y1="6.804cm" svg:x2="15.156cm" svg:y2="6.93cm">
                      <text:p/>
                    </draw:line>
                    <draw:line draw:style-name="gr613" draw:text-style-name="P3" draw:layer="layout" svg:x1="14.851cm" svg:y1="6.82cm" svg:x2="15.122cm" svg:y2="6.946cm">
                      <text:p/>
                    </draw:line>
                    <draw:line draw:style-name="gr614" draw:text-style-name="P3" draw:layer="layout" svg:x1="15.054cm" svg:y1="6.725cm" svg:x2="15.325cm" svg:y2="6.851cm">
                      <text:p/>
                    </draw:line>
                    <draw:line draw:style-name="gr615" draw:text-style-name="P3" draw:layer="layout" svg:x1="15.02cm" svg:y1="6.741cm" svg:x2="15.291cm" svg:y2="6.867cm">
                      <text:p/>
                    </draw:line>
                    <draw:line draw:style-name="gr616" draw:text-style-name="P3" draw:layer="layout" svg:x1="14.986cm" svg:y1="6.757cm" svg:x2="15.257cm" svg:y2="6.883cm">
                      <text:p/>
                    </draw:line>
                    <draw:line draw:style-name="gr617" draw:text-style-name="P3" draw:layer="layout" svg:x1="14.953cm" svg:y1="6.773cm" svg:x2="15.224cm" svg:y2="6.899cm">
                      <text:p/>
                    </draw:line>
                  </draw:g>
                  <draw:g>
                    <draw:polygon draw:style-name="gr618" draw:text-style-name="P35" draw:layer="layout" svg:width="0.54cm" svg:height="0.252cm" svg:x="15.359cm" svg:y="6.457cm" svg:viewBox="0 0 541 253" draw:points="271,0 541,126 271,253 0,126">
                      <text:p/>
                    </draw:polygon>
                    <draw:line draw:style-name="gr619" draw:text-style-name="P3" draw:layer="layout" svg:x1="15.46cm" svg:y1="6.536cm" svg:x2="15.731cm" svg:y2="6.662cm">
                      <text:p/>
                    </draw:line>
                    <draw:line draw:style-name="gr620" draw:text-style-name="P3" draw:layer="layout" svg:x1="15.426cm" svg:y1="6.552cm" svg:x2="15.697cm" svg:y2="6.678cm">
                      <text:p/>
                    </draw:line>
                    <draw:line draw:style-name="gr621" draw:text-style-name="P3" draw:layer="layout" svg:x1="15.392cm" svg:y1="6.568cm" svg:x2="15.663cm" svg:y2="6.694cm">
                      <text:p/>
                    </draw:line>
                    <draw:line draw:style-name="gr622" draw:text-style-name="P3" draw:layer="layout" svg:x1="15.595cm" svg:y1="6.473cm" svg:x2="15.866cm" svg:y2="6.599cm">
                      <text:p/>
                    </draw:line>
                    <draw:line draw:style-name="gr623" draw:text-style-name="P3" draw:layer="layout" svg:x1="15.561cm" svg:y1="6.489cm" svg:x2="15.832cm" svg:y2="6.615cm">
                      <text:p/>
                    </draw:line>
                    <draw:line draw:style-name="gr624" draw:text-style-name="P3" draw:layer="layout" svg:x1="15.528cm" svg:y1="6.504cm" svg:x2="15.799cm" svg:y2="6.63cm">
                      <text:p/>
                    </draw:line>
                    <draw:line draw:style-name="gr625" draw:text-style-name="P3" draw:layer="layout" svg:x1="15.494cm" svg:y1="6.52cm" svg:x2="15.765cm" svg:y2="6.646cm">
                      <text:p/>
                    </draw:line>
                  </draw:g>
                </draw:g>
              </draw:g>
              <draw:g>
                <draw:g>
                  <draw:polygon draw:style-name="gr626" draw:text-style-name="P41" draw:layer="layout" svg:width="0.219cm" svg:height="0.396cm" svg:x="15.45cm" svg:y="9.21cm" svg:viewBox="0 0 220 397" draw:points="0,397 0,132 220,0 220,264">
                    <text:p/>
                  </draw:polygon>
                  <draw:polygon draw:style-name="gr627" draw:text-style-name="P42" draw:layer="layout" svg:width="0.219cm" svg:height="0.396cm" svg:x="15.23cm" svg:y="9.21cm" svg:viewBox="0 0 220 397" draw:points="0,264 0,0 220,132 220,397">
                    <text:p/>
                  </draw:polygon>
                  <draw:polygon draw:style-name="gr628" draw:text-style-name="P43" draw:layer="layout" svg:width="0.439cm" svg:height="0.263cm" svg:x="15.23cm" svg:y="9.078cm" svg:viewBox="0 0 440 264" draw:points="220,264 0,132 220,0 440,132">
                    <text:p/>
                  </draw:polygon>
                </draw:g>
                <draw:g>
                  <draw:polygon draw:style-name="gr629" draw:text-style-name="P41" draw:layer="layout" svg:width="0.219cm" svg:height="0.396cm" svg:x="15.12cm" svg:y="9.805cm" svg:viewBox="0 0 220 397" draw:points="0,397 0,132 220,0 220,264">
                    <text:p/>
                  </draw:polygon>
                  <draw:polygon draw:style-name="gr630" draw:text-style-name="P42" draw:layer="layout" svg:width="0.219cm" svg:height="0.396cm" svg:x="14.9cm" svg:y="9.805cm" svg:viewBox="0 0 220 397" draw:points="0,264 0,0 220,132 220,397">
                    <text:p/>
                  </draw:polygon>
                  <draw:polygon draw:style-name="gr631" draw:text-style-name="P43" draw:layer="layout" svg:width="0.439cm" svg:height="0.263cm" svg:x="14.9cm" svg:y="9.673cm" svg:viewBox="0 0 440 264" draw:points="220,264 0,132 220,0 440,132">
                    <text:p/>
                  </draw:polygon>
                </draw:g>
                <draw:g>
                  <draw:polygon draw:style-name="gr632" draw:text-style-name="P41" draw:layer="layout" svg:width="0.219cm" svg:height="0.396cm" svg:x="15.78cm" svg:y="9.805cm" svg:viewBox="0 0 220 397" draw:points="0,397 0,132 220,0 220,264">
                    <text:p/>
                  </draw:polygon>
                  <draw:polygon draw:style-name="gr633" draw:text-style-name="P42" draw:layer="layout" svg:width="0.219cm" svg:height="0.396cm" svg:x="15.56cm" svg:y="9.805cm" svg:viewBox="0 0 220 397" draw:points="0,264 0,0 220,132 220,397">
                    <text:p/>
                  </draw:polygon>
                  <draw:polygon draw:style-name="gr634" draw:text-style-name="P43" draw:layer="layout" svg:width="0.439cm" svg:height="0.263cm" svg:x="15.56cm" svg:y="9.673cm" svg:viewBox="0 0 440 264" draw:points="220,264 0,132 220,0 440,132">
                    <text:p/>
                  </draw:polygon>
                </draw:g>
                <draw:g>
                  <draw:polygon draw:style-name="gr635" draw:text-style-name="P41" draw:layer="layout" svg:width="0.219cm" svg:height="0.396cm" svg:x="15.45cm" svg:y="10.003cm" svg:viewBox="0 0 220 397" draw:points="0,397 0,132 220,0 220,264">
                    <text:p/>
                  </draw:polygon>
                  <draw:polygon draw:style-name="gr636" draw:text-style-name="P42" draw:layer="layout" svg:width="0.219cm" svg:height="0.396cm" svg:x="15.23cm" svg:y="10.003cm" svg:viewBox="0 0 220 397" draw:points="0,264 0,0 220,132 220,397">
                    <text:p/>
                  </draw:polygon>
                  <draw:polygon draw:style-name="gr637" draw:text-style-name="P43" draw:layer="layout" svg:width="0.439cm" svg:height="0.263cm" svg:x="15.23cm" svg:y="9.871cm" svg:viewBox="0 0 440 264" draw:points="220,264 0,132 220,0 440,132">
                    <text:p/>
                  </draw:polygon>
                </draw:g>
                <draw:g>
                  <draw:polygon draw:style-name="gr638" draw:text-style-name="P41" draw:layer="layout" svg:width="0.219cm" svg:height="0.396cm" svg:x="15.78cm" svg:y="9.409cm" svg:viewBox="0 0 220 397" draw:points="0,397 0,132 220,0 220,264">
                    <text:p/>
                  </draw:polygon>
                  <draw:polygon draw:style-name="gr639" draw:text-style-name="P42" draw:layer="layout" svg:width="0.219cm" svg:height="0.396cm" svg:x="15.56cm" svg:y="9.409cm" svg:viewBox="0 0 220 397" draw:points="0,264 0,0 220,132 220,397">
                    <text:p/>
                  </draw:polygon>
                  <draw:polygon draw:style-name="gr640" draw:text-style-name="P43" draw:layer="layout" svg:width="0.439cm" svg:height="0.263cm" svg:x="15.56cm" svg:y="9.276cm" svg:viewBox="0 0 440 264" draw:points="220,264 0,132 220,0 440,132">
                    <text:p/>
                  </draw:polygon>
                </draw:g>
                <draw:g>
                  <draw:polygon draw:style-name="gr641" draw:text-style-name="P41" draw:layer="layout" svg:width="0.219cm" svg:height="0.396cm" svg:x="15.12cm" svg:y="9.409cm" svg:viewBox="0 0 220 397" draw:points="0,397 0,132 220,0 220,264">
                    <text:p/>
                  </draw:polygon>
                  <draw:polygon draw:style-name="gr642" draw:text-style-name="P42" draw:layer="layout" svg:width="0.219cm" svg:height="0.396cm" svg:x="14.9cm" svg:y="9.409cm" svg:viewBox="0 0 220 397" draw:points="0,264 0,0 220,132 220,397">
                    <text:p/>
                  </draw:polygon>
                  <draw:polygon draw:style-name="gr643" draw:text-style-name="P43" draw:layer="layout" svg:width="0.439cm" svg:height="0.263cm" svg:x="14.9cm" svg:y="9.276cm" svg:viewBox="0 0 440 264" draw:points="220,264 0,132 220,0 440,132">
                    <text:p/>
                  </draw:polygon>
                </draw:g>
                <draw:g>
                  <draw:polygon draw:style-name="gr644" draw:text-style-name="P41" draw:layer="layout" svg:width="0.219cm" svg:height="0.396cm" svg:x="15.45cm" svg:y="9.607cm" svg:viewBox="0 0 220 397" draw:points="0,397 0,132 220,0 220,264">
                    <text:p/>
                  </draw:polygon>
                  <draw:polygon draw:style-name="gr645" draw:text-style-name="P42" draw:layer="layout" svg:width="0.219cm" svg:height="0.396cm" svg:x="15.23cm" svg:y="9.607cm" svg:viewBox="0 0 220 397" draw:points="0,264 0,0 220,132 220,397">
                    <text:p/>
                  </draw:polygon>
                  <draw:polygon draw:style-name="gr646" draw:text-style-name="P43" draw:layer="layout" svg:width="0.439cm" svg:height="0.263cm" svg:x="15.23cm" svg:y="9.475cm" svg:viewBox="0 0 440 264" draw:points="220,264 0,132 220,0 440,132">
                    <text:p/>
                  </draw:polygon>
                </draw:g>
                <draw:polygon draw:style-name="gr647" draw:text-style-name="P6" draw:layer="layout" svg:width="1.099cm" svg:height="1.321cm" svg:x="14.9cm" svg:y="9.078cm" svg:viewBox="0 0 1100 1322" draw:points="0,992 0,727 110,661 0,595 0,331 220,198 330,264 330,132 550,0 770,132 770,264 880,198 1100,331 1100,595 990,661 1100,727 1100,992 880,1124 770,1058 770,1190 550,1322 330,1190 330,1058 220,1124">
                  <text:p/>
                </draw:polygon>
              </draw:g>
            </draw:g>
            <draw:frame draw:style-name="gr648" draw:text-style-name="P23" draw:layer="layout" svg:width="1.882cm" svg:height="0.963cm" svg:x="14.123cm" svg:y="5.115cm">
              <draw:text-box>
                <text:p text:style-name="P22">Compute</text:p>
                <text:p text:style-name="P22">Cluster</text:p>
              </draw:text-box>
            </draw:frame>
          </draw:g>
          <draw:custom-shape draw:style-name="gr649" draw:text-style-name="P45" xml:id="id2" draw:id="id2" draw:layer="layout" svg:width="4.2cm" svg:height="2.2cm" svg:x="6.4cm" svg:y="14.6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44"><text:span text:style-name="T1">BIH Research</text:span></text:p>
            <text:p text:style-name="P44"><text:span text:style-name="T1">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50" draw:text-style-name="P46" draw:layer="layout" draw:type="line" svg:x1="6.291cm" svg:y1="13.6cm" svg:x2="7.03cm" svg:y2="14.894cm" draw:start-shape="id1" draw:end-shape="id2" draw:end-glue-point="34" svg:d="M6291 13600l739 1294" svg:viewBox="0 0 740 1295">
            <text:p/>
          </draw:connector>
          <draw:connector draw:style-name="gr650" draw:text-style-name="P46" draw:layer="layout" draw:type="line" svg:x1="13.034cm" svg:y1="13.104cm" svg:x2="10.18cm" svg:y2="14.894cm" draw:start-shape="id3" draw:start-glue-point="3" draw:end-shape="id2" draw:end-glue-point="19" svg:d="M13034 13104l-2854 1790" svg:viewBox="0 0 2855 1791">
            <text:p/>
          </draw:connector>
          <draw:frame draw:style-name="gr651" draw:text-style-name="P23" draw:layer="layout" svg:width="1.687cm" svg:height="0.607cm" svg:x="10.1cm" svg:y="12.6cm">
            <draw:text-box>
              <text:p text:style-name="P22">Firewall</text:p>
            </draw:text-box>
          </draw:frame>
          <draw:custom-shape draw:style-name="gr652" draw:text-style-name="P45" draw:layer="layout" svg:width="2.654cm" svg:height="2.005cm" svg:x="16.2cm" svg:y="1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44"><text:span text:style-name="T1">Cluster</text:span></text:p>
            <text:p text:style-name="P44"><text:span text:style-name="T1">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53" draw:text-style-name="P46" draw:layer="layout" draw:type="line" svg:x1="16.023cm" svg:y1="12.13cm" svg:x2="14.612cm" svg:y2="12.211cm" svg:d="M16023 12130l-1411 81" svg:viewBox="0 0 1412 82">
            <text:p/>
          </draw:connector>
          <draw:connector draw:style-name="gr653" draw:text-style-name="P46" draw:layer="layout" draw:type="line" svg:x1="18.18cm" svg:y1="12.971cm" svg:x2="18.723cm" svg:y2="13.5cm" svg:d="M18180 12971l543 529" svg:viewBox="0 0 544 530">
            <text:p/>
          </draw:connector>
          <draw:connector draw:style-name="gr653" draw:text-style-name="P46" draw:layer="layout" draw:type="line" svg:x1="18.981cm" svg:y1="11.438cm" svg:x2="20.052cm" svg:y2="11.017cm" svg:d="M18981 11438l1071-421" svg:viewBox="0 0 1072 422">
            <text:p/>
          </draw:connector>
          <draw:connector draw:style-name="gr653" draw:text-style-name="P46" draw:layer="layout" draw:type="line" svg:x1="16.47cm" svg:y1="10.99cm" svg:x2="15.616cm" svg:y2="10.488cm" svg:d="M16470 10990l-854-502" svg:viewBox="0 0 855 503">
            <text:p/>
          </draw:connector>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 svg:font-family="'Arial Narrow'" style:font-adornments="Bold Italic"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ormen" draw:style="rectangular" draw:cx="50%" draw:cy="50%" draw:start-color="#cccccc" draw:end-color="#ffffff" draw:start-intensity="100%" draw:end-intensity="100%" draw:angle="0" draw:border="0%"/>
    <draw:gradient draw:name="Gradient_20_12" draw:display-name="Gradient 12" draw:style="linear" draw:start-color="#3465a4" draw:end-color="#ffffff" draw:start-intensity="100%" draw:end-intensity="100%" draw:angle="0" draw:border="0%"/>
    <draw:gradient draw:name="Gradient_20_13" draw:display-name="Gradient 13" draw:style="axial" draw:start-color="#fef8f1" draw:end-color="#fddebb" draw:start-intensity="100%" draw:end-intensity="100%" draw:angle="900" draw:border="0%"/>
    <draw:gradient draw:name="Greyscale_20_Linear_20_T" draw:display-name="Greyscale Linear T" draw:style="linear" draw:start-color="#000000" draw:end-color="#ffffff" draw:start-intensity="100%" draw:end-intensity="100%" draw:angle="0" draw:border="1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R" draw:display-name="Light Grey Linear R" draw:style="linear" draw:start-color="#b3b3b3" draw:end-color="#e5e5e5" draw:start-intensity="100%" draw:end-intensity="100%" draw:angle="27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Purple_20_Linear_20_L" draw:display-name="Light Purple Linear L" draw:style="linear" draw:start-color="#c893c7" draw:end-color="#f4e9f3" draw:start-intensity="100%" draw:end-intensity="100%" draw:angle="900" draw:border="10%"/>
    <draw:gradient draw:name="Light_20_Purple_20_Linear_20_T" draw:display-name="Light Purple Linear T" draw:style="linear" draw:start-color="#c893c7" draw:end-color="#f4e9f3" draw:start-intensity="100%" draw:end-intensity="100%" draw:angle="0" draw:border="10%"/>
    <draw:gradient draw:name="Light_20_Purple_20_Square_20_BR" draw:display-name="Light Purple Square BR" draw:style="square" draw:cx="30%" draw:cy="30%" draw:start-color="#c893c7" draw:end-color="#f4e9f3"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gradient draw:name="VRT_20_Light_20_Axial_20_V" draw:display-name="VRT Light Axial V" draw:style="axial" draw:start-color="#7fb9dd" draw:end-color="#0073bc" draw:start-intensity="100%" draw:end-intensity="100%" draw:angle="0" draw:border="0%"/>
    <draw:gradient draw:name="VRT_20_Light_20_Radial" draw:display-name="VRT Light Radial" draw:style="radial" draw:cx="50%" draw:cy="50%" draw:start-color="#0073bc" draw:end-color="#7fb9dd" draw:start-intensity="100%" draw:end-intensity="100%" draw:border="0%"/>
    <draw:hatch draw:name="Hatching_20_2" draw:display-name="Hatching 2"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cm" draw:dots2="1" draw:dots2-length="0.05cm" draw:distance="0.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07T20:15:13.443000000</meta:creation-date>
    <dc:date>2020-04-07T20:40:02.179000000</dc:date>
    <meta:editing-duration>PT3M5S</meta:editing-duration>
    <meta:editing-cycles>1</meta:editing-cycles>
    <meta:document-statistic meta:object-count="733"/>
    <meta:generator>LibreOffice/6.2.5.2$Windows_X86_64 LibreOffice_project/1ec314fa52f458adc18c4f025c545a4e8b22c159</meta:generator>
  </office:meta>
</office:document-meta>
</file>